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291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5.696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2.688cm"/>
    </style:style>
    <style:style style:name="co10" style:family="table-column">
      <style:table-column-properties fo:break-before="auto" style:column-width="2.076cm"/>
    </style:style>
    <style:style style:name="co11" style:family="table-column">
      <style:table-column-properties fo:break-before="auto" style:column-width="1.7cm"/>
    </style:style>
    <style:style style:name="ro1" style:family="table-row">
      <style:table-row-properties style:row-height="1.228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in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1" table:number-columns-repeated="2" table:default-cell-style-name="ce2"/>
        <table:table-column table:style-name="co11" table:number-columns-repeated="2" table:default-cell-style-name="ce2"/>
        <table:table-column table:style-name="co1" table:number-columns-repeated="43" table:default-cell-style-name="ce2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rmour</text:p>
          </table:table-cell>
          <table:table-cell office:value-type="string" calcext:value-type="string">
            <text:p>Sheath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conductor_material</text:p>
          </table:table-cell>
          <table:table-cell office:value-type="string" calcext:value-type="string">
            <text:p>insulation_material</text:p>
          </table:table-cell>
          <table:table-cell office:value-type="string" calcext:value-type="string">
            <text:p>conductor_cross_section</text:p>
          </table:table-cell>
          <table:table-cell office:value-type="string" calcext:value-type="string">
            <text:p>neutral_xsec</text:p>
          </table:table-cell>
          <table:table-cell office:value-type="string" calcext:value-type="string">
            <text:p>type_of_cable</text:p>
          </table:table-cell>
          <table:table-cell office:value-type="string" calcext:value-type="string">
            <text:p>x_ohm_per_km</text:p>
          </table:table-cell>
          <table:table-cell office:value-type="string" calcext:value-type="string">
            <text:p>c_nf_per_km</text:p>
          </table:table-cell>
          <table:table-cell office:value-type="string" calcext:value-type="string">
            <text:p>armour_material</text:p>
          </table:table-cell>
          <table:table-cell office:value-type="string" calcext:value-type="string">
            <text:p>armour_cross_section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2x&quot;&amp;[.A2]&amp;&quot; Y&quot;" office:value-type="string" office:string-value="2x1.5 Y" calcext:value-type="string">
            <text:p>2x1.5 Y</text:p>
          </table:table-cell>
          <table:table-cell table:number-columns-repeated="6"/>
          <table:table-cell table:formula="of:=[.C2]" office:value-type="string" office:string-value="2x1.5 Y" calcext:value-type="string">
            <text:p>2x1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2]" office:value-type="string" office:string-value="2x1.5 Y" calcext:value-type="string">
            <text:p>2x1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2]" office:value-type="float" office:value="1.5" calcext:value-type="float">
            <text:p>1.5</text:p>
          </table:table-cell>
          <table:table-cell table:formula="of:=ROUND([.B2]/[.A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2x&quot;&amp;[.A3]&amp;&quot; Y&quot;" office:value-type="string" office:string-value="2x2.5 Y" calcext:value-type="string">
            <text:p>2x2.5 Y</text:p>
          </table:table-cell>
          <table:table-cell table:number-columns-repeated="6"/>
          <table:table-cell table:formula="of:=[.C3]" office:value-type="string" office:string-value="2x2.5 Y" calcext:value-type="string">
            <text:p>2x2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3]" office:value-type="string" office:string-value="2x2.5 Y" calcext:value-type="string">
            <text:p>2x2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3]" office:value-type="float" office:value="2.5" calcext:value-type="float">
            <text:p>2.5</text:p>
          </table:table-cell>
          <table:table-cell table:formula="of:=ROUND([.B3]/[.A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2x&quot;&amp;[.A4]&amp;&quot; Y&quot;" office:value-type="string" office:string-value="2x4 Y" calcext:value-type="string">
            <text:p>2x4 Y</text:p>
          </table:table-cell>
          <table:table-cell table:number-columns-repeated="6"/>
          <table:table-cell table:formula="of:=[.C4]" office:value-type="string" office:string-value="2x4 Y" calcext:value-type="string">
            <text:p>2x4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4]" office:value-type="string" office:string-value="2x4 Y" calcext:value-type="string">
            <text:p>2x4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4]" office:value-type="float" office:value="4" calcext:value-type="float">
            <text:p>4</text:p>
          </table:table-cell>
          <table:table-cell table:formula="of:=ROUND([.B4]/[.A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5]&amp;&quot; Y&quot;" office:value-type="string" office:string-value="2x6 Y" calcext:value-type="string">
            <text:p>2x6 Y</text:p>
          </table:table-cell>
          <table:table-cell table:number-columns-repeated="6"/>
          <table:table-cell table:formula="of:=[.C5]" office:value-type="string" office:string-value="2x6 Y" calcext:value-type="string">
            <text:p>2x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5]" office:value-type="string" office:string-value="2x6 Y" calcext:value-type="string">
            <text:p>2x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5]" office:value-type="float" office:value="6" calcext:value-type="float">
            <text:p>6</text:p>
          </table:table-cell>
          <table:table-cell table:formula="of:=ROUND([.B5]/[.A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6]&amp;&quot; Y&quot;" office:value-type="string" office:string-value="2x10 Y" calcext:value-type="string">
            <text:p>2x10 Y</text:p>
          </table:table-cell>
          <table:table-cell table:number-columns-repeated="6"/>
          <table:table-cell table:formula="of:=[.C6]" office:value-type="string" office:string-value="2x10 Y" calcext:value-type="string">
            <text:p>2x10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6]" office:value-type="string" office:string-value="2x10 Y" calcext:value-type="string">
            <text:p>2x10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6]" office:value-type="float" office:value="10" calcext:value-type="float">
            <text:p>10</text:p>
          </table:table-cell>
          <table:table-cell table:formula="of:=ROUND([.B6]/[.A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7]&amp;&quot; Y&quot;" office:value-type="string" office:string-value="2x16 Y" calcext:value-type="string">
            <text:p>2x16 Y</text:p>
          </table:table-cell>
          <table:table-cell table:number-columns-repeated="6"/>
          <table:table-cell table:formula="of:=[.C7]" office:value-type="string" office:string-value="2x16 Y" calcext:value-type="string">
            <text:p>2x1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7]" office:value-type="string" office:string-value="2x16 Y" calcext:value-type="string">
            <text:p>2x1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7]" office:value-type="float" office:value="16" calcext:value-type="float">
            <text:p>16</text:p>
          </table:table-cell>
          <table:table-cell table:formula="of:=ROUND([.B7]/[.A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8]&amp;&quot; Y&quot;" office:value-type="string" office:string-value="2x25 Y" calcext:value-type="string">
            <text:p>2x25 Y</text:p>
          </table:table-cell>
          <table:table-cell table:number-columns-repeated="6"/>
          <table:table-cell table:formula="of:=[.C8]" office:value-type="string" office:string-value="2x25 Y" calcext:value-type="string">
            <text:p>2x2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8]" office:value-type="string" office:string-value="2x25 Y" calcext:value-type="string">
            <text:p>2x2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8]" office:value-type="float" office:value="25" calcext:value-type="float">
            <text:p>25</text:p>
          </table:table-cell>
          <table:table-cell table:formula="of:=ROUND([.B8]/[.A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4x&quot;&amp;[.A9]&amp;&quot; Y&quot;" office:value-type="string" office:string-value="4x1.5 Y" calcext:value-type="string">
            <text:p>4x1.5 Y</text:p>
          </table:table-cell>
          <table:table-cell table:number-columns-repeated="6"/>
          <table:table-cell table:formula="of:=[.C9]" office:value-type="string" office:string-value="4x1.5 Y" calcext:value-type="string">
            <text:p>4x1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9]" office:value-type="string" office:string-value="4x1.5 Y" calcext:value-type="string">
            <text:p>4x1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9]" office:value-type="float" office:value="1.5" calcext:value-type="float">
            <text:p>1.5</text:p>
          </table:table-cell>
          <table:table-cell table:formula="of:=ROUND([.B9]/[.A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4x&quot;&amp;[.A10]&amp;&quot; Y&quot;" office:value-type="string" office:string-value="4x2.5 Y" calcext:value-type="string">
            <text:p>4x2.5 Y</text:p>
          </table:table-cell>
          <table:table-cell table:number-columns-repeated="6"/>
          <table:table-cell table:formula="of:=[.C10]" office:value-type="string" office:string-value="4x2.5 Y" calcext:value-type="string">
            <text:p>4x2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0]" office:value-type="string" office:string-value="4x2.5 Y" calcext:value-type="string">
            <text:p>4x2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0]" office:value-type="float" office:value="2.5" calcext:value-type="float">
            <text:p>2.5</text:p>
          </table:table-cell>
          <table:table-cell table:formula="of:=ROUND([.B10]/[.A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4x&quot;&amp;[.A11]&amp;&quot; Y&quot;" office:value-type="string" office:string-value="4x4 Y" calcext:value-type="string">
            <text:p>4x4 Y</text:p>
          </table:table-cell>
          <table:table-cell table:number-columns-repeated="6"/>
          <table:table-cell table:formula="of:=[.C11]" office:value-type="string" office:string-value="4x4 Y" calcext:value-type="string">
            <text:p>4x4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1]" office:value-type="string" office:string-value="4x4 Y" calcext:value-type="string">
            <text:p>4x4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1]" office:value-type="float" office:value="4" calcext:value-type="float">
            <text:p>4</text:p>
          </table:table-cell>
          <table:table-cell table:formula="of:=ROUND([.B11]/[.A1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4x&quot;&amp;[.A12]&amp;&quot; Y&quot;" office:value-type="string" office:string-value="4x6 Y" calcext:value-type="string">
            <text:p>4x6 Y</text:p>
          </table:table-cell>
          <table:table-cell table:number-columns-repeated="6"/>
          <table:table-cell table:formula="of:=[.C12]" office:value-type="string" office:string-value="4x6 Y" calcext:value-type="string">
            <text:p>4x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2]" office:value-type="string" office:string-value="4x6 Y" calcext:value-type="string">
            <text:p>4x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2]" office:value-type="float" office:value="6" calcext:value-type="float">
            <text:p>6</text:p>
          </table:table-cell>
          <table:table-cell table:formula="of:=ROUND([.B12]/[.A1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4x&quot;&amp;[.A13]&amp;&quot; Y&quot;" office:value-type="string" office:string-value="4x10 Y" calcext:value-type="string">
            <text:p>4x10 Y</text:p>
          </table:table-cell>
          <table:table-cell table:number-columns-repeated="6"/>
          <table:table-cell table:formula="of:=[.C13]" office:value-type="string" office:string-value="4x10 Y" calcext:value-type="string">
            <text:p>4x10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3]" office:value-type="string" office:string-value="4x10 Y" calcext:value-type="string">
            <text:p>4x10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3]" office:value-type="float" office:value="10" calcext:value-type="float">
            <text:p>10</text:p>
          </table:table-cell>
          <table:table-cell table:formula="of:=ROUND([.B13]/[.A1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14]&amp;&quot; Y&quot;" office:value-type="string" office:string-value="4x16 Y" calcext:value-type="string">
            <text:p>4x16 Y</text:p>
          </table:table-cell>
          <table:table-cell table:number-columns-repeated="6"/>
          <table:table-cell table:formula="of:=[.C14]" office:value-type="string" office:string-value="4x16 Y" calcext:value-type="string">
            <text:p>4x1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4]" office:value-type="string" office:string-value="4x16 Y" calcext:value-type="string">
            <text:p>4x1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4]" office:value-type="float" office:value="16" calcext:value-type="float">
            <text:p>16</text:p>
          </table:table-cell>
          <table:table-cell table:formula="of:=ROUND([.B14]/[.A1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table:number-columns-repeated="2"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15]&amp;&quot; Y&quot;" office:value-type="string" office:string-value="4x25 Y" calcext:value-type="string">
            <text:p>4x25 Y</text:p>
          </table:table-cell>
          <table:table-cell table:number-columns-repeated="6"/>
          <table:table-cell table:formula="of:=[.C15]" office:value-type="string" office:string-value="4x25 Y" calcext:value-type="string">
            <text:p>4x2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5]" office:value-type="string" office:string-value="4x25 Y" calcext:value-type="string">
            <text:p>4x2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5]" office:value-type="float" office:value="25" calcext:value-type="float">
            <text:p>25</text:p>
          </table:table-cell>
          <table:table-cell table:formula="of:=ROUND([.B15]/[.A1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2x&quot;&amp;[.A16]&amp;&quot; 2XY&quot;" office:value-type="string" office:string-value="2x4 2XY" calcext:value-type="string">
            <text:p>2x4 2XY</text:p>
          </table:table-cell>
          <table:table-cell table:number-columns-repeated="6"/>
          <table:table-cell table:formula="of:=[.C16]" office:value-type="string" office:string-value="2x4 2XY" calcext:value-type="string">
            <text:p>2x4 2XY</text:p>
          </table:table-cell>
          <table:table-cell office:value-type="string" calcext:value-type="string">
            <text:p>Copper XLPE Cables</text:p>
          </table:table-cell>
          <table:table-cell table:formula="of:=[.J16]" office:value-type="string" office:string-value="2x4 2XY" calcext:value-type="string">
            <text:p>2x4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]" office:value-type="float" office:value="4" calcext:value-type="float">
            <text:p>4</text:p>
          </table:table-cell>
          <table:table-cell table:formula="of:=ROUND([.B16]/[.A1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2x&quot;&amp;[.A17]&amp;&quot; 2XY&quot;" office:value-type="string" office:string-value="2x6 2XY" calcext:value-type="string">
            <text:p>2x6 2XY</text:p>
          </table:table-cell>
          <table:table-cell table:number-columns-repeated="6"/>
          <table:table-cell table:formula="of:=[.C17]" office:value-type="string" office:string-value="2x6 2XY" calcext:value-type="string">
            <text:p>2x6 2XY</text:p>
          </table:table-cell>
          <table:table-cell office:value-type="string" calcext:value-type="string">
            <text:p>Copper XLPE Cables</text:p>
          </table:table-cell>
          <table:table-cell table:formula="of:=[.J17]" office:value-type="string" office:string-value="2x6 2XY" calcext:value-type="string">
            <text:p>2x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]" office:value-type="float" office:value="6" calcext:value-type="float">
            <text:p>6</text:p>
          </table:table-cell>
          <table:table-cell table:formula="of:=ROUND([.B17]/[.A1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2x&quot;&amp;[.A18]&amp;&quot; 2XY&quot;" office:value-type="string" office:string-value="2x10 2XY" calcext:value-type="string">
            <text:p>2x10 2XY</text:p>
          </table:table-cell>
          <table:table-cell table:number-columns-repeated="6"/>
          <table:table-cell table:formula="of:=[.C18]" office:value-type="string" office:string-value="2x10 2XY" calcext:value-type="string">
            <text:p>2x10 2XY</text:p>
          </table:table-cell>
          <table:table-cell office:value-type="string" calcext:value-type="string">
            <text:p>Copper XLPE Cables</text:p>
          </table:table-cell>
          <table:table-cell table:formula="of:=[.J18]" office:value-type="string" office:string-value="2x10 2XY" calcext:value-type="string">
            <text:p>2x1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]" office:value-type="float" office:value="10" calcext:value-type="float">
            <text:p>10</text:p>
          </table:table-cell>
          <table:table-cell table:formula="of:=ROUND([.B18]/[.A1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2x&quot;&amp;[.A19]&amp;&quot; 2XY&quot;" office:value-type="string" office:string-value="2x16 2XY" calcext:value-type="string">
            <text:p>2x16 2XY</text:p>
          </table:table-cell>
          <table:table-cell table:number-columns-repeated="6"/>
          <table:table-cell table:formula="of:=[.C19]" office:value-type="string" office:string-value="2x16 2XY" calcext:value-type="string">
            <text:p>2x16 2XY</text:p>
          </table:table-cell>
          <table:table-cell office:value-type="string" calcext:value-type="string">
            <text:p>Copper XLPE Cables</text:p>
          </table:table-cell>
          <table:table-cell table:formula="of:=[.J19]" office:value-type="string" office:string-value="2x16 2XY" calcext:value-type="string">
            <text:p>2x1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]" office:value-type="float" office:value="16" calcext:value-type="float">
            <text:p>16</text:p>
          </table:table-cell>
          <table:table-cell table:formula="of:=ROUND([.B19]/[.A1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2x&quot;&amp;[.A20]&amp;&quot; 2XY&quot;" office:value-type="string" office:string-value="2x25 2XY" calcext:value-type="string">
            <text:p>2x25 2XY</text:p>
          </table:table-cell>
          <table:table-cell table:number-columns-repeated="6"/>
          <table:table-cell table:formula="of:=[.C20]" office:value-type="string" office:string-value="2x25 2XY" calcext:value-type="string">
            <text:p>2x25 2XY</text:p>
          </table:table-cell>
          <table:table-cell office:value-type="string" calcext:value-type="string">
            <text:p>Copper XLPE Cables</text:p>
          </table:table-cell>
          <table:table-cell table:formula="of:=[.J20]" office:value-type="string" office:string-value="2x25 2XY" calcext:value-type="string">
            <text:p>2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]" office:value-type="float" office:value="25" calcext:value-type="float">
            <text:p>25</text:p>
          </table:table-cell>
          <table:table-cell table:formula="of:=ROUND([.B20]/[.A2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2x&quot;&amp;[.A21]&amp;&quot; 2XY&quot;" office:value-type="string" office:string-value="2x35 2XY" calcext:value-type="string">
            <text:p>2x35 2XY</text:p>
          </table:table-cell>
          <table:table-cell table:number-columns-repeated="6"/>
          <table:table-cell table:formula="of:=[.C21]" office:value-type="string" office:string-value="2x35 2XY" calcext:value-type="string">
            <text:p>2x35 2XY</text:p>
          </table:table-cell>
          <table:table-cell office:value-type="string" calcext:value-type="string">
            <text:p>Copper XLPE Cables</text:p>
          </table:table-cell>
          <table:table-cell table:formula="of:=[.J21]" office:value-type="string" office:string-value="2x35 2XY" calcext:value-type="string">
            <text:p>2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]" office:value-type="float" office:value="35" calcext:value-type="float">
            <text:p>35</text:p>
          </table:table-cell>
          <table:table-cell table:formula="of:=ROUND([.B21]/[.A2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2x&quot;&amp;[.A22]&amp;&quot; 2XY&quot;" office:value-type="string" office:string-value="2x50 2XY" calcext:value-type="string">
            <text:p>2x50 2XY</text:p>
          </table:table-cell>
          <table:table-cell table:number-columns-repeated="6"/>
          <table:table-cell table:formula="of:=[.C22]" office:value-type="string" office:string-value="2x50 2XY" calcext:value-type="string">
            <text:p>2x50 2XY</text:p>
          </table:table-cell>
          <table:table-cell office:value-type="string" calcext:value-type="string">
            <text:p>Copper XLPE Cables</text:p>
          </table:table-cell>
          <table:table-cell table:formula="of:=[.J22]" office:value-type="string" office:string-value="2x50 2XY" calcext:value-type="string">
            <text:p>2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2]" office:value-type="float" office:value="50" calcext:value-type="float">
            <text:p>50</text:p>
          </table:table-cell>
          <table:table-cell table:formula="of:=ROUND([.B22]/[.A2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2x&quot;&amp;[.A23]&amp;&quot; 2XY&quot;" office:value-type="string" office:string-value="2x70 2XY" calcext:value-type="string">
            <text:p>2x70 2XY</text:p>
          </table:table-cell>
          <table:table-cell table:number-columns-repeated="6"/>
          <table:table-cell table:formula="of:=[.C23]" office:value-type="string" office:string-value="2x70 2XY" calcext:value-type="string">
            <text:p>2x70 2XY</text:p>
          </table:table-cell>
          <table:table-cell office:value-type="string" calcext:value-type="string">
            <text:p>Copper XLPE Cables</text:p>
          </table:table-cell>
          <table:table-cell table:formula="of:=[.J23]" office:value-type="string" office:string-value="2x70 2XY" calcext:value-type="string">
            <text:p>2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3]" office:value-type="float" office:value="70" calcext:value-type="float">
            <text:p>70</text:p>
          </table:table-cell>
          <table:table-cell table:formula="of:=ROUND([.B23]/[.A2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2x&quot;&amp;[.A24]&amp;&quot; 2XY&quot;" office:value-type="string" office:string-value="2x95 2XY" calcext:value-type="string">
            <text:p>2x95 2XY</text:p>
          </table:table-cell>
          <table:table-cell table:number-columns-repeated="6"/>
          <table:table-cell table:formula="of:=[.C24]" office:value-type="string" office:string-value="2x95 2XY" calcext:value-type="string">
            <text:p>2x95 2XY</text:p>
          </table:table-cell>
          <table:table-cell office:value-type="string" calcext:value-type="string">
            <text:p>Copper XLPE Cables</text:p>
          </table:table-cell>
          <table:table-cell table:formula="of:=[.J24]" office:value-type="string" office:string-value="2x95 2XY" calcext:value-type="string">
            <text:p>2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4]" office:value-type="float" office:value="95" calcext:value-type="float">
            <text:p>95</text:p>
          </table:table-cell>
          <table:table-cell table:formula="of:=ROUND([.B24]/[.A2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2x&quot;&amp;[.A25]&amp;&quot; 2XY&quot;" office:value-type="string" office:string-value="2x120 2XY" calcext:value-type="string">
            <text:p>2x120 2XY</text:p>
          </table:table-cell>
          <table:table-cell table:number-columns-repeated="6"/>
          <table:table-cell table:formula="of:=[.C25]" office:value-type="string" office:string-value="2x120 2XY" calcext:value-type="string">
            <text:p>2x120 2XY</text:p>
          </table:table-cell>
          <table:table-cell office:value-type="string" calcext:value-type="string">
            <text:p>Copper XLPE Cables</text:p>
          </table:table-cell>
          <table:table-cell table:formula="of:=[.J25]" office:value-type="string" office:string-value="2x120 2XY" calcext:value-type="string">
            <text:p>2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5]" office:value-type="float" office:value="120" calcext:value-type="float">
            <text:p>120</text:p>
          </table:table-cell>
          <table:table-cell table:formula="of:=ROUND([.B25]/[.A2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2x&quot;&amp;[.A26]&amp;&quot; 2XY&quot;" office:value-type="string" office:string-value="2x150 2XY" calcext:value-type="string">
            <text:p>2x150 2XY</text:p>
          </table:table-cell>
          <table:table-cell table:number-columns-repeated="6"/>
          <table:table-cell table:formula="of:=[.C26]" office:value-type="string" office:string-value="2x150 2XY" calcext:value-type="string">
            <text:p>2x150 2XY</text:p>
          </table:table-cell>
          <table:table-cell office:value-type="string" calcext:value-type="string">
            <text:p>Copper XLPE Cables</text:p>
          </table:table-cell>
          <table:table-cell table:formula="of:=[.J26]" office:value-type="string" office:string-value="2x150 2XY" calcext:value-type="string">
            <text:p>2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6]" office:value-type="float" office:value="150" calcext:value-type="float">
            <text:p>150</text:p>
          </table:table-cell>
          <table:table-cell table:formula="of:=ROUND([.B26]/[.A2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2x&quot;&amp;[.A27]&amp;&quot; 2XY&quot;" office:value-type="string" office:string-value="2x185 2XY" calcext:value-type="string">
            <text:p>2x185 2XY</text:p>
          </table:table-cell>
          <table:table-cell table:number-columns-repeated="6"/>
          <table:table-cell table:formula="of:=[.C27]" office:value-type="string" office:string-value="2x185 2XY" calcext:value-type="string">
            <text:p>2x185 2XY</text:p>
          </table:table-cell>
          <table:table-cell office:value-type="string" calcext:value-type="string">
            <text:p>Copper XLPE Cables</text:p>
          </table:table-cell>
          <table:table-cell table:formula="of:=[.J27]" office:value-type="string" office:string-value="2x185 2XY" calcext:value-type="string">
            <text:p>2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7]" office:value-type="float" office:value="185" calcext:value-type="float">
            <text:p>185</text:p>
          </table:table-cell>
          <table:table-cell table:formula="of:=ROUND([.B27]/[.A2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2x&quot;&amp;[.A28]&amp;&quot; 2XY&quot;" office:value-type="string" office:string-value="2x240 2XY" calcext:value-type="string">
            <text:p>2x240 2XY</text:p>
          </table:table-cell>
          <table:table-cell table:number-columns-repeated="6"/>
          <table:table-cell table:formula="of:=[.C28]" office:value-type="string" office:string-value="2x240 2XY" calcext:value-type="string">
            <text:p>2x240 2XY</text:p>
          </table:table-cell>
          <table:table-cell office:value-type="string" calcext:value-type="string">
            <text:p>Copper XLPE Cables</text:p>
          </table:table-cell>
          <table:table-cell table:formula="of:=[.J28]" office:value-type="string" office:string-value="2x240 2XY" calcext:value-type="string">
            <text:p>2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8]" office:value-type="float" office:value="240" calcext:value-type="float">
            <text:p>240</text:p>
          </table:table-cell>
          <table:table-cell table:formula="of:=ROUND([.B28]/[.A2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2x&quot;&amp;[.A29]&amp;&quot; 2XY&quot;" office:value-type="string" office:string-value="2x300 2XY" calcext:value-type="string">
            <text:p>2x300 2XY</text:p>
          </table:table-cell>
          <table:table-cell table:number-columns-repeated="6"/>
          <table:table-cell table:formula="of:=[.C29]" office:value-type="string" office:string-value="2x300 2XY" calcext:value-type="string">
            <text:p>2x300 2XY</text:p>
          </table:table-cell>
          <table:table-cell office:value-type="string" calcext:value-type="string">
            <text:p>Copper XLPE Cables</text:p>
          </table:table-cell>
          <table:table-cell table:formula="of:=[.J29]" office:value-type="string" office:string-value="2x300 2XY" calcext:value-type="string">
            <text:p>2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9]" office:value-type="float" office:value="300" calcext:value-type="float">
            <text:p>300</text:p>
          </table:table-cell>
          <table:table-cell table:formula="of:=ROUND([.B29]/[.A2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formula="of:=&quot;3x&quot;&amp;[.A30]&amp;&quot; 2XY&quot;" office:value-type="string" office:string-value="3x4 2XY" calcext:value-type="string">
            <text:p>3x4 2XY</text:p>
          </table:table-cell>
          <table:table-cell table:number-columns-repeated="6"/>
          <table:table-cell table:formula="of:=[.C30]" office:value-type="string" office:string-value="3x4 2XY" calcext:value-type="string">
            <text:p>3x4 2XY</text:p>
          </table:table-cell>
          <table:table-cell office:value-type="string" calcext:value-type="string">
            <text:p>Copper XLPE Cables</text:p>
          </table:table-cell>
          <table:table-cell table:formula="of:=[.J30]" office:value-type="string" office:string-value="3x4 2XY" calcext:value-type="string">
            <text:p>3x4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0]" office:value-type="float" office:value="4" calcext:value-type="float">
            <text:p>4</text:p>
          </table:table-cell>
          <table:table-cell table:formula="of:=ROUND([.B30]/[.A3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formula="of:=&quot;3x&quot;&amp;[.A31]&amp;&quot; 2XY&quot;" office:value-type="string" office:string-value="3x6 2XY" calcext:value-type="string">
            <text:p>3x6 2XY</text:p>
          </table:table-cell>
          <table:table-cell table:number-columns-repeated="6"/>
          <table:table-cell table:formula="of:=[.C31]" office:value-type="string" office:string-value="3x6 2XY" calcext:value-type="string">
            <text:p>3x6 2XY</text:p>
          </table:table-cell>
          <table:table-cell office:value-type="string" calcext:value-type="string">
            <text:p>Copper XLPE Cables</text:p>
          </table:table-cell>
          <table:table-cell table:formula="of:=[.J31]" office:value-type="string" office:string-value="3x6 2XY" calcext:value-type="string">
            <text:p>3x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1]" office:value-type="float" office:value="6" calcext:value-type="float">
            <text:p>6</text:p>
          </table:table-cell>
          <table:table-cell table:formula="of:=ROUND([.B31]/[.A3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table:formula="of:=&quot;3x&quot;&amp;[.A32]&amp;&quot; 2XY&quot;" office:value-type="string" office:string-value="3x10 2XY" calcext:value-type="string">
            <text:p>3x10 2XY</text:p>
          </table:table-cell>
          <table:table-cell table:number-columns-repeated="6"/>
          <table:table-cell table:formula="of:=[.C32]" office:value-type="string" office:string-value="3x10 2XY" calcext:value-type="string">
            <text:p>3x10 2XY</text:p>
          </table:table-cell>
          <table:table-cell office:value-type="string" calcext:value-type="string">
            <text:p>Copper XLPE Cables</text:p>
          </table:table-cell>
          <table:table-cell table:formula="of:=[.J32]" office:value-type="string" office:string-value="3x10 2XY" calcext:value-type="string">
            <text:p>3x1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2]" office:value-type="float" office:value="10" calcext:value-type="float">
            <text:p>10</text:p>
          </table:table-cell>
          <table:table-cell table:formula="of:=ROUND([.B32]/[.A3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table:formula="of:=&quot;3x&quot;&amp;[.A33]&amp;&quot; 2XY&quot;" office:value-type="string" office:string-value="3x16 2XY" calcext:value-type="string">
            <text:p>3x16 2XY</text:p>
          </table:table-cell>
          <table:table-cell table:number-columns-repeated="6"/>
          <table:table-cell table:formula="of:=[.C33]" office:value-type="string" office:string-value="3x16 2XY" calcext:value-type="string">
            <text:p>3x16 2XY</text:p>
          </table:table-cell>
          <table:table-cell office:value-type="string" calcext:value-type="string">
            <text:p>Copper XLPE Cables</text:p>
          </table:table-cell>
          <table:table-cell table:formula="of:=[.J33]" office:value-type="string" office:string-value="3x16 2XY" calcext:value-type="string">
            <text:p>3x1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3]" office:value-type="float" office:value="16" calcext:value-type="float">
            <text:p>16</text:p>
          </table:table-cell>
          <table:table-cell table:formula="of:=ROUND([.B33]/[.A3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formula="of:=&quot;3x&quot;&amp;[.A34]&amp;&quot; 2XY&quot;" office:value-type="string" office:string-value="3x25 2XY" calcext:value-type="string">
            <text:p>3x25 2XY</text:p>
          </table:table-cell>
          <table:table-cell table:number-columns-repeated="6"/>
          <table:table-cell table:formula="of:=[.C34]" office:value-type="string" office:string-value="3x25 2XY" calcext:value-type="string">
            <text:p>3x25 2XY</text:p>
          </table:table-cell>
          <table:table-cell office:value-type="string" calcext:value-type="string">
            <text:p>Copper XLPE Cables</text:p>
          </table:table-cell>
          <table:table-cell table:formula="of:=[.J34]" office:value-type="string" office:string-value="3x25 2XY" calcext:value-type="string">
            <text:p>3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4]" office:value-type="float" office:value="25" calcext:value-type="float">
            <text:p>25</text:p>
          </table:table-cell>
          <table:table-cell table:formula="of:=ROUND([.B34]/[.A3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/>
          <table:table-cell table:formula="of:=&quot;3x&quot;&amp;[.A35]&amp;&quot; 2XY&quot;" office:value-type="string" office:string-value="3x35 2XY" calcext:value-type="string">
            <text:p>3x35 2XY</text:p>
          </table:table-cell>
          <table:table-cell table:number-columns-repeated="6"/>
          <table:table-cell table:formula="of:=[.C35]" office:value-type="string" office:string-value="3x35 2XY" calcext:value-type="string">
            <text:p>3x35 2XY</text:p>
          </table:table-cell>
          <table:table-cell office:value-type="string" calcext:value-type="string">
            <text:p>Copper XLPE Cables</text:p>
          </table:table-cell>
          <table:table-cell table:formula="of:=[.J35]" office:value-type="string" office:string-value="3x35 2XY" calcext:value-type="string">
            <text:p>3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5]" office:value-type="float" office:value="35" calcext:value-type="float">
            <text:p>35</text:p>
          </table:table-cell>
          <table:table-cell table:formula="of:=ROUND([.B35]/[.A3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table-cell table:formula="of:=&quot;3x&quot;&amp;[.A36]&amp;&quot; 2XY&quot;" office:value-type="string" office:string-value="3x50 2XY" calcext:value-type="string">
            <text:p>3x50 2XY</text:p>
          </table:table-cell>
          <table:table-cell table:number-columns-repeated="6"/>
          <table:table-cell table:formula="of:=[.C36]" office:value-type="string" office:string-value="3x50 2XY" calcext:value-type="string">
            <text:p>3x50 2XY</text:p>
          </table:table-cell>
          <table:table-cell office:value-type="string" calcext:value-type="string">
            <text:p>Copper XLPE Cables</text:p>
          </table:table-cell>
          <table:table-cell table:formula="of:=[.J36]" office:value-type="string" office:string-value="3x50 2XY" calcext:value-type="string">
            <text:p>3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6]" office:value-type="float" office:value="50" calcext:value-type="float">
            <text:p>50</text:p>
          </table:table-cell>
          <table:table-cell table:formula="of:=ROUND([.B36]/[.A3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/>
          <table:table-cell table:formula="of:=&quot;3x&quot;&amp;[.A37]&amp;&quot; 2XY&quot;" office:value-type="string" office:string-value="3x70 2XY" calcext:value-type="string">
            <text:p>3x70 2XY</text:p>
          </table:table-cell>
          <table:table-cell table:number-columns-repeated="6"/>
          <table:table-cell table:formula="of:=[.C37]" office:value-type="string" office:string-value="3x70 2XY" calcext:value-type="string">
            <text:p>3x70 2XY</text:p>
          </table:table-cell>
          <table:table-cell office:value-type="string" calcext:value-type="string">
            <text:p>Copper XLPE Cables</text:p>
          </table:table-cell>
          <table:table-cell table:formula="of:=[.J37]" office:value-type="string" office:string-value="3x70 2XY" calcext:value-type="string">
            <text:p>3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7]" office:value-type="float" office:value="70" calcext:value-type="float">
            <text:p>70</text:p>
          </table:table-cell>
          <table:table-cell table:formula="of:=ROUND([.B37]/[.A3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/>
          <table:table-cell table:formula="of:=&quot;3x&quot;&amp;[.A38]&amp;&quot; 2XY&quot;" office:value-type="string" office:string-value="3x95 2XY" calcext:value-type="string">
            <text:p>3x95 2XY</text:p>
          </table:table-cell>
          <table:table-cell table:number-columns-repeated="6"/>
          <table:table-cell table:formula="of:=[.C38]" office:value-type="string" office:string-value="3x95 2XY" calcext:value-type="string">
            <text:p>3x95 2XY</text:p>
          </table:table-cell>
          <table:table-cell office:value-type="string" calcext:value-type="string">
            <text:p>Copper XLPE Cables</text:p>
          </table:table-cell>
          <table:table-cell table:formula="of:=[.J38]" office:value-type="string" office:string-value="3x95 2XY" calcext:value-type="string">
            <text:p>3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8]" office:value-type="float" office:value="95" calcext:value-type="float">
            <text:p>95</text:p>
          </table:table-cell>
          <table:table-cell table:formula="of:=ROUND([.B38]/[.A3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/>
          <table:table-cell table:formula="of:=&quot;3x&quot;&amp;[.A39]&amp;&quot; 2XY&quot;" office:value-type="string" office:string-value="3x120 2XY" calcext:value-type="string">
            <text:p>3x120 2XY</text:p>
          </table:table-cell>
          <table:table-cell table:number-columns-repeated="6"/>
          <table:table-cell table:formula="of:=[.C39]" office:value-type="string" office:string-value="3x120 2XY" calcext:value-type="string">
            <text:p>3x120 2XY</text:p>
          </table:table-cell>
          <table:table-cell office:value-type="string" calcext:value-type="string">
            <text:p>Copper XLPE Cables</text:p>
          </table:table-cell>
          <table:table-cell table:formula="of:=[.J39]" office:value-type="string" office:string-value="3x120 2XY" calcext:value-type="string">
            <text:p>3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9]" office:value-type="float" office:value="120" calcext:value-type="float">
            <text:p>120</text:p>
          </table:table-cell>
          <table:table-cell table:formula="of:=ROUND([.B39]/[.A3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/>
          <table:table-cell table:formula="of:=&quot;3x&quot;&amp;[.A40]&amp;&quot; 2XY&quot;" office:value-type="string" office:string-value="3x150 2XY" calcext:value-type="string">
            <text:p>3x150 2XY</text:p>
          </table:table-cell>
          <table:table-cell table:number-columns-repeated="6"/>
          <table:table-cell table:formula="of:=[.C40]" office:value-type="string" office:string-value="3x150 2XY" calcext:value-type="string">
            <text:p>3x150 2XY</text:p>
          </table:table-cell>
          <table:table-cell office:value-type="string" calcext:value-type="string">
            <text:p>Copper XLPE Cables</text:p>
          </table:table-cell>
          <table:table-cell table:formula="of:=[.J40]" office:value-type="string" office:string-value="3x150 2XY" calcext:value-type="string">
            <text:p>3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0]" office:value-type="float" office:value="150" calcext:value-type="float">
            <text:p>150</text:p>
          </table:table-cell>
          <table:table-cell table:formula="of:=ROUND([.B40]/[.A4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/>
          <table:table-cell table:formula="of:=&quot;3x&quot;&amp;[.A41]&amp;&quot; 2XY&quot;" office:value-type="string" office:string-value="3x185 2XY" calcext:value-type="string">
            <text:p>3x185 2XY</text:p>
          </table:table-cell>
          <table:table-cell table:number-columns-repeated="6"/>
          <table:table-cell table:formula="of:=[.C41]" office:value-type="string" office:string-value="3x185 2XY" calcext:value-type="string">
            <text:p>3x185 2XY</text:p>
          </table:table-cell>
          <table:table-cell office:value-type="string" calcext:value-type="string">
            <text:p>Copper XLPE Cables</text:p>
          </table:table-cell>
          <table:table-cell table:formula="of:=[.J41]" office:value-type="string" office:string-value="3x185 2XY" calcext:value-type="string">
            <text:p>3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1]" office:value-type="float" office:value="185" calcext:value-type="float">
            <text:p>185</text:p>
          </table:table-cell>
          <table:table-cell table:formula="of:=ROUND([.B41]/[.A4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/>
          <table:table-cell table:formula="of:=&quot;3x&quot;&amp;[.A42]&amp;&quot; 2XY&quot;" office:value-type="string" office:string-value="3x240 2XY" calcext:value-type="string">
            <text:p>3x240 2XY</text:p>
          </table:table-cell>
          <table:table-cell table:number-columns-repeated="6"/>
          <table:table-cell table:formula="of:=[.C42]" office:value-type="string" office:string-value="3x240 2XY" calcext:value-type="string">
            <text:p>3x240 2XY</text:p>
          </table:table-cell>
          <table:table-cell office:value-type="string" calcext:value-type="string">
            <text:p>Copper XLPE Cables</text:p>
          </table:table-cell>
          <table:table-cell table:formula="of:=[.J42]" office:value-type="string" office:string-value="3x240 2XY" calcext:value-type="string">
            <text:p>3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2]" office:value-type="float" office:value="240" calcext:value-type="float">
            <text:p>240</text:p>
          </table:table-cell>
          <table:table-cell table:formula="of:=ROUND([.B42]/[.A4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/>
          <table:table-cell table:formula="of:=&quot;3x&quot;&amp;[.A43]&amp;&quot; 2XY&quot;" office:value-type="string" office:string-value="3x300 2XY" calcext:value-type="string">
            <text:p>3x300 2XY</text:p>
          </table:table-cell>
          <table:table-cell table:number-columns-repeated="6"/>
          <table:table-cell table:formula="of:=[.C43]" office:value-type="string" office:string-value="3x300 2XY" calcext:value-type="string">
            <text:p>3x300 2XY</text:p>
          </table:table-cell>
          <table:table-cell office:value-type="string" calcext:value-type="string">
            <text:p>Copper XLPE Cables</text:p>
          </table:table-cell>
          <table:table-cell table:formula="of:=[.J43]" office:value-type="string" office:string-value="3x300 2XY" calcext:value-type="string">
            <text:p>3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3]" office:value-type="float" office:value="300" calcext:value-type="float">
            <text:p>300</text:p>
          </table:table-cell>
          <table:table-cell table:formula="of:=ROUND([.B43]/[.A4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44]&amp;&quot; 2XY&quot;" office:value-type="string" office:string-value="3.5x25 2XY" calcext:value-type="string">
            <text:p>3.5x25 2XY</text:p>
          </table:table-cell>
          <table:table-cell table:number-columns-repeated="6"/>
          <table:table-cell table:formula="of:=[.C44]" office:value-type="string" office:string-value="3.5x25 2XY" calcext:value-type="string">
            <text:p>3.5x25 2XY</text:p>
          </table:table-cell>
          <table:table-cell office:value-type="string" calcext:value-type="string">
            <text:p>Copper XLPE Cables</text:p>
          </table:table-cell>
          <table:table-cell table:formula="of:=[.J44]" office:value-type="string" office:string-value="3.5x25 2XY" calcext:value-type="string">
            <text:p>3.5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4]" office:value-type="float" office:value="25" calcext:value-type="float">
            <text:p>25</text:p>
          </table:table-cell>
          <table:table-cell table:formula="of:=ROUND([.B44]/[.A44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45]&amp;&quot; 2XY&quot;" office:value-type="string" office:string-value="3.5x35 2XY" calcext:value-type="string">
            <text:p>3.5x35 2XY</text:p>
          </table:table-cell>
          <table:table-cell table:number-columns-repeated="6"/>
          <table:table-cell table:formula="of:=[.C45]" office:value-type="string" office:string-value="3.5x35 2XY" calcext:value-type="string">
            <text:p>3.5x35 2XY</text:p>
          </table:table-cell>
          <table:table-cell office:value-type="string" calcext:value-type="string">
            <text:p>Copper XLPE Cables</text:p>
          </table:table-cell>
          <table:table-cell table:formula="of:=[.J45]" office:value-type="string" office:string-value="3.5x35 2XY" calcext:value-type="string">
            <text:p>3.5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5]" office:value-type="float" office:value="35" calcext:value-type="float">
            <text:p>35</text:p>
          </table:table-cell>
          <table:table-cell table:formula="of:=ROUND([.B45]/[.A45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46]&amp;&quot; 2XY&quot;" office:value-type="string" office:string-value="3.5x50 2XY" calcext:value-type="string">
            <text:p>3.5x50 2XY</text:p>
          </table:table-cell>
          <table:table-cell table:number-columns-repeated="6"/>
          <table:table-cell table:formula="of:=[.C46]" office:value-type="string" office:string-value="3.5x50 2XY" calcext:value-type="string">
            <text:p>3.5x50 2XY</text:p>
          </table:table-cell>
          <table:table-cell office:value-type="string" calcext:value-type="string">
            <text:p>Copper XLPE Cables</text:p>
          </table:table-cell>
          <table:table-cell table:formula="of:=[.J46]" office:value-type="string" office:string-value="3.5x50 2XY" calcext:value-type="string">
            <text:p>3.5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6]" office:value-type="float" office:value="50" calcext:value-type="float">
            <text:p>50</text:p>
          </table:table-cell>
          <table:table-cell table:formula="of:=ROUND([.B46]/[.A46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47]&amp;&quot; 2XY&quot;" office:value-type="string" office:string-value="3.5x70 2XY" calcext:value-type="string">
            <text:p>3.5x70 2XY</text:p>
          </table:table-cell>
          <table:table-cell table:number-columns-repeated="6"/>
          <table:table-cell table:formula="of:=[.C47]" office:value-type="string" office:string-value="3.5x70 2XY" calcext:value-type="string">
            <text:p>3.5x70 2XY</text:p>
          </table:table-cell>
          <table:table-cell office:value-type="string" calcext:value-type="string">
            <text:p>Copper XLPE Cables</text:p>
          </table:table-cell>
          <table:table-cell table:formula="of:=[.J47]" office:value-type="string" office:string-value="3.5x70 2XY" calcext:value-type="string">
            <text:p>3.5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7]" office:value-type="float" office:value="70" calcext:value-type="float">
            <text:p>70</text:p>
          </table:table-cell>
          <table:table-cell table:formula="of:=ROUND([.B47]/[.A47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48]&amp;&quot; 2XY&quot;" office:value-type="string" office:string-value="3.5x95 2XY" calcext:value-type="string">
            <text:p>3.5x95 2XY</text:p>
          </table:table-cell>
          <table:table-cell table:number-columns-repeated="6"/>
          <table:table-cell table:formula="of:=[.C48]" office:value-type="string" office:string-value="3.5x95 2XY" calcext:value-type="string">
            <text:p>3.5x95 2XY</text:p>
          </table:table-cell>
          <table:table-cell office:value-type="string" calcext:value-type="string">
            <text:p>Copper XLPE Cables</text:p>
          </table:table-cell>
          <table:table-cell table:formula="of:=[.J48]" office:value-type="string" office:string-value="3.5x95 2XY" calcext:value-type="string">
            <text:p>3.5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8]" office:value-type="float" office:value="95" calcext:value-type="float">
            <text:p>95</text:p>
          </table:table-cell>
          <table:table-cell table:formula="of:=ROUND([.B48]/[.A48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49]&amp;&quot; 2XY&quot;" office:value-type="string" office:string-value="3.5x120 2XY" calcext:value-type="string">
            <text:p>3.5x120 2XY</text:p>
          </table:table-cell>
          <table:table-cell table:number-columns-repeated="6"/>
          <table:table-cell table:formula="of:=[.C49]" office:value-type="string" office:string-value="3.5x120 2XY" calcext:value-type="string">
            <text:p>3.5x120 2XY</text:p>
          </table:table-cell>
          <table:table-cell office:value-type="string" calcext:value-type="string">
            <text:p>Copper XLPE Cables</text:p>
          </table:table-cell>
          <table:table-cell table:formula="of:=[.J49]" office:value-type="string" office:string-value="3.5x120 2XY" calcext:value-type="string">
            <text:p>3.5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9]" office:value-type="float" office:value="120" calcext:value-type="float">
            <text:p>120</text:p>
          </table:table-cell>
          <table:table-cell table:formula="of:=ROUND([.B49]/[.A49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50]&amp;&quot; 2XY&quot;" office:value-type="string" office:string-value="3.5x150 2XY" calcext:value-type="string">
            <text:p>3.5x150 2XY</text:p>
          </table:table-cell>
          <table:table-cell table:number-columns-repeated="6"/>
          <table:table-cell table:formula="of:=[.C50]" office:value-type="string" office:string-value="3.5x150 2XY" calcext:value-type="string">
            <text:p>3.5x150 2XY</text:p>
          </table:table-cell>
          <table:table-cell office:value-type="string" calcext:value-type="string">
            <text:p>Copper XLPE Cables</text:p>
          </table:table-cell>
          <table:table-cell table:formula="of:=[.J50]" office:value-type="string" office:string-value="3.5x150 2XY" calcext:value-type="string">
            <text:p>3.5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0]" office:value-type="float" office:value="150" calcext:value-type="float">
            <text:p>150</text:p>
          </table:table-cell>
          <table:table-cell table:formula="of:=ROUND([.B50]/[.A50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51]&amp;&quot; 2XY&quot;" office:value-type="string" office:string-value="3.5x185 2XY" calcext:value-type="string">
            <text:p>3.5x185 2XY</text:p>
          </table:table-cell>
          <table:table-cell table:number-columns-repeated="6"/>
          <table:table-cell table:formula="of:=[.C51]" office:value-type="string" office:string-value="3.5x185 2XY" calcext:value-type="string">
            <text:p>3.5x185 2XY</text:p>
          </table:table-cell>
          <table:table-cell office:value-type="string" calcext:value-type="string">
            <text:p>Copper XLPE Cables</text:p>
          </table:table-cell>
          <table:table-cell table:formula="of:=[.J51]" office:value-type="string" office:string-value="3.5x185 2XY" calcext:value-type="string">
            <text:p>3.5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1]" office:value-type="float" office:value="185" calcext:value-type="float">
            <text:p>185</text:p>
          </table:table-cell>
          <table:table-cell table:formula="of:=ROUND([.B51]/[.A51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52]&amp;&quot; 2XY&quot;" office:value-type="string" office:string-value="3.5x240 2XY" calcext:value-type="string">
            <text:p>3.5x240 2XY</text:p>
          </table:table-cell>
          <table:table-cell table:number-columns-repeated="6"/>
          <table:table-cell table:formula="of:=[.C52]" office:value-type="string" office:string-value="3.5x240 2XY" calcext:value-type="string">
            <text:p>3.5x240 2XY</text:p>
          </table:table-cell>
          <table:table-cell office:value-type="string" calcext:value-type="string">
            <text:p>Copper XLPE Cables</text:p>
          </table:table-cell>
          <table:table-cell table:formula="of:=[.J52]" office:value-type="string" office:string-value="3.5x240 2XY" calcext:value-type="string">
            <text:p>3.5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2]" office:value-type="float" office:value="240" calcext:value-type="float">
            <text:p>240</text:p>
          </table:table-cell>
          <table:table-cell table:formula="of:=ROUND([.B52]/[.A52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53]&amp;&quot; 2XY&quot;" office:value-type="string" office:string-value="3.5x300 2XY" calcext:value-type="string">
            <text:p>3.5x300 2XY</text:p>
          </table:table-cell>
          <table:table-cell table:number-columns-repeated="6"/>
          <table:table-cell table:formula="of:=[.C53]" office:value-type="string" office:string-value="3.5x300 2XY" calcext:value-type="string">
            <text:p>3.5x300 2XY</text:p>
          </table:table-cell>
          <table:table-cell office:value-type="string" calcext:value-type="string">
            <text:p>Copper XLPE Cables</text:p>
          </table:table-cell>
          <table:table-cell table:formula="of:=[.J53]" office:value-type="string" office:string-value="3.5x300 2XY" calcext:value-type="string">
            <text:p>3.5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3]" office:value-type="float" office:value="300" calcext:value-type="float">
            <text:p>300</text:p>
          </table:table-cell>
          <table:table-cell table:formula="of:=ROUND([.B53]/[.A53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4x&quot;&amp;[.A54]&amp;&quot; 2XY&quot;" office:value-type="string" office:string-value="4x4 2XY" calcext:value-type="string">
            <text:p>4x4 2XY</text:p>
          </table:table-cell>
          <table:table-cell table:number-columns-repeated="6"/>
          <table:table-cell table:formula="of:=[.C54]" office:value-type="string" office:string-value="4x4 2XY" calcext:value-type="string">
            <text:p>4x4 2XY</text:p>
          </table:table-cell>
          <table:table-cell office:value-type="string" calcext:value-type="string">
            <text:p>Copper XLPE Cables</text:p>
          </table:table-cell>
          <table:table-cell table:formula="of:=[.J54]" office:value-type="string" office:string-value="4x4 2XY" calcext:value-type="string">
            <text:p>4x4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4]" office:value-type="float" office:value="4" calcext:value-type="float">
            <text:p>4</text:p>
          </table:table-cell>
          <table:table-cell table:formula="of:=ROUND([.B54]/[.A5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4x&quot;&amp;[.A55]&amp;&quot; 2XY&quot;" office:value-type="string" office:string-value="4x6 2XY" calcext:value-type="string">
            <text:p>4x6 2XY</text:p>
          </table:table-cell>
          <table:table-cell table:number-columns-repeated="6"/>
          <table:table-cell table:formula="of:=[.C55]" office:value-type="string" office:string-value="4x6 2XY" calcext:value-type="string">
            <text:p>4x6 2XY</text:p>
          </table:table-cell>
          <table:table-cell office:value-type="string" calcext:value-type="string">
            <text:p>Copper XLPE Cables</text:p>
          </table:table-cell>
          <table:table-cell table:formula="of:=[.J55]" office:value-type="string" office:string-value="4x6 2XY" calcext:value-type="string">
            <text:p>4x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5]" office:value-type="float" office:value="6" calcext:value-type="float">
            <text:p>6</text:p>
          </table:table-cell>
          <table:table-cell table:formula="of:=ROUND([.B55]/[.A5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4x&quot;&amp;[.A56]&amp;&quot; 2XY&quot;" office:value-type="string" office:string-value="4x10 2XY" calcext:value-type="string">
            <text:p>4x10 2XY</text:p>
          </table:table-cell>
          <table:table-cell table:number-columns-repeated="6"/>
          <table:table-cell table:formula="of:=[.C56]" office:value-type="string" office:string-value="4x10 2XY" calcext:value-type="string">
            <text:p>4x10 2XY</text:p>
          </table:table-cell>
          <table:table-cell office:value-type="string" calcext:value-type="string">
            <text:p>Copper XLPE Cables</text:p>
          </table:table-cell>
          <table:table-cell table:formula="of:=[.J56]" office:value-type="string" office:string-value="4x10 2XY" calcext:value-type="string">
            <text:p>4x1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6]" office:value-type="float" office:value="10" calcext:value-type="float">
            <text:p>10</text:p>
          </table:table-cell>
          <table:table-cell table:formula="of:=ROUND([.B56]/[.A5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4x&quot;&amp;[.A57]&amp;&quot; 2XY&quot;" office:value-type="string" office:string-value="4x16 2XY" calcext:value-type="string">
            <text:p>4x16 2XY</text:p>
          </table:table-cell>
          <table:table-cell table:number-columns-repeated="6"/>
          <table:table-cell table:formula="of:=[.C57]" office:value-type="string" office:string-value="4x16 2XY" calcext:value-type="string">
            <text:p>4x16 2XY</text:p>
          </table:table-cell>
          <table:table-cell office:value-type="string" calcext:value-type="string">
            <text:p>Copper XLPE Cables</text:p>
          </table:table-cell>
          <table:table-cell table:formula="of:=[.J57]" office:value-type="string" office:string-value="4x16 2XY" calcext:value-type="string">
            <text:p>4x1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7]" office:value-type="float" office:value="16" calcext:value-type="float">
            <text:p>16</text:p>
          </table:table-cell>
          <table:table-cell table:formula="of:=ROUND([.B57]/[.A5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4x&quot;&amp;[.A58]&amp;&quot; 2XY&quot;" office:value-type="string" office:string-value="4x25 2XY" calcext:value-type="string">
            <text:p>4x25 2XY</text:p>
          </table:table-cell>
          <table:table-cell table:number-columns-repeated="6"/>
          <table:table-cell table:formula="of:=[.C58]" office:value-type="string" office:string-value="4x25 2XY" calcext:value-type="string">
            <text:p>4x25 2XY</text:p>
          </table:table-cell>
          <table:table-cell office:value-type="string" calcext:value-type="string">
            <text:p>Copper XLPE Cables</text:p>
          </table:table-cell>
          <table:table-cell table:formula="of:=[.J58]" office:value-type="string" office:string-value="4x25 2XY" calcext:value-type="string">
            <text:p>4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8]" office:value-type="float" office:value="25" calcext:value-type="float">
            <text:p>25</text:p>
          </table:table-cell>
          <table:table-cell table:formula="of:=ROUND([.B58]/[.A5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4x&quot;&amp;[.A59]&amp;&quot; 2XY&quot;" office:value-type="string" office:string-value="4x35 2XY" calcext:value-type="string">
            <text:p>4x35 2XY</text:p>
          </table:table-cell>
          <table:table-cell table:number-columns-repeated="6"/>
          <table:table-cell table:formula="of:=[.C59]" office:value-type="string" office:string-value="4x35 2XY" calcext:value-type="string">
            <text:p>4x35 2XY</text:p>
          </table:table-cell>
          <table:table-cell office:value-type="string" calcext:value-type="string">
            <text:p>Copper XLPE Cables</text:p>
          </table:table-cell>
          <table:table-cell table:formula="of:=[.J59]" office:value-type="string" office:string-value="4x35 2XY" calcext:value-type="string">
            <text:p>4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9]" office:value-type="float" office:value="35" calcext:value-type="float">
            <text:p>35</text:p>
          </table:table-cell>
          <table:table-cell table:formula="of:=ROUND([.B59]/[.A5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4x&quot;&amp;[.A60]&amp;&quot; 2XY&quot;" office:value-type="string" office:string-value="4x50 2XY" calcext:value-type="string">
            <text:p>4x50 2XY</text:p>
          </table:table-cell>
          <table:table-cell table:number-columns-repeated="6"/>
          <table:table-cell table:formula="of:=[.C60]" office:value-type="string" office:string-value="4x50 2XY" calcext:value-type="string">
            <text:p>4x50 2XY</text:p>
          </table:table-cell>
          <table:table-cell office:value-type="string" calcext:value-type="string">
            <text:p>Copper XLPE Cables</text:p>
          </table:table-cell>
          <table:table-cell table:formula="of:=[.J60]" office:value-type="string" office:string-value="4x50 2XY" calcext:value-type="string">
            <text:p>4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0]" office:value-type="float" office:value="50" calcext:value-type="float">
            <text:p>50</text:p>
          </table:table-cell>
          <table:table-cell table:formula="of:=ROUND([.B60]/[.A6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4x&quot;&amp;[.A61]&amp;&quot; 2XY&quot;" office:value-type="string" office:string-value="4x70 2XY" calcext:value-type="string">
            <text:p>4x70 2XY</text:p>
          </table:table-cell>
          <table:table-cell table:number-columns-repeated="6"/>
          <table:table-cell table:formula="of:=[.C61]" office:value-type="string" office:string-value="4x70 2XY" calcext:value-type="string">
            <text:p>4x70 2XY</text:p>
          </table:table-cell>
          <table:table-cell office:value-type="string" calcext:value-type="string">
            <text:p>Copper XLPE Cables</text:p>
          </table:table-cell>
          <table:table-cell table:formula="of:=[.J61]" office:value-type="string" office:string-value="4x70 2XY" calcext:value-type="string">
            <text:p>4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1]" office:value-type="float" office:value="70" calcext:value-type="float">
            <text:p>70</text:p>
          </table:table-cell>
          <table:table-cell table:formula="of:=ROUND([.B61]/[.A6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4x&quot;&amp;[.A62]&amp;&quot; 2XY&quot;" office:value-type="string" office:string-value="4x95 2XY" calcext:value-type="string">
            <text:p>4x95 2XY</text:p>
          </table:table-cell>
          <table:table-cell table:number-columns-repeated="6"/>
          <table:table-cell table:formula="of:=[.C62]" office:value-type="string" office:string-value="4x95 2XY" calcext:value-type="string">
            <text:p>4x95 2XY</text:p>
          </table:table-cell>
          <table:table-cell office:value-type="string" calcext:value-type="string">
            <text:p>Copper XLPE Cables</text:p>
          </table:table-cell>
          <table:table-cell table:formula="of:=[.J62]" office:value-type="string" office:string-value="4x95 2XY" calcext:value-type="string">
            <text:p>4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2]" office:value-type="float" office:value="95" calcext:value-type="float">
            <text:p>95</text:p>
          </table:table-cell>
          <table:table-cell table:formula="of:=ROUND([.B62]/[.A6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4x&quot;&amp;[.A63]&amp;&quot; 2XY&quot;" office:value-type="string" office:string-value="4x120 2XY" calcext:value-type="string">
            <text:p>4x120 2XY</text:p>
          </table:table-cell>
          <table:table-cell table:number-columns-repeated="6"/>
          <table:table-cell table:formula="of:=[.C63]" office:value-type="string" office:string-value="4x120 2XY" calcext:value-type="string">
            <text:p>4x120 2XY</text:p>
          </table:table-cell>
          <table:table-cell office:value-type="string" calcext:value-type="string">
            <text:p>Copper XLPE Cables</text:p>
          </table:table-cell>
          <table:table-cell table:formula="of:=[.J63]" office:value-type="string" office:string-value="4x120 2XY" calcext:value-type="string">
            <text:p>4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3]" office:value-type="float" office:value="120" calcext:value-type="float">
            <text:p>120</text:p>
          </table:table-cell>
          <table:table-cell table:formula="of:=ROUND([.B63]/[.A6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4x&quot;&amp;[.A64]&amp;&quot; 2XY&quot;" office:value-type="string" office:string-value="4x150 2XY" calcext:value-type="string">
            <text:p>4x150 2XY</text:p>
          </table:table-cell>
          <table:table-cell table:number-columns-repeated="6"/>
          <table:table-cell table:formula="of:=[.C64]" office:value-type="string" office:string-value="4x150 2XY" calcext:value-type="string">
            <text:p>4x150 2XY</text:p>
          </table:table-cell>
          <table:table-cell office:value-type="string" calcext:value-type="string">
            <text:p>Copper XLPE Cables</text:p>
          </table:table-cell>
          <table:table-cell table:formula="of:=[.J64]" office:value-type="string" office:string-value="4x150 2XY" calcext:value-type="string">
            <text:p>4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4]" office:value-type="float" office:value="150" calcext:value-type="float">
            <text:p>150</text:p>
          </table:table-cell>
          <table:table-cell table:formula="of:=ROUND([.B64]/[.A6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4x&quot;&amp;[.A65]&amp;&quot; 2XY&quot;" office:value-type="string" office:string-value="4x185 2XY" calcext:value-type="string">
            <text:p>4x185 2XY</text:p>
          </table:table-cell>
          <table:table-cell table:number-columns-repeated="6"/>
          <table:table-cell table:formula="of:=[.C65]" office:value-type="string" office:string-value="4x185 2XY" calcext:value-type="string">
            <text:p>4x185 2XY</text:p>
          </table:table-cell>
          <table:table-cell office:value-type="string" calcext:value-type="string">
            <text:p>Copper XLPE Cables</text:p>
          </table:table-cell>
          <table:table-cell table:formula="of:=[.J65]" office:value-type="string" office:string-value="4x185 2XY" calcext:value-type="string">
            <text:p>4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5]" office:value-type="float" office:value="185" calcext:value-type="float">
            <text:p>185</text:p>
          </table:table-cell>
          <table:table-cell table:formula="of:=ROUND([.B65]/[.A6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4x&quot;&amp;[.A66]&amp;&quot; 2XY&quot;" office:value-type="string" office:string-value="4x240 2XY" calcext:value-type="string">
            <text:p>4x240 2XY</text:p>
          </table:table-cell>
          <table:table-cell table:number-columns-repeated="6"/>
          <table:table-cell table:formula="of:=[.C66]" office:value-type="string" office:string-value="4x240 2XY" calcext:value-type="string">
            <text:p>4x240 2XY</text:p>
          </table:table-cell>
          <table:table-cell office:value-type="string" calcext:value-type="string">
            <text:p>Copper XLPE Cables</text:p>
          </table:table-cell>
          <table:table-cell table:formula="of:=[.J66]" office:value-type="string" office:string-value="4x240 2XY" calcext:value-type="string">
            <text:p>4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6]" office:value-type="float" office:value="240" calcext:value-type="float">
            <text:p>240</text:p>
          </table:table-cell>
          <table:table-cell table:formula="of:=ROUND([.B66]/[.A6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4x&quot;&amp;[.A67]&amp;&quot; 2XY&quot;" office:value-type="string" office:string-value="4x300 2XY" calcext:value-type="string">
            <text:p>4x300 2XY</text:p>
          </table:table-cell>
          <table:table-cell table:number-columns-repeated="6"/>
          <table:table-cell table:formula="of:=[.C67]" office:value-type="string" office:string-value="4x300 2XY" calcext:value-type="string">
            <text:p>4x300 2XY</text:p>
          </table:table-cell>
          <table:table-cell office:value-type="string" calcext:value-type="string">
            <text:p>Copper XLPE Cables</text:p>
          </table:table-cell>
          <table:table-cell table:formula="of:=[.J67]" office:value-type="string" office:string-value="4x300 2XY" calcext:value-type="string">
            <text:p>4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7]" office:value-type="float" office:value="300" calcext:value-type="float">
            <text:p>300</text:p>
          </table:table-cell>
          <table:table-cell table:formula="of:=ROUND([.B67]/[.A6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2x&quot;&amp;[.A68]&amp;&quot; A2XY&quot;" office:value-type="string" office:string-value="2x4 A2XY" calcext:value-type="string">
            <text:p>2x4 A2XY</text:p>
          </table:table-cell>
          <table:table-cell table:number-columns-repeated="6"/>
          <table:table-cell table:formula="of:=[.C68]" office:value-type="string" office:string-value="2x4 A2XY" calcext:value-type="string">
            <text:p>2x4 A2XY</text:p>
          </table:table-cell>
          <table:table-cell office:value-type="string" calcext:value-type="string">
            <text:p>Aluminium XLPE Cables</text:p>
          </table:table-cell>
          <table:table-cell table:formula="of:=[.J68]" office:value-type="string" office:string-value="2x4 A2XY" calcext:value-type="string">
            <text:p>2x4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68]" office:value-type="float" office:value="4" calcext:value-type="float">
            <text:p>4</text:p>
          </table:table-cell>
          <table:table-cell table:formula="of:=ROUND([.B68]/[.A6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2x&quot;&amp;[.A69]&amp;&quot; A2XY&quot;" office:value-type="string" office:string-value="2x6 A2XY" calcext:value-type="string">
            <text:p>2x6 A2XY</text:p>
          </table:table-cell>
          <table:table-cell table:number-columns-repeated="6"/>
          <table:table-cell table:formula="of:=[.C69]" office:value-type="string" office:string-value="2x6 A2XY" calcext:value-type="string">
            <text:p>2x6 A2XY</text:p>
          </table:table-cell>
          <table:table-cell office:value-type="string" calcext:value-type="string">
            <text:p>Aluminium XLPE Cables</text:p>
          </table:table-cell>
          <table:table-cell table:formula="of:=[.J69]" office:value-type="string" office:string-value="2x6 A2XY" calcext:value-type="string">
            <text:p>2x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69]" office:value-type="float" office:value="6" calcext:value-type="float">
            <text:p>6</text:p>
          </table:table-cell>
          <table:table-cell table:formula="of:=ROUND([.B69]/[.A6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2x&quot;&amp;[.A70]&amp;&quot; A2XY&quot;" office:value-type="string" office:string-value="2x10 A2XY" calcext:value-type="string">
            <text:p>2x10 A2XY</text:p>
          </table:table-cell>
          <table:table-cell table:number-columns-repeated="6"/>
          <table:table-cell table:formula="of:=[.C70]" office:value-type="string" office:string-value="2x10 A2XY" calcext:value-type="string">
            <text:p>2x10 A2XY</text:p>
          </table:table-cell>
          <table:table-cell office:value-type="string" calcext:value-type="string">
            <text:p>Aluminium XLPE Cables</text:p>
          </table:table-cell>
          <table:table-cell table:formula="of:=[.J70]" office:value-type="string" office:string-value="2x10 A2XY" calcext:value-type="string">
            <text:p>2x1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0]" office:value-type="float" office:value="10" calcext:value-type="float">
            <text:p>10</text:p>
          </table:table-cell>
          <table:table-cell table:formula="of:=ROUND([.B70]/[.A7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2x&quot;&amp;[.A71]&amp;&quot; A2XY&quot;" office:value-type="string" office:string-value="2x16 A2XY" calcext:value-type="string">
            <text:p>2x16 A2XY</text:p>
          </table:table-cell>
          <table:table-cell table:number-columns-repeated="6"/>
          <table:table-cell table:formula="of:=[.C71]" office:value-type="string" office:string-value="2x16 A2XY" calcext:value-type="string">
            <text:p>2x16 A2XY</text:p>
          </table:table-cell>
          <table:table-cell office:value-type="string" calcext:value-type="string">
            <text:p>Aluminium XLPE Cables</text:p>
          </table:table-cell>
          <table:table-cell table:formula="of:=[.J71]" office:value-type="string" office:string-value="2x16 A2XY" calcext:value-type="string">
            <text:p>2x1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1]" office:value-type="float" office:value="16" calcext:value-type="float">
            <text:p>16</text:p>
          </table:table-cell>
          <table:table-cell table:formula="of:=ROUND([.B71]/[.A7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2x&quot;&amp;[.A72]&amp;&quot; A2XY&quot;" office:value-type="string" office:string-value="2x25 A2XY" calcext:value-type="string">
            <text:p>2x25 A2XY</text:p>
          </table:table-cell>
          <table:table-cell table:number-columns-repeated="6"/>
          <table:table-cell table:formula="of:=[.C72]" office:value-type="string" office:string-value="2x25 A2XY" calcext:value-type="string">
            <text:p>2x25 A2XY</text:p>
          </table:table-cell>
          <table:table-cell office:value-type="string" calcext:value-type="string">
            <text:p>Aluminium XLPE Cables</text:p>
          </table:table-cell>
          <table:table-cell table:formula="of:=[.J72]" office:value-type="string" office:string-value="2x25 A2XY" calcext:value-type="string">
            <text:p>2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2]" office:value-type="float" office:value="25" calcext:value-type="float">
            <text:p>25</text:p>
          </table:table-cell>
          <table:table-cell table:formula="of:=ROUND([.B72]/[.A7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2x&quot;&amp;[.A73]&amp;&quot; A2XY&quot;" office:value-type="string" office:string-value="2x35 A2XY" calcext:value-type="string">
            <text:p>2x35 A2XY</text:p>
          </table:table-cell>
          <table:table-cell table:number-columns-repeated="6"/>
          <table:table-cell table:formula="of:=[.C73]" office:value-type="string" office:string-value="2x35 A2XY" calcext:value-type="string">
            <text:p>2x35 A2XY</text:p>
          </table:table-cell>
          <table:table-cell office:value-type="string" calcext:value-type="string">
            <text:p>Aluminium XLPE Cables</text:p>
          </table:table-cell>
          <table:table-cell table:formula="of:=[.J73]" office:value-type="string" office:string-value="2x35 A2XY" calcext:value-type="string">
            <text:p>2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3]" office:value-type="float" office:value="35" calcext:value-type="float">
            <text:p>35</text:p>
          </table:table-cell>
          <table:table-cell table:formula="of:=ROUND([.B73]/[.A7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2x&quot;&amp;[.A74]&amp;&quot; A2XY&quot;" office:value-type="string" office:string-value="2x50 A2XY" calcext:value-type="string">
            <text:p>2x50 A2XY</text:p>
          </table:table-cell>
          <table:table-cell table:number-columns-repeated="6"/>
          <table:table-cell table:formula="of:=[.C74]" office:value-type="string" office:string-value="2x50 A2XY" calcext:value-type="string">
            <text:p>2x50 A2XY</text:p>
          </table:table-cell>
          <table:table-cell office:value-type="string" calcext:value-type="string">
            <text:p>Aluminium XLPE Cables</text:p>
          </table:table-cell>
          <table:table-cell table:formula="of:=[.J74]" office:value-type="string" office:string-value="2x50 A2XY" calcext:value-type="string">
            <text:p>2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4]" office:value-type="float" office:value="50" calcext:value-type="float">
            <text:p>50</text:p>
          </table:table-cell>
          <table:table-cell table:formula="of:=ROUND([.B74]/[.A7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2x&quot;&amp;[.A75]&amp;&quot; A2XY&quot;" office:value-type="string" office:string-value="2x70 A2XY" calcext:value-type="string">
            <text:p>2x70 A2XY</text:p>
          </table:table-cell>
          <table:table-cell table:number-columns-repeated="6"/>
          <table:table-cell table:formula="of:=[.C75]" office:value-type="string" office:string-value="2x70 A2XY" calcext:value-type="string">
            <text:p>2x70 A2XY</text:p>
          </table:table-cell>
          <table:table-cell office:value-type="string" calcext:value-type="string">
            <text:p>Aluminium XLPE Cables</text:p>
          </table:table-cell>
          <table:table-cell table:formula="of:=[.J75]" office:value-type="string" office:string-value="2x70 A2XY" calcext:value-type="string">
            <text:p>2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5]" office:value-type="float" office:value="70" calcext:value-type="float">
            <text:p>70</text:p>
          </table:table-cell>
          <table:table-cell table:formula="of:=ROUND([.B75]/[.A7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2x&quot;&amp;[.A76]&amp;&quot; A2XY&quot;" office:value-type="string" office:string-value="2x95 A2XY" calcext:value-type="string">
            <text:p>2x95 A2XY</text:p>
          </table:table-cell>
          <table:table-cell table:number-columns-repeated="6"/>
          <table:table-cell table:formula="of:=[.C76]" office:value-type="string" office:string-value="2x95 A2XY" calcext:value-type="string">
            <text:p>2x95 A2XY</text:p>
          </table:table-cell>
          <table:table-cell office:value-type="string" calcext:value-type="string">
            <text:p>Aluminium XLPE Cables</text:p>
          </table:table-cell>
          <table:table-cell table:formula="of:=[.J76]" office:value-type="string" office:string-value="2x95 A2XY" calcext:value-type="string">
            <text:p>2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6]" office:value-type="float" office:value="95" calcext:value-type="float">
            <text:p>95</text:p>
          </table:table-cell>
          <table:table-cell table:formula="of:=ROUND([.B76]/[.A7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2x&quot;&amp;[.A77]&amp;&quot; A2XY&quot;" office:value-type="string" office:string-value="2x120 A2XY" calcext:value-type="string">
            <text:p>2x120 A2XY</text:p>
          </table:table-cell>
          <table:table-cell table:number-columns-repeated="6"/>
          <table:table-cell table:formula="of:=[.C77]" office:value-type="string" office:string-value="2x120 A2XY" calcext:value-type="string">
            <text:p>2x120 A2XY</text:p>
          </table:table-cell>
          <table:table-cell office:value-type="string" calcext:value-type="string">
            <text:p>Aluminium XLPE Cables</text:p>
          </table:table-cell>
          <table:table-cell table:formula="of:=[.J77]" office:value-type="string" office:string-value="2x120 A2XY" calcext:value-type="string">
            <text:p>2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7]" office:value-type="float" office:value="120" calcext:value-type="float">
            <text:p>120</text:p>
          </table:table-cell>
          <table:table-cell table:formula="of:=ROUND([.B77]/[.A7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2x&quot;&amp;[.A78]&amp;&quot; A2XY&quot;" office:value-type="string" office:string-value="2x150 A2XY" calcext:value-type="string">
            <text:p>2x150 A2XY</text:p>
          </table:table-cell>
          <table:table-cell table:number-columns-repeated="6"/>
          <table:table-cell table:formula="of:=[.C78]" office:value-type="string" office:string-value="2x150 A2XY" calcext:value-type="string">
            <text:p>2x150 A2XY</text:p>
          </table:table-cell>
          <table:table-cell office:value-type="string" calcext:value-type="string">
            <text:p>Aluminium XLPE Cables</text:p>
          </table:table-cell>
          <table:table-cell table:formula="of:=[.J78]" office:value-type="string" office:string-value="2x150 A2XY" calcext:value-type="string">
            <text:p>2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8]" office:value-type="float" office:value="150" calcext:value-type="float">
            <text:p>150</text:p>
          </table:table-cell>
          <table:table-cell table:formula="of:=ROUND([.B78]/[.A7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2x&quot;&amp;[.A79]&amp;&quot; A2XY&quot;" office:value-type="string" office:string-value="2x185 A2XY" calcext:value-type="string">
            <text:p>2x185 A2XY</text:p>
          </table:table-cell>
          <table:table-cell table:number-columns-repeated="6"/>
          <table:table-cell table:formula="of:=[.C79]" office:value-type="string" office:string-value="2x185 A2XY" calcext:value-type="string">
            <text:p>2x185 A2XY</text:p>
          </table:table-cell>
          <table:table-cell office:value-type="string" calcext:value-type="string">
            <text:p>Aluminium XLPE Cables</text:p>
          </table:table-cell>
          <table:table-cell table:formula="of:=[.J79]" office:value-type="string" office:string-value="2x185 A2XY" calcext:value-type="string">
            <text:p>2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9]" office:value-type="float" office:value="185" calcext:value-type="float">
            <text:p>185</text:p>
          </table:table-cell>
          <table:table-cell table:formula="of:=ROUND([.B79]/[.A7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2x&quot;&amp;[.A80]&amp;&quot; A2XY&quot;" office:value-type="string" office:string-value="2x240 A2XY" calcext:value-type="string">
            <text:p>2x240 A2XY</text:p>
          </table:table-cell>
          <table:table-cell table:number-columns-repeated="6"/>
          <table:table-cell table:formula="of:=[.C80]" office:value-type="string" office:string-value="2x240 A2XY" calcext:value-type="string">
            <text:p>2x240 A2XY</text:p>
          </table:table-cell>
          <table:table-cell office:value-type="string" calcext:value-type="string">
            <text:p>Aluminium XLPE Cables</text:p>
          </table:table-cell>
          <table:table-cell table:formula="of:=[.J80]" office:value-type="string" office:string-value="2x240 A2XY" calcext:value-type="string">
            <text:p>2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0]" office:value-type="float" office:value="240" calcext:value-type="float">
            <text:p>240</text:p>
          </table:table-cell>
          <table:table-cell table:formula="of:=ROUND([.B80]/[.A8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2x&quot;&amp;[.A81]&amp;&quot; A2XY&quot;" office:value-type="string" office:string-value="2x300 A2XY" calcext:value-type="string">
            <text:p>2x300 A2XY</text:p>
          </table:table-cell>
          <table:table-cell table:number-columns-repeated="6"/>
          <table:table-cell table:formula="of:=[.C81]" office:value-type="string" office:string-value="2x300 A2XY" calcext:value-type="string">
            <text:p>2x300 A2XY</text:p>
          </table:table-cell>
          <table:table-cell office:value-type="string" calcext:value-type="string">
            <text:p>Aluminium XLPE Cables</text:p>
          </table:table-cell>
          <table:table-cell table:formula="of:=[.J81]" office:value-type="string" office:string-value="2x300 A2XY" calcext:value-type="string">
            <text:p>2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1]" office:value-type="float" office:value="300" calcext:value-type="float">
            <text:p>300</text:p>
          </table:table-cell>
          <table:table-cell table:formula="of:=ROUND([.B81]/[.A8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formula="of:=&quot;3x&quot;&amp;[.A82]&amp;&quot; A2XY&quot;" office:value-type="string" office:string-value="3x4 A2XY" calcext:value-type="string">
            <text:p>3x4 A2XY</text:p>
          </table:table-cell>
          <table:table-cell table:number-columns-repeated="6"/>
          <table:table-cell table:formula="of:=[.C82]" office:value-type="string" office:string-value="3x4 A2XY" calcext:value-type="string">
            <text:p>3x4 A2XY</text:p>
          </table:table-cell>
          <table:table-cell office:value-type="string" calcext:value-type="string">
            <text:p>Aluminium XLPE Cables</text:p>
          </table:table-cell>
          <table:table-cell table:formula="of:=[.J82]" office:value-type="string" office:string-value="3x4 A2XY" calcext:value-type="string">
            <text:p>3x4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2]" office:value-type="float" office:value="4" calcext:value-type="float">
            <text:p>4</text:p>
          </table:table-cell>
          <table:table-cell table:formula="of:=ROUND([.B82]/[.A8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formula="of:=&quot;3x&quot;&amp;[.A83]&amp;&quot; A2XY&quot;" office:value-type="string" office:string-value="3x6 A2XY" calcext:value-type="string">
            <text:p>3x6 A2XY</text:p>
          </table:table-cell>
          <table:table-cell table:number-columns-repeated="6"/>
          <table:table-cell table:formula="of:=[.C83]" office:value-type="string" office:string-value="3x6 A2XY" calcext:value-type="string">
            <text:p>3x6 A2XY</text:p>
          </table:table-cell>
          <table:table-cell office:value-type="string" calcext:value-type="string">
            <text:p>Aluminium XLPE Cables</text:p>
          </table:table-cell>
          <table:table-cell table:formula="of:=[.J83]" office:value-type="string" office:string-value="3x6 A2XY" calcext:value-type="string">
            <text:p>3x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3]" office:value-type="float" office:value="6" calcext:value-type="float">
            <text:p>6</text:p>
          </table:table-cell>
          <table:table-cell table:formula="of:=ROUND([.B83]/[.A8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table:formula="of:=&quot;3x&quot;&amp;[.A84]&amp;&quot; A2XY&quot;" office:value-type="string" office:string-value="3x10 A2XY" calcext:value-type="string">
            <text:p>3x10 A2XY</text:p>
          </table:table-cell>
          <table:table-cell table:number-columns-repeated="6"/>
          <table:table-cell table:formula="of:=[.C84]" office:value-type="string" office:string-value="3x10 A2XY" calcext:value-type="string">
            <text:p>3x10 A2XY</text:p>
          </table:table-cell>
          <table:table-cell office:value-type="string" calcext:value-type="string">
            <text:p>Aluminium XLPE Cables</text:p>
          </table:table-cell>
          <table:table-cell table:formula="of:=[.J84]" office:value-type="string" office:string-value="3x10 A2XY" calcext:value-type="string">
            <text:p>3x1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4]" office:value-type="float" office:value="10" calcext:value-type="float">
            <text:p>10</text:p>
          </table:table-cell>
          <table:table-cell table:formula="of:=ROUND([.B84]/[.A8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table:formula="of:=&quot;3x&quot;&amp;[.A85]&amp;&quot; A2XY&quot;" office:value-type="string" office:string-value="3x16 A2XY" calcext:value-type="string">
            <text:p>3x16 A2XY</text:p>
          </table:table-cell>
          <table:table-cell table:number-columns-repeated="6"/>
          <table:table-cell table:formula="of:=[.C85]" office:value-type="string" office:string-value="3x16 A2XY" calcext:value-type="string">
            <text:p>3x16 A2XY</text:p>
          </table:table-cell>
          <table:table-cell office:value-type="string" calcext:value-type="string">
            <text:p>Aluminium XLPE Cables</text:p>
          </table:table-cell>
          <table:table-cell table:formula="of:=[.J85]" office:value-type="string" office:string-value="3x16 A2XY" calcext:value-type="string">
            <text:p>3x1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5]" office:value-type="float" office:value="16" calcext:value-type="float">
            <text:p>16</text:p>
          </table:table-cell>
          <table:table-cell table:formula="of:=ROUND([.B85]/[.A8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formula="of:=&quot;3x&quot;&amp;[.A86]&amp;&quot; A2XY&quot;" office:value-type="string" office:string-value="3x25 A2XY" calcext:value-type="string">
            <text:p>3x25 A2XY</text:p>
          </table:table-cell>
          <table:table-cell table:number-columns-repeated="6"/>
          <table:table-cell table:formula="of:=[.C86]" office:value-type="string" office:string-value="3x25 A2XY" calcext:value-type="string">
            <text:p>3x25 A2XY</text:p>
          </table:table-cell>
          <table:table-cell office:value-type="string" calcext:value-type="string">
            <text:p>Aluminium XLPE Cables</text:p>
          </table:table-cell>
          <table:table-cell table:formula="of:=[.J86]" office:value-type="string" office:string-value="3x25 A2XY" calcext:value-type="string">
            <text:p>3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6]" office:value-type="float" office:value="25" calcext:value-type="float">
            <text:p>25</text:p>
          </table:table-cell>
          <table:table-cell table:formula="of:=ROUND([.B86]/[.A8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/>
          <table:table-cell table:formula="of:=&quot;3x&quot;&amp;[.A87]&amp;&quot; A2XY&quot;" office:value-type="string" office:string-value="3x35 A2XY" calcext:value-type="string">
            <text:p>3x35 A2XY</text:p>
          </table:table-cell>
          <table:table-cell table:number-columns-repeated="6"/>
          <table:table-cell table:formula="of:=[.C87]" office:value-type="string" office:string-value="3x35 A2XY" calcext:value-type="string">
            <text:p>3x35 A2XY</text:p>
          </table:table-cell>
          <table:table-cell office:value-type="string" calcext:value-type="string">
            <text:p>Aluminium XLPE Cables</text:p>
          </table:table-cell>
          <table:table-cell table:formula="of:=[.J87]" office:value-type="string" office:string-value="3x35 A2XY" calcext:value-type="string">
            <text:p>3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7]" office:value-type="float" office:value="35" calcext:value-type="float">
            <text:p>35</text:p>
          </table:table-cell>
          <table:table-cell table:formula="of:=ROUND([.B87]/[.A8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table-cell table:formula="of:=&quot;3x&quot;&amp;[.A88]&amp;&quot; A2XY&quot;" office:value-type="string" office:string-value="3x50 A2XY" calcext:value-type="string">
            <text:p>3x50 A2XY</text:p>
          </table:table-cell>
          <table:table-cell table:number-columns-repeated="6"/>
          <table:table-cell table:formula="of:=[.C88]" office:value-type="string" office:string-value="3x50 A2XY" calcext:value-type="string">
            <text:p>3x50 A2XY</text:p>
          </table:table-cell>
          <table:table-cell office:value-type="string" calcext:value-type="string">
            <text:p>Aluminium XLPE Cables</text:p>
          </table:table-cell>
          <table:table-cell table:formula="of:=[.J88]" office:value-type="string" office:string-value="3x50 A2XY" calcext:value-type="string">
            <text:p>3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8]" office:value-type="float" office:value="50" calcext:value-type="float">
            <text:p>50</text:p>
          </table:table-cell>
          <table:table-cell table:formula="of:=ROUND([.B88]/[.A8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/>
          <table:table-cell table:formula="of:=&quot;3x&quot;&amp;[.A89]&amp;&quot; A2XY&quot;" office:value-type="string" office:string-value="3x70 A2XY" calcext:value-type="string">
            <text:p>3x70 A2XY</text:p>
          </table:table-cell>
          <table:table-cell table:number-columns-repeated="6"/>
          <table:table-cell table:formula="of:=[.C89]" office:value-type="string" office:string-value="3x70 A2XY" calcext:value-type="string">
            <text:p>3x70 A2XY</text:p>
          </table:table-cell>
          <table:table-cell office:value-type="string" calcext:value-type="string">
            <text:p>Aluminium XLPE Cables</text:p>
          </table:table-cell>
          <table:table-cell table:formula="of:=[.J89]" office:value-type="string" office:string-value="3x70 A2XY" calcext:value-type="string">
            <text:p>3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9]" office:value-type="float" office:value="70" calcext:value-type="float">
            <text:p>70</text:p>
          </table:table-cell>
          <table:table-cell table:formula="of:=ROUND([.B89]/[.A8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/>
          <table:table-cell table:formula="of:=&quot;3x&quot;&amp;[.A90]&amp;&quot; A2XY&quot;" office:value-type="string" office:string-value="3x95 A2XY" calcext:value-type="string">
            <text:p>3x95 A2XY</text:p>
          </table:table-cell>
          <table:table-cell table:number-columns-repeated="6"/>
          <table:table-cell table:formula="of:=[.C90]" office:value-type="string" office:string-value="3x95 A2XY" calcext:value-type="string">
            <text:p>3x95 A2XY</text:p>
          </table:table-cell>
          <table:table-cell office:value-type="string" calcext:value-type="string">
            <text:p>Aluminium XLPE Cables</text:p>
          </table:table-cell>
          <table:table-cell table:formula="of:=[.J90]" office:value-type="string" office:string-value="3x95 A2XY" calcext:value-type="string">
            <text:p>3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0]" office:value-type="float" office:value="95" calcext:value-type="float">
            <text:p>95</text:p>
          </table:table-cell>
          <table:table-cell table:formula="of:=ROUND([.B90]/[.A9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/>
          <table:table-cell table:formula="of:=&quot;3x&quot;&amp;[.A91]&amp;&quot; A2XY&quot;" office:value-type="string" office:string-value="3x120 A2XY" calcext:value-type="string">
            <text:p>3x120 A2XY</text:p>
          </table:table-cell>
          <table:table-cell table:number-columns-repeated="6"/>
          <table:table-cell table:formula="of:=[.C91]" office:value-type="string" office:string-value="3x120 A2XY" calcext:value-type="string">
            <text:p>3x120 A2XY</text:p>
          </table:table-cell>
          <table:table-cell office:value-type="string" calcext:value-type="string">
            <text:p>Aluminium XLPE Cables</text:p>
          </table:table-cell>
          <table:table-cell table:formula="of:=[.J91]" office:value-type="string" office:string-value="3x120 A2XY" calcext:value-type="string">
            <text:p>3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1]" office:value-type="float" office:value="120" calcext:value-type="float">
            <text:p>120</text:p>
          </table:table-cell>
          <table:table-cell table:formula="of:=ROUND([.B91]/[.A9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/>
          <table:table-cell table:formula="of:=&quot;3x&quot;&amp;[.A92]&amp;&quot; A2XY&quot;" office:value-type="string" office:string-value="3x150 A2XY" calcext:value-type="string">
            <text:p>3x150 A2XY</text:p>
          </table:table-cell>
          <table:table-cell table:number-columns-repeated="6"/>
          <table:table-cell table:formula="of:=[.C92]" office:value-type="string" office:string-value="3x150 A2XY" calcext:value-type="string">
            <text:p>3x150 A2XY</text:p>
          </table:table-cell>
          <table:table-cell office:value-type="string" calcext:value-type="string">
            <text:p>Aluminium XLPE Cables</text:p>
          </table:table-cell>
          <table:table-cell table:formula="of:=[.J92]" office:value-type="string" office:string-value="3x150 A2XY" calcext:value-type="string">
            <text:p>3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2]" office:value-type="float" office:value="150" calcext:value-type="float">
            <text:p>150</text:p>
          </table:table-cell>
          <table:table-cell table:formula="of:=ROUND([.B92]/[.A9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/>
          <table:table-cell table:formula="of:=&quot;3x&quot;&amp;[.A93]&amp;&quot; A2XY&quot;" office:value-type="string" office:string-value="3x185 A2XY" calcext:value-type="string">
            <text:p>3x185 A2XY</text:p>
          </table:table-cell>
          <table:table-cell table:number-columns-repeated="6"/>
          <table:table-cell table:formula="of:=[.C93]" office:value-type="string" office:string-value="3x185 A2XY" calcext:value-type="string">
            <text:p>3x185 A2XY</text:p>
          </table:table-cell>
          <table:table-cell office:value-type="string" calcext:value-type="string">
            <text:p>Aluminium XLPE Cables</text:p>
          </table:table-cell>
          <table:table-cell table:formula="of:=[.J93]" office:value-type="string" office:string-value="3x185 A2XY" calcext:value-type="string">
            <text:p>3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3]" office:value-type="float" office:value="185" calcext:value-type="float">
            <text:p>185</text:p>
          </table:table-cell>
          <table:table-cell table:formula="of:=ROUND([.B93]/[.A9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/>
          <table:table-cell table:formula="of:=&quot;3x&quot;&amp;[.A94]&amp;&quot; A2XY&quot;" office:value-type="string" office:string-value="3x240 A2XY" calcext:value-type="string">
            <text:p>3x240 A2XY</text:p>
          </table:table-cell>
          <table:table-cell table:number-columns-repeated="6"/>
          <table:table-cell table:formula="of:=[.C94]" office:value-type="string" office:string-value="3x240 A2XY" calcext:value-type="string">
            <text:p>3x240 A2XY</text:p>
          </table:table-cell>
          <table:table-cell office:value-type="string" calcext:value-type="string">
            <text:p>Aluminium XLPE Cables</text:p>
          </table:table-cell>
          <table:table-cell table:formula="of:=[.J94]" office:value-type="string" office:string-value="3x240 A2XY" calcext:value-type="string">
            <text:p>3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4]" office:value-type="float" office:value="240" calcext:value-type="float">
            <text:p>240</text:p>
          </table:table-cell>
          <table:table-cell table:formula="of:=ROUND([.B94]/[.A9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/>
          <table:table-cell table:formula="of:=&quot;3x&quot;&amp;[.A95]&amp;&quot; A2XY&quot;" office:value-type="string" office:string-value="3x300 A2XY" calcext:value-type="string">
            <text:p>3x300 A2XY</text:p>
          </table:table-cell>
          <table:table-cell table:number-columns-repeated="6"/>
          <table:table-cell table:formula="of:=[.C95]" office:value-type="string" office:string-value="3x300 A2XY" calcext:value-type="string">
            <text:p>3x300 A2XY</text:p>
          </table:table-cell>
          <table:table-cell office:value-type="string" calcext:value-type="string">
            <text:p>Aluminium XLPE Cables</text:p>
          </table:table-cell>
          <table:table-cell table:formula="of:=[.J95]" office:value-type="string" office:string-value="3x300 A2XY" calcext:value-type="string">
            <text:p>3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5]" office:value-type="float" office:value="300" calcext:value-type="float">
            <text:p>300</text:p>
          </table:table-cell>
          <table:table-cell table:formula="of:=ROUND([.B95]/[.A9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96]&amp;&quot; A2XY&quot;" office:value-type="string" office:string-value="3.5x25 A2XY" calcext:value-type="string">
            <text:p>3.5x25 A2XY</text:p>
          </table:table-cell>
          <table:table-cell table:number-columns-repeated="6"/>
          <table:table-cell table:formula="of:=[.C96]" office:value-type="string" office:string-value="3.5x25 A2XY" calcext:value-type="string">
            <text:p>3.5x25 A2XY</text:p>
          </table:table-cell>
          <table:table-cell office:value-type="string" calcext:value-type="string">
            <text:p>Aluminium XLPE Cables</text:p>
          </table:table-cell>
          <table:table-cell table:formula="of:=[.J96]" office:value-type="string" office:string-value="3.5x25 A2XY" calcext:value-type="string">
            <text:p>3.5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6]" office:value-type="float" office:value="25" calcext:value-type="float">
            <text:p>25</text:p>
          </table:table-cell>
          <table:table-cell table:formula="of:=ROUND([.B96]/[.A96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97]&amp;&quot; A2XY&quot;" office:value-type="string" office:string-value="3.5x35 A2XY" calcext:value-type="string">
            <text:p>3.5x35 A2XY</text:p>
          </table:table-cell>
          <table:table-cell table:number-columns-repeated="6"/>
          <table:table-cell table:formula="of:=[.C97]" office:value-type="string" office:string-value="3.5x35 A2XY" calcext:value-type="string">
            <text:p>3.5x35 A2XY</text:p>
          </table:table-cell>
          <table:table-cell office:value-type="string" calcext:value-type="string">
            <text:p>Aluminium XLPE Cables</text:p>
          </table:table-cell>
          <table:table-cell table:formula="of:=[.J97]" office:value-type="string" office:string-value="3.5x35 A2XY" calcext:value-type="string">
            <text:p>3.5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7]" office:value-type="float" office:value="35" calcext:value-type="float">
            <text:p>35</text:p>
          </table:table-cell>
          <table:table-cell table:formula="of:=ROUND([.B97]/[.A97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98]&amp;&quot; A2XY&quot;" office:value-type="string" office:string-value="3.5x50 A2XY" calcext:value-type="string">
            <text:p>3.5x50 A2XY</text:p>
          </table:table-cell>
          <table:table-cell table:number-columns-repeated="6"/>
          <table:table-cell table:formula="of:=[.C98]" office:value-type="string" office:string-value="3.5x50 A2XY" calcext:value-type="string">
            <text:p>3.5x50 A2XY</text:p>
          </table:table-cell>
          <table:table-cell office:value-type="string" calcext:value-type="string">
            <text:p>Aluminium XLPE Cables</text:p>
          </table:table-cell>
          <table:table-cell table:formula="of:=[.J98]" office:value-type="string" office:string-value="3.5x50 A2XY" calcext:value-type="string">
            <text:p>3.5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8]" office:value-type="float" office:value="50" calcext:value-type="float">
            <text:p>50</text:p>
          </table:table-cell>
          <table:table-cell table:formula="of:=ROUND([.B98]/[.A9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99]&amp;&quot; A2XY&quot;" office:value-type="string" office:string-value="3.5x70 A2XY" calcext:value-type="string">
            <text:p>3.5x70 A2XY</text:p>
          </table:table-cell>
          <table:table-cell table:number-columns-repeated="6"/>
          <table:table-cell table:formula="of:=[.C99]" office:value-type="string" office:string-value="3.5x70 A2XY" calcext:value-type="string">
            <text:p>3.5x70 A2XY</text:p>
          </table:table-cell>
          <table:table-cell office:value-type="string" calcext:value-type="string">
            <text:p>Aluminium XLPE Cables</text:p>
          </table:table-cell>
          <table:table-cell table:formula="of:=[.J99]" office:value-type="string" office:string-value="3.5x70 A2XY" calcext:value-type="string">
            <text:p>3.5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9]" office:value-type="float" office:value="70" calcext:value-type="float">
            <text:p>70</text:p>
          </table:table-cell>
          <table:table-cell table:formula="of:=ROUND([.B99]/[.A99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100]&amp;&quot; A2XY&quot;" office:value-type="string" office:string-value="3.5x95 A2XY" calcext:value-type="string">
            <text:p>3.5x95 A2XY</text:p>
          </table:table-cell>
          <table:table-cell table:number-columns-repeated="6"/>
          <table:table-cell table:formula="of:=[.C100]" office:value-type="string" office:string-value="3.5x95 A2XY" calcext:value-type="string">
            <text:p>3.5x95 A2XY</text:p>
          </table:table-cell>
          <table:table-cell office:value-type="string" calcext:value-type="string">
            <text:p>Aluminium XLPE Cables</text:p>
          </table:table-cell>
          <table:table-cell table:formula="of:=[.J100]" office:value-type="string" office:string-value="3.5x95 A2XY" calcext:value-type="string">
            <text:p>3.5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0]" office:value-type="float" office:value="95" calcext:value-type="float">
            <text:p>95</text:p>
          </table:table-cell>
          <table:table-cell table:formula="of:=ROUND([.B100]/[.A100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101]&amp;&quot; A2XY&quot;" office:value-type="string" office:string-value="3.5x120 A2XY" calcext:value-type="string">
            <text:p>3.5x120 A2XY</text:p>
          </table:table-cell>
          <table:table-cell table:number-columns-repeated="6"/>
          <table:table-cell table:formula="of:=[.C101]" office:value-type="string" office:string-value="3.5x120 A2XY" calcext:value-type="string">
            <text:p>3.5x120 A2XY</text:p>
          </table:table-cell>
          <table:table-cell office:value-type="string" calcext:value-type="string">
            <text:p>Aluminium XLPE Cables</text:p>
          </table:table-cell>
          <table:table-cell table:formula="of:=[.J101]" office:value-type="string" office:string-value="3.5x120 A2XY" calcext:value-type="string">
            <text:p>3.5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1]" office:value-type="float" office:value="120" calcext:value-type="float">
            <text:p>120</text:p>
          </table:table-cell>
          <table:table-cell table:formula="of:=ROUND([.B101]/[.A101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102]&amp;&quot; A2XY&quot;" office:value-type="string" office:string-value="3.5x150 A2XY" calcext:value-type="string">
            <text:p>3.5x150 A2XY</text:p>
          </table:table-cell>
          <table:table-cell table:number-columns-repeated="6"/>
          <table:table-cell table:formula="of:=[.C102]" office:value-type="string" office:string-value="3.5x150 A2XY" calcext:value-type="string">
            <text:p>3.5x150 A2XY</text:p>
          </table:table-cell>
          <table:table-cell office:value-type="string" calcext:value-type="string">
            <text:p>Aluminium XLPE Cables</text:p>
          </table:table-cell>
          <table:table-cell table:formula="of:=[.J102]" office:value-type="string" office:string-value="3.5x150 A2XY" calcext:value-type="string">
            <text:p>3.5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2]" office:value-type="float" office:value="150" calcext:value-type="float">
            <text:p>150</text:p>
          </table:table-cell>
          <table:table-cell table:formula="of:=ROUND([.B102]/[.A102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103]&amp;&quot; A2XY&quot;" office:value-type="string" office:string-value="3.5x185 A2XY" calcext:value-type="string">
            <text:p>3.5x185 A2XY</text:p>
          </table:table-cell>
          <table:table-cell table:number-columns-repeated="6"/>
          <table:table-cell table:formula="of:=[.C103]" office:value-type="string" office:string-value="3.5x185 A2XY" calcext:value-type="string">
            <text:p>3.5x185 A2XY</text:p>
          </table:table-cell>
          <table:table-cell office:value-type="string" calcext:value-type="string">
            <text:p>Aluminium XLPE Cables</text:p>
          </table:table-cell>
          <table:table-cell table:formula="of:=[.J103]" office:value-type="string" office:string-value="3.5x185 A2XY" calcext:value-type="string">
            <text:p>3.5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3]" office:value-type="float" office:value="185" calcext:value-type="float">
            <text:p>185</text:p>
          </table:table-cell>
          <table:table-cell table:formula="of:=ROUND([.B103]/[.A103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104]&amp;&quot; A2XY&quot;" office:value-type="string" office:string-value="3.5x240 A2XY" calcext:value-type="string">
            <text:p>3.5x240 A2XY</text:p>
          </table:table-cell>
          <table:table-cell table:number-columns-repeated="6"/>
          <table:table-cell table:formula="of:=[.C104]" office:value-type="string" office:string-value="3.5x240 A2XY" calcext:value-type="string">
            <text:p>3.5x240 A2XY</text:p>
          </table:table-cell>
          <table:table-cell office:value-type="string" calcext:value-type="string">
            <text:p>Aluminium XLPE Cables</text:p>
          </table:table-cell>
          <table:table-cell table:formula="of:=[.J104]" office:value-type="string" office:string-value="3.5x240 A2XY" calcext:value-type="string">
            <text:p>3.5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4]" office:value-type="float" office:value="240" calcext:value-type="float">
            <text:p>240</text:p>
          </table:table-cell>
          <table:table-cell table:formula="of:=ROUND([.B104]/[.A104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105]&amp;&quot; A2XY&quot;" office:value-type="string" office:string-value="3.5x300 A2XY" calcext:value-type="string">
            <text:p>3.5x300 A2XY</text:p>
          </table:table-cell>
          <table:table-cell table:number-columns-repeated="6"/>
          <table:table-cell table:formula="of:=[.C105]" office:value-type="string" office:string-value="3.5x300 A2XY" calcext:value-type="string">
            <text:p>3.5x300 A2XY</text:p>
          </table:table-cell>
          <table:table-cell office:value-type="string" calcext:value-type="string">
            <text:p>Aluminium XLPE Cables</text:p>
          </table:table-cell>
          <table:table-cell table:formula="of:=[.J105]" office:value-type="string" office:string-value="3.5x300 A2XY" calcext:value-type="string">
            <text:p>3.5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5]" office:value-type="float" office:value="300" calcext:value-type="float">
            <text:p>300</text:p>
          </table:table-cell>
          <table:table-cell table:formula="of:=ROUND([.B105]/[.A105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4x&quot;&amp;[.A106]&amp;&quot; A2XY&quot;" office:value-type="string" office:string-value="4x4 A2XY" calcext:value-type="string">
            <text:p>4x4 A2XY</text:p>
          </table:table-cell>
          <table:table-cell table:number-columns-repeated="6"/>
          <table:table-cell table:formula="of:=[.C106]" office:value-type="string" office:string-value="4x4 A2XY" calcext:value-type="string">
            <text:p>4x4 A2XY</text:p>
          </table:table-cell>
          <table:table-cell office:value-type="string" calcext:value-type="string">
            <text:p>Aluminium XLPE Cables</text:p>
          </table:table-cell>
          <table:table-cell table:formula="of:=[.J106]" office:value-type="string" office:string-value="4x4 A2XY" calcext:value-type="string">
            <text:p>4x4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6]" office:value-type="float" office:value="4" calcext:value-type="float">
            <text:p>4</text:p>
          </table:table-cell>
          <table:table-cell table:formula="of:=ROUND([.B106]/[.A10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4x&quot;&amp;[.A107]&amp;&quot; A2XY&quot;" office:value-type="string" office:string-value="4x6 A2XY" calcext:value-type="string">
            <text:p>4x6 A2XY</text:p>
          </table:table-cell>
          <table:table-cell table:number-columns-repeated="6"/>
          <table:table-cell table:formula="of:=[.C107]" office:value-type="string" office:string-value="4x6 A2XY" calcext:value-type="string">
            <text:p>4x6 A2XY</text:p>
          </table:table-cell>
          <table:table-cell office:value-type="string" calcext:value-type="string">
            <text:p>Aluminium XLPE Cables</text:p>
          </table:table-cell>
          <table:table-cell table:formula="of:=[.J107]" office:value-type="string" office:string-value="4x6 A2XY" calcext:value-type="string">
            <text:p>4x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7]" office:value-type="float" office:value="6" calcext:value-type="float">
            <text:p>6</text:p>
          </table:table-cell>
          <table:table-cell table:formula="of:=ROUND([.B107]/[.A10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4x&quot;&amp;[.A108]&amp;&quot; A2XY&quot;" office:value-type="string" office:string-value="4x10 A2XY" calcext:value-type="string">
            <text:p>4x10 A2XY</text:p>
          </table:table-cell>
          <table:table-cell table:number-columns-repeated="6"/>
          <table:table-cell table:formula="of:=[.C108]" office:value-type="string" office:string-value="4x10 A2XY" calcext:value-type="string">
            <text:p>4x10 A2XY</text:p>
          </table:table-cell>
          <table:table-cell office:value-type="string" calcext:value-type="string">
            <text:p>Aluminium XLPE Cables</text:p>
          </table:table-cell>
          <table:table-cell table:formula="of:=[.J108]" office:value-type="string" office:string-value="4x10 A2XY" calcext:value-type="string">
            <text:p>4x1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8]" office:value-type="float" office:value="10" calcext:value-type="float">
            <text:p>10</text:p>
          </table:table-cell>
          <table:table-cell table:formula="of:=ROUND([.B108]/[.A10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4x&quot;&amp;[.A109]&amp;&quot; A2XY&quot;" office:value-type="string" office:string-value="4x16 A2XY" calcext:value-type="string">
            <text:p>4x16 A2XY</text:p>
          </table:table-cell>
          <table:table-cell table:number-columns-repeated="6"/>
          <table:table-cell table:formula="of:=[.C109]" office:value-type="string" office:string-value="4x16 A2XY" calcext:value-type="string">
            <text:p>4x16 A2XY</text:p>
          </table:table-cell>
          <table:table-cell office:value-type="string" calcext:value-type="string">
            <text:p>Aluminium XLPE Cables</text:p>
          </table:table-cell>
          <table:table-cell table:formula="of:=[.J109]" office:value-type="string" office:string-value="4x16 A2XY" calcext:value-type="string">
            <text:p>4x1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9]" office:value-type="float" office:value="16" calcext:value-type="float">
            <text:p>16</text:p>
          </table:table-cell>
          <table:table-cell table:formula="of:=ROUND([.B109]/[.A10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4x&quot;&amp;[.A110]&amp;&quot; A2XY&quot;" office:value-type="string" office:string-value="4x25 A2XY" calcext:value-type="string">
            <text:p>4x25 A2XY</text:p>
          </table:table-cell>
          <table:table-cell table:number-columns-repeated="6"/>
          <table:table-cell table:formula="of:=[.C110]" office:value-type="string" office:string-value="4x25 A2XY" calcext:value-type="string">
            <text:p>4x25 A2XY</text:p>
          </table:table-cell>
          <table:table-cell office:value-type="string" calcext:value-type="string">
            <text:p>Aluminium XLPE Cables</text:p>
          </table:table-cell>
          <table:table-cell table:formula="of:=[.J110]" office:value-type="string" office:string-value="4x25 A2XY" calcext:value-type="string">
            <text:p>4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0]" office:value-type="float" office:value="25" calcext:value-type="float">
            <text:p>25</text:p>
          </table:table-cell>
          <table:table-cell table:formula="of:=ROUND([.B110]/[.A1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4x&quot;&amp;[.A111]&amp;&quot; A2XY&quot;" office:value-type="string" office:string-value="4x35 A2XY" calcext:value-type="string">
            <text:p>4x35 A2XY</text:p>
          </table:table-cell>
          <table:table-cell table:number-columns-repeated="6"/>
          <table:table-cell table:formula="of:=[.C111]" office:value-type="string" office:string-value="4x35 A2XY" calcext:value-type="string">
            <text:p>4x35 A2XY</text:p>
          </table:table-cell>
          <table:table-cell office:value-type="string" calcext:value-type="string">
            <text:p>Aluminium XLPE Cables</text:p>
          </table:table-cell>
          <table:table-cell table:formula="of:=[.J111]" office:value-type="string" office:string-value="4x35 A2XY" calcext:value-type="string">
            <text:p>4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1]" office:value-type="float" office:value="35" calcext:value-type="float">
            <text:p>35</text:p>
          </table:table-cell>
          <table:table-cell table:formula="of:=ROUND([.B111]/[.A11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4x&quot;&amp;[.A112]&amp;&quot; A2XY&quot;" office:value-type="string" office:string-value="4x50 A2XY" calcext:value-type="string">
            <text:p>4x50 A2XY</text:p>
          </table:table-cell>
          <table:table-cell table:number-columns-repeated="6"/>
          <table:table-cell table:formula="of:=[.C112]" office:value-type="string" office:string-value="4x50 A2XY" calcext:value-type="string">
            <text:p>4x50 A2XY</text:p>
          </table:table-cell>
          <table:table-cell office:value-type="string" calcext:value-type="string">
            <text:p>Aluminium XLPE Cables</text:p>
          </table:table-cell>
          <table:table-cell table:formula="of:=[.J112]" office:value-type="string" office:string-value="4x50 A2XY" calcext:value-type="string">
            <text:p>4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2]" office:value-type="float" office:value="50" calcext:value-type="float">
            <text:p>50</text:p>
          </table:table-cell>
          <table:table-cell table:formula="of:=ROUND([.B112]/[.A11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4x&quot;&amp;[.A113]&amp;&quot; A2XY&quot;" office:value-type="string" office:string-value="4x70 A2XY" calcext:value-type="string">
            <text:p>4x70 A2XY</text:p>
          </table:table-cell>
          <table:table-cell table:number-columns-repeated="6"/>
          <table:table-cell table:formula="of:=[.C113]" office:value-type="string" office:string-value="4x70 A2XY" calcext:value-type="string">
            <text:p>4x70 A2XY</text:p>
          </table:table-cell>
          <table:table-cell office:value-type="string" calcext:value-type="string">
            <text:p>Aluminium XLPE Cables</text:p>
          </table:table-cell>
          <table:table-cell table:formula="of:=[.J113]" office:value-type="string" office:string-value="4x70 A2XY" calcext:value-type="string">
            <text:p>4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3]" office:value-type="float" office:value="70" calcext:value-type="float">
            <text:p>70</text:p>
          </table:table-cell>
          <table:table-cell table:formula="of:=ROUND([.B113]/[.A11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4x&quot;&amp;[.A114]&amp;&quot; A2XY&quot;" office:value-type="string" office:string-value="4x95 A2XY" calcext:value-type="string">
            <text:p>4x95 A2XY</text:p>
          </table:table-cell>
          <table:table-cell table:number-columns-repeated="6"/>
          <table:table-cell table:formula="of:=[.C114]" office:value-type="string" office:string-value="4x95 A2XY" calcext:value-type="string">
            <text:p>4x95 A2XY</text:p>
          </table:table-cell>
          <table:table-cell office:value-type="string" calcext:value-type="string">
            <text:p>Aluminium XLPE Cables</text:p>
          </table:table-cell>
          <table:table-cell table:formula="of:=[.J114]" office:value-type="string" office:string-value="4x95 A2XY" calcext:value-type="string">
            <text:p>4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4]" office:value-type="float" office:value="95" calcext:value-type="float">
            <text:p>95</text:p>
          </table:table-cell>
          <table:table-cell table:formula="of:=ROUND([.B114]/[.A11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4x&quot;&amp;[.A115]&amp;&quot; A2XY&quot;" office:value-type="string" office:string-value="4x120 A2XY" calcext:value-type="string">
            <text:p>4x120 A2XY</text:p>
          </table:table-cell>
          <table:table-cell table:number-columns-repeated="6"/>
          <table:table-cell table:formula="of:=[.C115]" office:value-type="string" office:string-value="4x120 A2XY" calcext:value-type="string">
            <text:p>4x120 A2XY</text:p>
          </table:table-cell>
          <table:table-cell office:value-type="string" calcext:value-type="string">
            <text:p>Aluminium XLPE Cables</text:p>
          </table:table-cell>
          <table:table-cell table:formula="of:=[.J115]" office:value-type="string" office:string-value="4x120 A2XY" calcext:value-type="string">
            <text:p>4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5]" office:value-type="float" office:value="120" calcext:value-type="float">
            <text:p>120</text:p>
          </table:table-cell>
          <table:table-cell table:formula="of:=ROUND([.B115]/[.A11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4x&quot;&amp;[.A116]&amp;&quot; A2XY&quot;" office:value-type="string" office:string-value="4x150 A2XY" calcext:value-type="string">
            <text:p>4x150 A2XY</text:p>
          </table:table-cell>
          <table:table-cell table:number-columns-repeated="6"/>
          <table:table-cell table:formula="of:=[.C116]" office:value-type="string" office:string-value="4x150 A2XY" calcext:value-type="string">
            <text:p>4x150 A2XY</text:p>
          </table:table-cell>
          <table:table-cell office:value-type="string" calcext:value-type="string">
            <text:p>Aluminium XLPE Cables</text:p>
          </table:table-cell>
          <table:table-cell table:formula="of:=[.J116]" office:value-type="string" office:string-value="4x150 A2XY" calcext:value-type="string">
            <text:p>4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6]" office:value-type="float" office:value="150" calcext:value-type="float">
            <text:p>150</text:p>
          </table:table-cell>
          <table:table-cell table:formula="of:=ROUND([.B116]/[.A11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4x&quot;&amp;[.A117]&amp;&quot; A2XY&quot;" office:value-type="string" office:string-value="4x185 A2XY" calcext:value-type="string">
            <text:p>4x185 A2XY</text:p>
          </table:table-cell>
          <table:table-cell table:number-columns-repeated="6"/>
          <table:table-cell table:formula="of:=[.C117]" office:value-type="string" office:string-value="4x185 A2XY" calcext:value-type="string">
            <text:p>4x185 A2XY</text:p>
          </table:table-cell>
          <table:table-cell office:value-type="string" calcext:value-type="string">
            <text:p>Aluminium XLPE Cables</text:p>
          </table:table-cell>
          <table:table-cell table:formula="of:=[.J117]" office:value-type="string" office:string-value="4x185 A2XY" calcext:value-type="string">
            <text:p>4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7]" office:value-type="float" office:value="185" calcext:value-type="float">
            <text:p>185</text:p>
          </table:table-cell>
          <table:table-cell table:formula="of:=ROUND([.B117]/[.A11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4x&quot;&amp;[.A118]&amp;&quot; A2XY&quot;" office:value-type="string" office:string-value="4x240 A2XY" calcext:value-type="string">
            <text:p>4x240 A2XY</text:p>
          </table:table-cell>
          <table:table-cell table:number-columns-repeated="6"/>
          <table:table-cell table:formula="of:=[.C118]" office:value-type="string" office:string-value="4x240 A2XY" calcext:value-type="string">
            <text:p>4x240 A2XY</text:p>
          </table:table-cell>
          <table:table-cell office:value-type="string" calcext:value-type="string">
            <text:p>Aluminium XLPE Cables</text:p>
          </table:table-cell>
          <table:table-cell table:formula="of:=[.J118]" office:value-type="string" office:string-value="4x240 A2XY" calcext:value-type="string">
            <text:p>4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8]" office:value-type="float" office:value="240" calcext:value-type="float">
            <text:p>240</text:p>
          </table:table-cell>
          <table:table-cell table:formula="of:=ROUND([.B118]/[.A11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4x&quot;&amp;[.A119]&amp;&quot; A2XY&quot;" office:value-type="string" office:string-value="4x300 A2XY" calcext:value-type="string">
            <text:p>4x300 A2XY</text:p>
          </table:table-cell>
          <table:table-cell table:number-columns-repeated="6"/>
          <table:table-cell table:formula="of:=[.C119]" office:value-type="string" office:string-value="4x300 A2XY" calcext:value-type="string">
            <text:p>4x300 A2XY</text:p>
          </table:table-cell>
          <table:table-cell office:value-type="string" calcext:value-type="string">
            <text:p>Aluminium XLPE Cables</text:p>
          </table:table-cell>
          <table:table-cell table:formula="of:=[.J119]" office:value-type="string" office:string-value="4x300 A2XY" calcext:value-type="string">
            <text:p>4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9]" office:value-type="float" office:value="300" calcext:value-type="float">
            <text:p>300</text:p>
          </table:table-cell>
          <table:table-cell table:formula="of:=ROUND([.B119]/[.A11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2x&quot;&amp;[.A120]&amp;&quot; 2XWY&quot;" office:value-type="string" office:string-value="2x1.5 2XWY" calcext:value-type="string">
            <text:p>2x1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4" calcext:value-type="float">
            <text:p>14</text:p>
          </table:table-cell>
          <table:table-cell table:formula="of:=[.G120]-[.F120]*2-[.E120]" office:value-type="float" office:value="10.12" calcext:value-type="float">
            <text:p>10.12</text:p>
          </table:table-cell>
          <table:table-cell office:value-type="float" office:value="0.785" calcext:value-type="float">
            <text:p>0.785</text:p>
          </table:table-cell>
          <table:table-cell table:formula="of:=[.C120]" office:value-type="string" office:string-value="2x1.5 2XWY" calcext:value-type="string">
            <text:p>2x1.5 2XWY</text:p>
          </table:table-cell>
          <table:table-cell office:value-type="string" calcext:value-type="string">
            <text:p>Copper XLPE Cables - Wire Armoured</text:p>
          </table:table-cell>
          <table:table-cell table:formula="of:=[.J120]" office:value-type="string" office:string-value="2x1.5 2XWY" calcext:value-type="string">
            <text:p>2x1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0]" office:value-type="float" office:value="1.5" calcext:value-type="float">
            <text:p>1.5</text:p>
          </table:table-cell>
          <table:table-cell table:formula="of:=ROUND([.B120]/[.A12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20]*[.E120]*[.I120])" office:value-type="float" office:value="35" calcext:value-type="float">
            <text:p>3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2x&quot;&amp;[.A121]&amp;&quot; 2XWY&quot;" office:value-type="string" office:string-value="2x2.5 2XWY" calcext:value-type="string">
            <text:p>2x2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4" calcext:value-type="float">
            <text:p>14</text:p>
          </table:table-cell>
          <table:table-cell table:formula="of:=[.G121]-[.F121]*2-[.E121]" office:value-type="float" office:value="10.12" calcext:value-type="float">
            <text:p>10.12</text:p>
          </table:table-cell>
          <table:table-cell office:value-type="float" office:value="0.785" calcext:value-type="float">
            <text:p>0.785</text:p>
          </table:table-cell>
          <table:table-cell table:formula="of:=[.C121]" office:value-type="string" office:string-value="2x2.5 2XWY" calcext:value-type="string">
            <text:p>2x2.5 2XWY</text:p>
          </table:table-cell>
          <table:table-cell office:value-type="string" calcext:value-type="string">
            <text:p>Copper XLPE Cables - Wire Armoured</text:p>
          </table:table-cell>
          <table:table-cell table:formula="of:=[.J121]" office:value-type="string" office:string-value="2x2.5 2XWY" calcext:value-type="string">
            <text:p>2x2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1]" office:value-type="float" office:value="2.5" calcext:value-type="float">
            <text:p>2.5</text:p>
          </table:table-cell>
          <table:table-cell table:formula="of:=ROUND([.B121]/[.A12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21]*[.E121]*[.I121])" office:value-type="float" office:value="35" calcext:value-type="float">
            <text:p>3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2x&quot;&amp;[.A122]&amp;&quot; 2XWY&quot;" office:value-type="string" office:string-value="2x4 2XWY" calcext:value-type="string">
            <text:p>2x4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8" calcext:value-type="float">
            <text:p>18</text:p>
          </table:table-cell>
          <table:table-cell table:formula="of:=[.G122]-[.F122]*2-[.E122]" office:value-type="float" office:value="14.12" calcext:value-type="float">
            <text:p>14.12</text:p>
          </table:table-cell>
          <table:table-cell office:value-type="float" office:value="0.785" calcext:value-type="float">
            <text:p>0.785</text:p>
          </table:table-cell>
          <table:table-cell table:formula="of:=[.C122]" office:value-type="string" office:string-value="2x4 2XWY" calcext:value-type="string">
            <text:p>2x4 2XWY</text:p>
          </table:table-cell>
          <table:table-cell office:value-type="string" calcext:value-type="string">
            <text:p>Copper XLPE Cables - Wire Armoured</text:p>
          </table:table-cell>
          <table:table-cell table:formula="of:=[.J122]" office:value-type="string" office:string-value="2x4 2XWY" calcext:value-type="string">
            <text:p>2x4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2]" office:value-type="float" office:value="4" calcext:value-type="float">
            <text:p>4</text:p>
          </table:table-cell>
          <table:table-cell table:formula="of:=ROUND([.B122]/[.A12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22]*[.E122]*[.I122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123]&amp;&quot; 2XWY&quot;" office:value-type="string" office:string-value="2x6 2XWY" calcext:value-type="string">
            <text:p>2x6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9" calcext:value-type="float">
            <text:p>19</text:p>
          </table:table-cell>
          <table:table-cell table:formula="of:=[.G123]-[.F123]*2-[.E123]" office:value-type="float" office:value="15.12" calcext:value-type="float">
            <text:p>15.12</text:p>
          </table:table-cell>
          <table:table-cell office:value-type="float" office:value="0.785" calcext:value-type="float">
            <text:p>0.785</text:p>
          </table:table-cell>
          <table:table-cell table:formula="of:=[.C123]" office:value-type="string" office:string-value="2x6 2XWY" calcext:value-type="string">
            <text:p>2x6 2XWY</text:p>
          </table:table-cell>
          <table:table-cell office:value-type="string" calcext:value-type="string">
            <text:p>Copper XLPE Cables - Wire Armoured</text:p>
          </table:table-cell>
          <table:table-cell table:formula="of:=[.J123]" office:value-type="string" office:string-value="2x6 2XWY" calcext:value-type="string">
            <text:p>2x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3]" office:value-type="float" office:value="6" calcext:value-type="float">
            <text:p>6</text:p>
          </table:table-cell>
          <table:table-cell table:formula="of:=ROUND([.B123]/[.A12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23]*[.E123]*[.I123])" office:value-type="float" office:value="52" calcext:value-type="float">
            <text:p>5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124]&amp;&quot; 2XWY&quot;" office:value-type="string" office:string-value="2x10 2XWY" calcext:value-type="string">
            <text:p>2x10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0" calcext:value-type="float">
            <text:p>20</text:p>
          </table:table-cell>
          <table:table-cell table:formula="of:=[.G124]-[.F124]*2-[.E124]" office:value-type="float" office:value="16.12" calcext:value-type="float">
            <text:p>16.12</text:p>
          </table:table-cell>
          <table:table-cell office:value-type="float" office:value="0.785" calcext:value-type="float">
            <text:p>0.785</text:p>
          </table:table-cell>
          <table:table-cell table:formula="of:=[.C124]" office:value-type="string" office:string-value="2x10 2XWY" calcext:value-type="string">
            <text:p>2x10 2XWY</text:p>
          </table:table-cell>
          <table:table-cell office:value-type="string" calcext:value-type="string">
            <text:p>Copper XLPE Cables - Wire Armoured</text:p>
          </table:table-cell>
          <table:table-cell table:formula="of:=[.J124]" office:value-type="string" office:string-value="2x10 2XWY" calcext:value-type="string">
            <text:p>2x1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4]" office:value-type="float" office:value="10" calcext:value-type="float">
            <text:p>10</text:p>
          </table:table-cell>
          <table:table-cell table:formula="of:=ROUND([.B124]/[.A12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24]*[.E124]*[.I124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125]&amp;&quot; 2XWY&quot;" office:value-type="string" office:string-value="2x16 2XWY" calcext:value-type="string">
            <text:p>2x16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125]-[.F125]*2-[.E125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125]" office:value-type="string" office:string-value="2x16 2XWY" calcext:value-type="string">
            <text:p>2x16 2XWY</text:p>
          </table:table-cell>
          <table:table-cell office:value-type="string" calcext:value-type="string">
            <text:p>Copper XLPE Cables - Wire Armoured</text:p>
          </table:table-cell>
          <table:table-cell table:formula="of:=[.J125]" office:value-type="string" office:string-value="2x16 2XWY" calcext:value-type="string">
            <text:p>2x1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5]" office:value-type="float" office:value="16" calcext:value-type="float">
            <text:p>16</text:p>
          </table:table-cell>
          <table:table-cell table:formula="of:=ROUND([.B125]/[.A12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25]*[.E125]*[.I125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126]&amp;&quot; 2XWY&quot;" office:value-type="string" office:string-value="2x25 2XWY" calcext:value-type="string">
            <text:p>2x2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126]-[.F126]*2-[.E126]" office:value-type="float" office:value="16.6" calcext:value-type="float">
            <text:p>16.6</text:p>
          </table:table-cell>
          <table:table-cell office:value-type="float" office:value="0.785" calcext:value-type="float">
            <text:p>0.785</text:p>
          </table:table-cell>
          <table:table-cell table:formula="of:=[.C126]" office:value-type="string" office:string-value="2x25 2XWY" calcext:value-type="string">
            <text:p>2x25 2XWY</text:p>
          </table:table-cell>
          <table:table-cell office:value-type="string" calcext:value-type="string">
            <text:p>Copper XLPE Cables - Wire Armoured</text:p>
          </table:table-cell>
          <table:table-cell table:formula="of:=[.J126]" office:value-type="string" office:string-value="2x25 2XWY" calcext:value-type="string">
            <text:p>2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6]" office:value-type="float" office:value="25" calcext:value-type="float">
            <text:p>25</text:p>
          </table:table-cell>
          <table:table-cell table:formula="of:=ROUND([.B126]/[.A12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26]*[.E126]*[.I126])" office:value-type="float" office:value="65" calcext:value-type="float">
            <text:p>6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127]&amp;&quot; 2XWY&quot;" office:value-type="string" office:string-value="2x35 2XWY" calcext:value-type="string">
            <text:p>2x3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127]-[.F127]*2-[.E127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127]" office:value-type="string" office:string-value="2x35 2XWY" calcext:value-type="string">
            <text:p>2x35 2XWY</text:p>
          </table:table-cell>
          <table:table-cell office:value-type="string" calcext:value-type="string">
            <text:p>Copper XLPE Cables - Wire Armoured</text:p>
          </table:table-cell>
          <table:table-cell table:formula="of:=[.J127]" office:value-type="string" office:string-value="2x35 2XWY" calcext:value-type="string">
            <text:p>2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7]" office:value-type="float" office:value="35" calcext:value-type="float">
            <text:p>35</text:p>
          </table:table-cell>
          <table:table-cell table:formula="of:=ROUND([.B127]/[.A12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27]*[.E127]*[.I127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128]&amp;&quot; 2XWY&quot;" office:value-type="string" office:string-value="2x50 2XWY" calcext:value-type="string">
            <text:p>2x5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128]-[.F128]*2-[.E128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128]" office:value-type="string" office:string-value="2x50 2XWY" calcext:value-type="string">
            <text:p>2x50 2XWY</text:p>
          </table:table-cell>
          <table:table-cell office:value-type="string" calcext:value-type="string">
            <text:p>Copper XLPE Cables - Wire Armoured</text:p>
          </table:table-cell>
          <table:table-cell table:formula="of:=[.J128]" office:value-type="string" office:string-value="2x50 2XWY" calcext:value-type="string">
            <text:p>2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8]" office:value-type="float" office:value="50" calcext:value-type="float">
            <text:p>50</text:p>
          </table:table-cell>
          <table:table-cell table:formula="of:=ROUND([.B128]/[.A12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28]*[.E128]*[.I128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129]&amp;&quot; 2XWY&quot;" office:value-type="string" office:string-value="2x70 2XWY" calcext:value-type="string">
            <text:p>2x7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8" calcext:value-type="float">
            <text:p>28</text:p>
          </table:table-cell>
          <table:table-cell table:formula="of:=[.G129]-[.F129]*2-[.E129]" office:value-type="float" office:value="23.28" calcext:value-type="float">
            <text:p>23.28</text:p>
          </table:table-cell>
          <table:table-cell office:value-type="float" office:value="0.785" calcext:value-type="float">
            <text:p>0.785</text:p>
          </table:table-cell>
          <table:table-cell table:formula="of:=[.C129]" office:value-type="string" office:string-value="2x70 2XWY" calcext:value-type="string">
            <text:p>2x70 2XWY</text:p>
          </table:table-cell>
          <table:table-cell office:value-type="string" calcext:value-type="string">
            <text:p>Copper XLPE Cables - Wire Armoured</text:p>
          </table:table-cell>
          <table:table-cell table:formula="of:=[.J129]" office:value-type="string" office:string-value="2x70 2XWY" calcext:value-type="string">
            <text:p>2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9]" office:value-type="float" office:value="70" calcext:value-type="float">
            <text:p>70</text:p>
          </table:table-cell>
          <table:table-cell table:formula="of:=ROUND([.B129]/[.A12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29]*[.E129]*[.I129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130]&amp;&quot; 2XWY&quot;" office:value-type="string" office:string-value="2x95 2XWY" calcext:value-type="string">
            <text:p>2x9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1" calcext:value-type="float">
            <text:p>31</text:p>
          </table:table-cell>
          <table:table-cell table:formula="of:=[.G130]-[.F130]*2-[.E130]" office:value-type="float" office:value="25.88" calcext:value-type="float">
            <text:p>25.88</text:p>
          </table:table-cell>
          <table:table-cell office:value-type="float" office:value="0.785" calcext:value-type="float">
            <text:p>0.785</text:p>
          </table:table-cell>
          <table:table-cell table:formula="of:=[.C130]" office:value-type="string" office:string-value="2x95 2XWY" calcext:value-type="string">
            <text:p>2x95 2XWY</text:p>
          </table:table-cell>
          <table:table-cell office:value-type="string" calcext:value-type="string">
            <text:p>Copper XLPE Cables - Wire Armoured</text:p>
          </table:table-cell>
          <table:table-cell table:formula="of:=[.J130]" office:value-type="string" office:string-value="2x95 2XWY" calcext:value-type="string">
            <text:p>2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0]" office:value-type="float" office:value="95" calcext:value-type="float">
            <text:p>95</text:p>
          </table:table-cell>
          <table:table-cell table:formula="of:=ROUND([.B130]/[.A13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0]*[.E130]*[.I130])" office:value-type="float" office:value="128" calcext:value-type="float">
            <text:p>12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131]&amp;&quot; 2XWY&quot;" office:value-type="string" office:string-value="2x120 2XWY" calcext:value-type="string">
            <text:p>2x12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4" calcext:value-type="float">
            <text:p>34</text:p>
          </table:table-cell>
          <table:table-cell table:formula="of:=[.G131]-[.F131]*2-[.E131]" office:value-type="float" office:value="28.88" calcext:value-type="float">
            <text:p>28.88</text:p>
          </table:table-cell>
          <table:table-cell office:value-type="float" office:value="0.785" calcext:value-type="float">
            <text:p>0.785</text:p>
          </table:table-cell>
          <table:table-cell table:formula="of:=[.C131]" office:value-type="string" office:string-value="2x120 2XWY" calcext:value-type="string">
            <text:p>2x120 2XWY</text:p>
          </table:table-cell>
          <table:table-cell office:value-type="string" calcext:value-type="string">
            <text:p>Copper XLPE Cables - Wire Armoured</text:p>
          </table:table-cell>
          <table:table-cell table:formula="of:=[.J131]" office:value-type="string" office:string-value="2x120 2XWY" calcext:value-type="string">
            <text:p>2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1]" office:value-type="float" office:value="120" calcext:value-type="float">
            <text:p>120</text:p>
          </table:table-cell>
          <table:table-cell table:formula="of:=ROUND([.B131]/[.A13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1]*[.E131]*[.I131])" office:value-type="float" office:value="142" calcext:value-type="float">
            <text:p>14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132]&amp;&quot; 2XWY&quot;" office:value-type="string" office:string-value="2x150 2XWY" calcext:value-type="string">
            <text:p>2x15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7" calcext:value-type="float">
            <text:p>37</text:p>
          </table:table-cell>
          <table:table-cell table:formula="of:=[.G132]-[.F132]*2-[.E132]" office:value-type="float" office:value="31.56" calcext:value-type="float">
            <text:p>31.56</text:p>
          </table:table-cell>
          <table:table-cell office:value-type="float" office:value="0.785" calcext:value-type="float">
            <text:p>0.785</text:p>
          </table:table-cell>
          <table:table-cell table:formula="of:=[.C132]" office:value-type="string" office:string-value="2x150 2XWY" calcext:value-type="string">
            <text:p>2x150 2XWY</text:p>
          </table:table-cell>
          <table:table-cell office:value-type="string" calcext:value-type="string">
            <text:p>Copper XLPE Cables - Wire Armoured</text:p>
          </table:table-cell>
          <table:table-cell table:formula="of:=[.J132]" office:value-type="string" office:string-value="2x150 2XWY" calcext:value-type="string">
            <text:p>2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2]" office:value-type="float" office:value="150" calcext:value-type="float">
            <text:p>150</text:p>
          </table:table-cell>
          <table:table-cell table:formula="of:=ROUND([.B132]/[.A13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2]*[.E132]*[.I132])" office:value-type="float" office:value="156" calcext:value-type="float">
            <text:p>1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133]&amp;&quot; 2XWY&quot;" office:value-type="string" office:string-value="2x185 2XWY" calcext:value-type="string">
            <text:p>2x18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0" calcext:value-type="float">
            <text:p>40</text:p>
          </table:table-cell>
          <table:table-cell table:formula="of:=[.G133]-[.F133]*2-[.E133]" office:value-type="float" office:value="34.24" calcext:value-type="float">
            <text:p>34.24</text:p>
          </table:table-cell>
          <table:table-cell office:value-type="float" office:value="0.785" calcext:value-type="float">
            <text:p>0.785</text:p>
          </table:table-cell>
          <table:table-cell table:formula="of:=[.C133]" office:value-type="string" office:string-value="2x185 2XWY" calcext:value-type="string">
            <text:p>2x185 2XWY</text:p>
          </table:table-cell>
          <table:table-cell office:value-type="string" calcext:value-type="string">
            <text:p>Copper XLPE Cables - Wire Armoured</text:p>
          </table:table-cell>
          <table:table-cell table:formula="of:=[.J133]" office:value-type="string" office:string-value="2x185 2XWY" calcext:value-type="string">
            <text:p>2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3]" office:value-type="float" office:value="185" calcext:value-type="float">
            <text:p>185</text:p>
          </table:table-cell>
          <table:table-cell table:formula="of:=ROUND([.B133]/[.A13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3]*[.E133]*[.I133])" office:value-type="float" office:value="169" calcext:value-type="float">
            <text:p>1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134]&amp;&quot; 2XWY&quot;" office:value-type="string" office:string-value="2x240 2XWY" calcext:value-type="string">
            <text:p>2x24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5" calcext:value-type="float">
            <text:p>45</text:p>
          </table:table-cell>
          <table:table-cell table:formula="of:=[.G134]-[.F134]*2-[.E134]" office:value-type="float" office:value="38.42" calcext:value-type="float">
            <text:p>38.42</text:p>
          </table:table-cell>
          <table:table-cell office:value-type="float" office:value="0.785" calcext:value-type="float">
            <text:p>0.785</text:p>
          </table:table-cell>
          <table:table-cell table:formula="of:=[.C134]" office:value-type="string" office:string-value="2x240 2XWY" calcext:value-type="string">
            <text:p>2x240 2XWY</text:p>
          </table:table-cell>
          <table:table-cell office:value-type="string" calcext:value-type="string">
            <text:p>Copper XLPE Cables - Wire Armoured</text:p>
          </table:table-cell>
          <table:table-cell table:formula="of:=[.J134]" office:value-type="string" office:string-value="2x240 2XWY" calcext:value-type="string">
            <text:p>2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4]" office:value-type="float" office:value="240" calcext:value-type="float">
            <text:p>240</text:p>
          </table:table-cell>
          <table:table-cell table:formula="of:=ROUND([.B134]/[.A13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34]*[.E134]*[.I134])" office:value-type="float" office:value="237" calcext:value-type="float">
            <text:p>23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135]&amp;&quot; 2XWY&quot;" office:value-type="string" office:string-value="2x300 2XWY" calcext:value-type="string">
            <text:p>2x30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49" calcext:value-type="float">
            <text:p>49</text:p>
          </table:table-cell>
          <table:table-cell table:formula="of:=[.G135]-[.F135]*2-[.E135]" office:value-type="float" office:value="42.1" calcext:value-type="float">
            <text:p>42.1</text:p>
          </table:table-cell>
          <table:table-cell office:value-type="float" office:value="0.785" calcext:value-type="float">
            <text:p>0.785</text:p>
          </table:table-cell>
          <table:table-cell table:formula="of:=[.C135]" office:value-type="string" office:string-value="2x300 2XWY" calcext:value-type="string">
            <text:p>2x300 2XWY</text:p>
          </table:table-cell>
          <table:table-cell office:value-type="string" calcext:value-type="string">
            <text:p>Copper XLPE Cables - Wire Armoured</text:p>
          </table:table-cell>
          <table:table-cell table:formula="of:=[.J135]" office:value-type="string" office:string-value="2x300 2XWY" calcext:value-type="string">
            <text:p>2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5]" office:value-type="float" office:value="300" calcext:value-type="float">
            <text:p>300</text:p>
          </table:table-cell>
          <table:table-cell table:formula="of:=ROUND([.B135]/[.A13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35]*[.E135]*[.I135])" office:value-type="float" office:value="259" calcext:value-type="float">
            <text:p>259</text:p>
          </table:table-cell>
          <table:table-cell table:number-columns-repeated="43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Default"/>
          <table:table-cell table:formula="of:=&quot;3x&quot;&amp;[.A136]&amp;&quot; 2XWY&quot;" office:value-type="string" office:string-value="3x1.5 2XWY" calcext:value-type="string">
            <text:p>3x1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52" calcext:value-type="float">
            <text:p>52</text:p>
          </table:table-cell>
          <table:table-cell table:formula="of:=[.G136]-[.F136]*2-[.E136]" office:value-type="float" office:value="48.12" calcext:value-type="float">
            <text:p>48.12</text:p>
          </table:table-cell>
          <table:table-cell office:value-type="float" office:value="0.785" calcext:value-type="float">
            <text:p>0.785</text:p>
          </table:table-cell>
          <table:table-cell table:formula="of:=[.C136]" office:value-type="string" office:string-value="3x1.5 2XWY" calcext:value-type="string">
            <text:p>3x1.5 2XWY</text:p>
          </table:table-cell>
          <table:table-cell office:value-type="string" calcext:value-type="string">
            <text:p>Copper XLPE Cables - Wire Armoured</text:p>
          </table:table-cell>
          <table:table-cell table:formula="of:=[.J136]" office:value-type="string" office:string-value="3x1.5 2XWY" calcext:value-type="string">
            <text:p>3x1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6]" office:value-type="float" office:value="1.5" calcext:value-type="float">
            <text:p>1.5</text:p>
          </table:table-cell>
          <table:table-cell table:formula="of:=ROUND([.B136]/[.A13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36]*[.E136]*[.I136])" office:value-type="float" office:value="166" calcext:value-type="float">
            <text:p>166</text:p>
          </table:table-cell>
          <table:table-cell table:number-columns-repeated="43"/>
        </table:table-row>
        <table:table-row table:style-name="ro2">
          <table:table-cell office:value-type="float" office:value="2.5" calcext:value-type="float">
            <text:p>2.5</text:p>
          </table:table-cell>
          <table:table-cell table:style-name="Default"/>
          <table:table-cell table:formula="of:=&quot;3x&quot;&amp;[.A137]&amp;&quot; 2XWY&quot;" office:value-type="string" office:string-value="3x2.5 2XWY" calcext:value-type="string">
            <text:p>3x2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60" calcext:value-type="float">
            <text:p>60</text:p>
          </table:table-cell>
          <table:table-cell table:formula="of:=[.G137]-[.F137]*2-[.E137]" office:value-type="float" office:value="56.12" calcext:value-type="float">
            <text:p>56.12</text:p>
          </table:table-cell>
          <table:table-cell office:value-type="float" office:value="0.785" calcext:value-type="float">
            <text:p>0.785</text:p>
          </table:table-cell>
          <table:table-cell table:formula="of:=[.C137]" office:value-type="string" office:string-value="3x2.5 2XWY" calcext:value-type="string">
            <text:p>3x2.5 2XWY</text:p>
          </table:table-cell>
          <table:table-cell office:value-type="string" calcext:value-type="string">
            <text:p>Copper XLPE Cables - Wire Armoured</text:p>
          </table:table-cell>
          <table:table-cell table:formula="of:=[.J137]" office:value-type="string" office:string-value="3x2.5 2XWY" calcext:value-type="string">
            <text:p>3x2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7]" office:value-type="float" office:value="2.5" calcext:value-type="float">
            <text:p>2.5</text:p>
          </table:table-cell>
          <table:table-cell table:formula="of:=ROUND([.B137]/[.A13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37]*[.E137]*[.I137])" office:value-type="float" office:value="194" calcext:value-type="float">
            <text:p>194</text:p>
          </table:table-cell>
          <table:table-cell table:number-columns-repeated="4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&quot;3x&quot;&amp;[.A138]&amp;&quot; 2XWY&quot;" office:value-type="string" office:string-value="3x4 2XWY" calcext:value-type="string">
            <text:p>3x4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66" calcext:value-type="float">
            <text:p>66</text:p>
          </table:table-cell>
          <table:table-cell table:formula="of:=[.G138]-[.F138]*2-[.E138]" office:value-type="float" office:value="61.8" calcext:value-type="float">
            <text:p>61.8</text:p>
          </table:table-cell>
          <table:table-cell office:value-type="float" office:value="0.785" calcext:value-type="float">
            <text:p>0.785</text:p>
          </table:table-cell>
          <table:table-cell table:formula="of:=[.C138]" office:value-type="string" office:string-value="3x4 2XWY" calcext:value-type="string">
            <text:p>3x4 2XWY</text:p>
          </table:table-cell>
          <table:table-cell office:value-type="string" calcext:value-type="string">
            <text:p>Copper XLPE Cables - Wire Armoured</text:p>
          </table:table-cell>
          <table:table-cell table:formula="of:=[.J138]" office:value-type="string" office:string-value="3x4 2XWY" calcext:value-type="string">
            <text:p>3x4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8]" office:value-type="float" office:value="4" calcext:value-type="float">
            <text:p>4</text:p>
          </table:table-cell>
          <table:table-cell table:formula="of:=ROUND([.B138]/[.A13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38]*[.E138]*[.I138])" office:value-type="float" office:value="213" calcext:value-type="float">
            <text:p>213</text:p>
          </table:table-cell>
          <table:table-cell table:number-columns-repeated="4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formula="of:=&quot;3x&quot;&amp;[.A139]&amp;&quot; 2XWY&quot;" office:value-type="string" office:string-value="3x6 2XWY" calcext:value-type="string">
            <text:p>3x6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139]-[.F139]*2-[.E139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139]" office:value-type="string" office:string-value="3x6 2XWY" calcext:value-type="string">
            <text:p>3x6 2XWY</text:p>
          </table:table-cell>
          <table:table-cell office:value-type="string" calcext:value-type="string">
            <text:p>Copper XLPE Cables - Wire Armoured</text:p>
          </table:table-cell>
          <table:table-cell table:formula="of:=[.J139]" office:value-type="string" office:string-value="3x6 2XWY" calcext:value-type="string">
            <text:p>3x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9]" office:value-type="float" office:value="6" calcext:value-type="float">
            <text:p>6</text:p>
          </table:table-cell>
          <table:table-cell table:formula="of:=ROUND([.B139]/[.A13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39]*[.E139]*[.I139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&quot;3x&quot;&amp;[.A140]&amp;&quot; 2XWY&quot;" office:value-type="string" office:string-value="3x10 2XWY" calcext:value-type="string">
            <text:p>3x10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140]-[.F140]*2-[.E140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140]" office:value-type="string" office:string-value="3x10 2XWY" calcext:value-type="string">
            <text:p>3x10 2XWY</text:p>
          </table:table-cell>
          <table:table-cell office:value-type="string" calcext:value-type="string">
            <text:p>Copper XLPE Cables - Wire Armoured</text:p>
          </table:table-cell>
          <table:table-cell table:formula="of:=[.J140]" office:value-type="string" office:string-value="3x10 2XWY" calcext:value-type="string">
            <text:p>3x1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0]" office:value-type="float" office:value="10" calcext:value-type="float">
            <text:p>10</text:p>
          </table:table-cell>
          <table:table-cell table:formula="of:=ROUND([.B140]/[.A14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40]*[.E140]*[.I140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141]&amp;&quot; 2XWY&quot;" office:value-type="string" office:string-value="3x16 2XWY" calcext:value-type="string">
            <text:p>3x16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table:formula="of:=[.G141]-[.F141]*2-[.E141]" office:value-type="float" office:value="15.6" calcext:value-type="float">
            <text:p>15.6</text:p>
          </table:table-cell>
          <table:table-cell office:value-type="float" office:value="0.785" calcext:value-type="float">
            <text:p>0.785</text:p>
          </table:table-cell>
          <table:table-cell table:formula="of:=[.C141]" office:value-type="string" office:string-value="3x16 2XWY" calcext:value-type="string">
            <text:p>3x16 2XWY</text:p>
          </table:table-cell>
          <table:table-cell office:value-type="string" calcext:value-type="string">
            <text:p>Copper XLPE Cables - Wire Armoured</text:p>
          </table:table-cell>
          <table:table-cell table:formula="of:=[.J141]" office:value-type="string" office:string-value="3x16 2XWY" calcext:value-type="string">
            <text:p>3x1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1]" office:value-type="float" office:value="16" calcext:value-type="float">
            <text:p>16</text:p>
          </table:table-cell>
          <table:table-cell table:formula="of:=ROUND([.B141]/[.A14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41]*[.E141]*[.I141])" office:value-type="float" office:value="62" calcext:value-type="float">
            <text:p>62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142]&amp;&quot; 2XWY&quot;" office:value-type="string" office:string-value="3x25 2XWY" calcext:value-type="string">
            <text:p>3x2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142]-[.F142]*2-[.E142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142]" office:value-type="string" office:string-value="3x25 2XWY" calcext:value-type="string">
            <text:p>3x25 2XWY</text:p>
          </table:table-cell>
          <table:table-cell office:value-type="string" calcext:value-type="string">
            <text:p>Copper XLPE Cables - Wire Armoured</text:p>
          </table:table-cell>
          <table:table-cell table:formula="of:=[.J142]" office:value-type="string" office:string-value="3x25 2XWY" calcext:value-type="string">
            <text:p>3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2]" office:value-type="float" office:value="25" calcext:value-type="float">
            <text:p>25</text:p>
          </table:table-cell>
          <table:table-cell table:formula="of:=ROUND([.B142]/[.A14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42]*[.E142]*[.I142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143]&amp;&quot; 2XWY&quot;" office:value-type="string" office:string-value="3x35 2XWY" calcext:value-type="string">
            <text:p>3x3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143]-[.F143]*2-[.E143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143]" office:value-type="string" office:string-value="3x35 2XWY" calcext:value-type="string">
            <text:p>3x35 2XWY</text:p>
          </table:table-cell>
          <table:table-cell office:value-type="string" calcext:value-type="string">
            <text:p>Copper XLPE Cables - Wire Armoured</text:p>
          </table:table-cell>
          <table:table-cell table:formula="of:=[.J143]" office:value-type="string" office:string-value="3x35 2XWY" calcext:value-type="string">
            <text:p>3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3]" office:value-type="float" office:value="35" calcext:value-type="float">
            <text:p>35</text:p>
          </table:table-cell>
          <table:table-cell table:formula="of:=ROUND([.B143]/[.A14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43]*[.E143]*[.I143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144]&amp;&quot; 2XWY&quot;" office:value-type="string" office:string-value="3x50 2XWY" calcext:value-type="string">
            <text:p>3x5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9" calcext:value-type="float">
            <text:p>29</text:p>
          </table:table-cell>
          <table:table-cell table:formula="of:=[.G144]-[.F144]*2-[.E144]" office:value-type="float" office:value="24.28" calcext:value-type="float">
            <text:p>24.28</text:p>
          </table:table-cell>
          <table:table-cell office:value-type="float" office:value="0.785" calcext:value-type="float">
            <text:p>0.785</text:p>
          </table:table-cell>
          <table:table-cell table:formula="of:=[.C144]" office:value-type="string" office:string-value="3x50 2XWY" calcext:value-type="string">
            <text:p>3x50 2XWY</text:p>
          </table:table-cell>
          <table:table-cell office:value-type="string" calcext:value-type="string">
            <text:p>Copper XLPE Cables - Wire Armoured</text:p>
          </table:table-cell>
          <table:table-cell table:formula="of:=[.J144]" office:value-type="string" office:string-value="3x50 2XWY" calcext:value-type="string">
            <text:p>3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4]" office:value-type="float" office:value="50" calcext:value-type="float">
            <text:p>50</text:p>
          </table:table-cell>
          <table:table-cell table:formula="of:=ROUND([.B144]/[.A14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44]*[.E144]*[.I144])" office:value-type="float" office:value="96" calcext:value-type="float">
            <text:p>9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145]&amp;&quot; 2XWY&quot;" office:value-type="string" office:string-value="3x70 2XWY" calcext:value-type="string">
            <text:p>3x7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2" calcext:value-type="float">
            <text:p>32</text:p>
          </table:table-cell>
          <table:table-cell table:formula="of:=[.G145]-[.F145]*2-[.E145]" office:value-type="float" office:value="26.88" calcext:value-type="float">
            <text:p>26.88</text:p>
          </table:table-cell>
          <table:table-cell office:value-type="float" office:value="0.785" calcext:value-type="float">
            <text:p>0.785</text:p>
          </table:table-cell>
          <table:table-cell table:formula="of:=[.C145]" office:value-type="string" office:string-value="3x70 2XWY" calcext:value-type="string">
            <text:p>3x70 2XWY</text:p>
          </table:table-cell>
          <table:table-cell office:value-type="string" calcext:value-type="string">
            <text:p>Copper XLPE Cables - Wire Armoured</text:p>
          </table:table-cell>
          <table:table-cell table:formula="of:=[.J145]" office:value-type="string" office:string-value="3x70 2XWY" calcext:value-type="string">
            <text:p>3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5]" office:value-type="float" office:value="70" calcext:value-type="float">
            <text:p>70</text:p>
          </table:table-cell>
          <table:table-cell table:formula="of:=ROUND([.B145]/[.A14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45]*[.E145]*[.I145])" office:value-type="float" office:value="133" calcext:value-type="float">
            <text:p>13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146]&amp;&quot; 2XWY&quot;" office:value-type="string" office:string-value="3x95 2XWY" calcext:value-type="string">
            <text:p>3x9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5" calcext:value-type="float">
            <text:p>35</text:p>
          </table:table-cell>
          <table:table-cell table:formula="of:=[.G146]-[.F146]*2-[.E146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146]" office:value-type="string" office:string-value="3x95 2XWY" calcext:value-type="string">
            <text:p>3x95 2XWY</text:p>
          </table:table-cell>
          <table:table-cell office:value-type="string" calcext:value-type="string">
            <text:p>Copper XLPE Cables - Wire Armoured</text:p>
          </table:table-cell>
          <table:table-cell table:formula="of:=[.J146]" office:value-type="string" office:string-value="3x95 2XWY" calcext:value-type="string">
            <text:p>3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6]" office:value-type="float" office:value="95" calcext:value-type="float">
            <text:p>95</text:p>
          </table:table-cell>
          <table:table-cell table:formula="of:=ROUND([.B146]/[.A14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6]*[.E146]*[.I146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147]&amp;&quot; 2XWY&quot;" office:value-type="string" office:string-value="3x120 2XWY" calcext:value-type="string">
            <text:p>3x12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9" calcext:value-type="float">
            <text:p>39</text:p>
          </table:table-cell>
          <table:table-cell table:formula="of:=[.G147]-[.F147]*2-[.E147]" office:value-type="float" office:value="33.56" calcext:value-type="float">
            <text:p>33.56</text:p>
          </table:table-cell>
          <table:table-cell office:value-type="float" office:value="0.785" calcext:value-type="float">
            <text:p>0.785</text:p>
          </table:table-cell>
          <table:table-cell table:formula="of:=[.C147]" office:value-type="string" office:string-value="3x120 2XWY" calcext:value-type="string">
            <text:p>3x120 2XWY</text:p>
          </table:table-cell>
          <table:table-cell office:value-type="string" calcext:value-type="string">
            <text:p>Copper XLPE Cables - Wire Armoured</text:p>
          </table:table-cell>
          <table:table-cell table:formula="of:=[.J147]" office:value-type="string" office:string-value="3x120 2XWY" calcext:value-type="string">
            <text:p>3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7]" office:value-type="float" office:value="120" calcext:value-type="float">
            <text:p>120</text:p>
          </table:table-cell>
          <table:table-cell table:formula="of:=ROUND([.B147]/[.A14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7]*[.E147]*[.I147])" office:value-type="float" office:value="165" calcext:value-type="float">
            <text:p>165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148]&amp;&quot; 2XWY&quot;" office:value-type="string" office:string-value="3x150 2XWY" calcext:value-type="string">
            <text:p>3x15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3" calcext:value-type="float">
            <text:p>43</text:p>
          </table:table-cell>
          <table:table-cell table:formula="of:=[.G148]-[.F148]*2-[.E148]" office:value-type="float" office:value="37.24" calcext:value-type="float">
            <text:p>37.24</text:p>
          </table:table-cell>
          <table:table-cell office:value-type="float" office:value="0.785" calcext:value-type="float">
            <text:p>0.785</text:p>
          </table:table-cell>
          <table:table-cell table:formula="of:=[.C148]" office:value-type="string" office:string-value="3x150 2XWY" calcext:value-type="string">
            <text:p>3x150 2XWY</text:p>
          </table:table-cell>
          <table:table-cell office:value-type="string" calcext:value-type="string">
            <text:p>Copper XLPE Cables - Wire Armoured</text:p>
          </table:table-cell>
          <table:table-cell table:formula="of:=[.J148]" office:value-type="string" office:string-value="3x150 2XWY" calcext:value-type="string">
            <text:p>3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8]" office:value-type="float" office:value="150" calcext:value-type="float">
            <text:p>150</text:p>
          </table:table-cell>
          <table:table-cell table:formula="of:=ROUND([.B148]/[.A14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8]*[.E148]*[.I148])" office:value-type="float" office:value="184" calcext:value-type="float">
            <text:p>184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149]&amp;&quot; 2XWY&quot;" office:value-type="string" office:string-value="3x185 2XWY" calcext:value-type="string">
            <text:p>3x185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8" calcext:value-type="float">
            <text:p>48</text:p>
          </table:table-cell>
          <table:table-cell table:formula="of:=[.G149]-[.F149]*2-[.E149]" office:value-type="float" office:value="41.42" calcext:value-type="float">
            <text:p>41.42</text:p>
          </table:table-cell>
          <table:table-cell office:value-type="float" office:value="0.785" calcext:value-type="float">
            <text:p>0.785</text:p>
          </table:table-cell>
          <table:table-cell table:formula="of:=[.C149]" office:value-type="string" office:string-value="3x185 2XWY" calcext:value-type="string">
            <text:p>3x185 2XWY</text:p>
          </table:table-cell>
          <table:table-cell office:value-type="string" calcext:value-type="string">
            <text:p>Copper XLPE Cables - Wire Armoured</text:p>
          </table:table-cell>
          <table:table-cell table:formula="of:=[.J149]" office:value-type="string" office:string-value="3x185 2XWY" calcext:value-type="string">
            <text:p>3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9]" office:value-type="float" office:value="185" calcext:value-type="float">
            <text:p>185</text:p>
          </table:table-cell>
          <table:table-cell table:formula="of:=ROUND([.B149]/[.A14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9]*[.E149]*[.I149])" office:value-type="float" office:value="255" calcext:value-type="float">
            <text:p>255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150]&amp;&quot; 2XWY&quot;" office:value-type="string" office:string-value="3x240 2XWY" calcext:value-type="string">
            <text:p>3x24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53" calcext:value-type="float">
            <text:p>53</text:p>
          </table:table-cell>
          <table:table-cell table:formula="of:=[.G150]-[.F150]*2-[.E150]" office:value-type="float" office:value="46.1" calcext:value-type="float">
            <text:p>46.1</text:p>
          </table:table-cell>
          <table:table-cell office:value-type="float" office:value="0.785" calcext:value-type="float">
            <text:p>0.785</text:p>
          </table:table-cell>
          <table:table-cell table:formula="of:=[.C150]" office:value-type="string" office:string-value="3x240 2XWY" calcext:value-type="string">
            <text:p>3x240 2XWY</text:p>
          </table:table-cell>
          <table:table-cell office:value-type="string" calcext:value-type="string">
            <text:p>Copper XLPE Cables - Wire Armoured</text:p>
          </table:table-cell>
          <table:table-cell table:formula="of:=[.J150]" office:value-type="string" office:string-value="3x240 2XWY" calcext:value-type="string">
            <text:p>3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0]" office:value-type="float" office:value="240" calcext:value-type="float">
            <text:p>240</text:p>
          </table:table-cell>
          <table:table-cell table:formula="of:=ROUND([.B150]/[.A15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50]*[.E150]*[.I150])" office:value-type="float" office:value="284" calcext:value-type="float">
            <text:p>284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151]&amp;&quot; 2XWY&quot;" office:value-type="string" office:string-value="3x300 2XWY" calcext:value-type="string">
            <text:p>3x30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36" calcext:value-type="float">
            <text:p>2.36</text:p>
          </table:table-cell>
          <table:table-cell office:value-type="float" office:value="58" calcext:value-type="float">
            <text:p>58</text:p>
          </table:table-cell>
          <table:table-cell table:formula="of:=[.G151]-[.F151]*2-[.E151]" office:value-type="float" office:value="50.78" calcext:value-type="float">
            <text:p>50.78</text:p>
          </table:table-cell>
          <table:table-cell office:value-type="float" office:value="0.785" calcext:value-type="float">
            <text:p>0.785</text:p>
          </table:table-cell>
          <table:table-cell table:formula="of:=[.C151]" office:value-type="string" office:string-value="3x300 2XWY" calcext:value-type="string">
            <text:p>3x300 2XWY</text:p>
          </table:table-cell>
          <table:table-cell office:value-type="string" calcext:value-type="string">
            <text:p>Copper XLPE Cables - Wire Armoured</text:p>
          </table:table-cell>
          <table:table-cell table:formula="of:=[.J151]" office:value-type="string" office:string-value="3x300 2XWY" calcext:value-type="string">
            <text:p>3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1]" office:value-type="float" office:value="300" calcext:value-type="float">
            <text:p>300</text:p>
          </table:table-cell>
          <table:table-cell table:formula="of:=ROUND([.B151]/[.A15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51]*[.E151]*[.I151])" office:value-type="float" office:value="313" calcext:value-type="float">
            <text:p>31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152]&amp;&quot; 2XWY&quot;" office:value-type="string" office:string-value="3.5x25 2XWY" calcext:value-type="string">
            <text:p>3.5x2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152]-[.F152]*2-[.E152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152]" office:value-type="string" office:string-value="3.5x25 2XWY" calcext:value-type="string">
            <text:p>3.5x25 2XWY</text:p>
          </table:table-cell>
          <table:table-cell office:value-type="string" calcext:value-type="string">
            <text:p>Copper XLPE Cables - Wire Armoured</text:p>
          </table:table-cell>
          <table:table-cell table:formula="of:=[.J152]" office:value-type="string" office:string-value="3.5x25 2XWY" calcext:value-type="string">
            <text:p>3.5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2]" office:value-type="float" office:value="25" calcext:value-type="float">
            <text:p>25</text:p>
          </table:table-cell>
          <table:table-cell table:formula="of:=ROUND([.B152]/[.A152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52]*[.E152]*[.I152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153]&amp;&quot; 2XWY&quot;" office:value-type="string" office:string-value="3.5x35 2XWY" calcext:value-type="string">
            <text:p>3.5x3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153]-[.F153]*2-[.E153]" office:value-type="float" office:value="22.6" calcext:value-type="float">
            <text:p>22.6</text:p>
          </table:table-cell>
          <table:table-cell office:value-type="float" office:value="0.785" calcext:value-type="float">
            <text:p>0.785</text:p>
          </table:table-cell>
          <table:table-cell table:formula="of:=[.C153]" office:value-type="string" office:string-value="3.5x35 2XWY" calcext:value-type="string">
            <text:p>3.5x35 2XWY</text:p>
          </table:table-cell>
          <table:table-cell office:value-type="string" calcext:value-type="string">
            <text:p>Copper XLPE Cables - Wire Armoured</text:p>
          </table:table-cell>
          <table:table-cell table:formula="of:=[.J153]" office:value-type="string" office:string-value="3.5x35 2XWY" calcext:value-type="string">
            <text:p>3.5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3]" office:value-type="float" office:value="35" calcext:value-type="float">
            <text:p>35</text:p>
          </table:table-cell>
          <table:table-cell table:formula="of:=ROUND([.B153]/[.A153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53]*[.E153]*[.I153])" office:value-type="float" office:value="89" calcext:value-type="float">
            <text:p>8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154]&amp;&quot; 2XWY&quot;" office:value-type="string" office:string-value="3.5x50 2XWY" calcext:value-type="string">
            <text:p>3.5x50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154]-[.F154]*2-[.E154]" office:value-type="float" office:value="25.28" calcext:value-type="float">
            <text:p>25.28</text:p>
          </table:table-cell>
          <table:table-cell office:value-type="float" office:value="0.785" calcext:value-type="float">
            <text:p>0.785</text:p>
          </table:table-cell>
          <table:table-cell table:formula="of:=[.C154]" office:value-type="string" office:string-value="3.5x50 2XWY" calcext:value-type="string">
            <text:p>3.5x50 2XWY</text:p>
          </table:table-cell>
          <table:table-cell office:value-type="string" calcext:value-type="string">
            <text:p>Copper XLPE Cables - Wire Armoured</text:p>
          </table:table-cell>
          <table:table-cell table:formula="of:=[.J154]" office:value-type="string" office:string-value="3.5x50 2XWY" calcext:value-type="string">
            <text:p>3.5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4]" office:value-type="float" office:value="50" calcext:value-type="float">
            <text:p>50</text:p>
          </table:table-cell>
          <table:table-cell table:formula="of:=ROUND([.B154]/[.A154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54]*[.E154]*[.I154])" office:value-type="float" office:value="100" calcext:value-type="float">
            <text:p>100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155]&amp;&quot; 2XWY&quot;" office:value-type="string" office:string-value="3.5x70 2XWY" calcext:value-type="string">
            <text:p>3.5x7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155]-[.F155]*2-[.E155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155]" office:value-type="string" office:string-value="3.5x70 2XWY" calcext:value-type="string">
            <text:p>3.5x70 2XWY</text:p>
          </table:table-cell>
          <table:table-cell office:value-type="string" calcext:value-type="string">
            <text:p>Copper XLPE Cables - Wire Armoured</text:p>
          </table:table-cell>
          <table:table-cell table:formula="of:=[.J155]" office:value-type="string" office:string-value="3.5x70 2XWY" calcext:value-type="string">
            <text:p>3.5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5]" office:value-type="float" office:value="70" calcext:value-type="float">
            <text:p>70</text:p>
          </table:table-cell>
          <table:table-cell table:formula="of:=ROUND([.B155]/[.A155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55]*[.E155]*[.I155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156]&amp;&quot; 2XWY&quot;" office:value-type="string" office:string-value="3.5x95 2XWY" calcext:value-type="string">
            <text:p>3.5x95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8" calcext:value-type="float">
            <text:p>38</text:p>
          </table:table-cell>
          <table:table-cell table:formula="of:=[.G156]-[.F156]*2-[.E156]" office:value-type="float" office:value="32.88" calcext:value-type="float">
            <text:p>32.88</text:p>
          </table:table-cell>
          <table:table-cell office:value-type="float" office:value="0.785" calcext:value-type="float">
            <text:p>0.785</text:p>
          </table:table-cell>
          <table:table-cell table:formula="of:=[.C156]" office:value-type="string" office:string-value="3.5x95 2XWY" calcext:value-type="string">
            <text:p>3.5x95 2XWY</text:p>
          </table:table-cell>
          <table:table-cell office:value-type="string" calcext:value-type="string">
            <text:p>Copper XLPE Cables - Wire Armoured</text:p>
          </table:table-cell>
          <table:table-cell table:formula="of:=[.J156]" office:value-type="string" office:string-value="3.5x95 2XWY" calcext:value-type="string">
            <text:p>3.5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6]" office:value-type="float" office:value="95" calcext:value-type="float">
            <text:p>95</text:p>
          </table:table-cell>
          <table:table-cell table:formula="of:=ROUND([.B156]/[.A156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6]*[.E156]*[.I156])" office:value-type="float" office:value="162" calcext:value-type="float">
            <text:p>162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157]&amp;&quot; 2XWY&quot;" office:value-type="string" office:string-value="3.5x120 2XWY" calcext:value-type="string">
            <text:p>3.5x12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157]-[.F157]*2-[.E157]" office:value-type="float" office:value="36.56" calcext:value-type="float">
            <text:p>36.56</text:p>
          </table:table-cell>
          <table:table-cell office:value-type="float" office:value="0.785" calcext:value-type="float">
            <text:p>0.785</text:p>
          </table:table-cell>
          <table:table-cell table:formula="of:=[.C157]" office:value-type="string" office:string-value="3.5x120 2XWY" calcext:value-type="string">
            <text:p>3.5x120 2XWY</text:p>
          </table:table-cell>
          <table:table-cell office:value-type="string" calcext:value-type="string">
            <text:p>Copper XLPE Cables - Wire Armoured</text:p>
          </table:table-cell>
          <table:table-cell table:formula="of:=[.J157]" office:value-type="string" office:string-value="3.5x120 2XWY" calcext:value-type="string">
            <text:p>3.5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7]" office:value-type="float" office:value="120" calcext:value-type="float">
            <text:p>120</text:p>
          </table:table-cell>
          <table:table-cell table:formula="of:=ROUND([.B157]/[.A157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7]*[.E157]*[.I157])" office:value-type="float" office:value="180" calcext:value-type="float">
            <text:p>180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158]&amp;&quot; 2XWY&quot;" office:value-type="string" office:string-value="3.5x150 2XWY" calcext:value-type="string">
            <text:p>3.5x15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158]-[.F158]*2-[.E158]" office:value-type="float" office:value="40.24" calcext:value-type="float">
            <text:p>40.24</text:p>
          </table:table-cell>
          <table:table-cell office:value-type="float" office:value="0.785" calcext:value-type="float">
            <text:p>0.785</text:p>
          </table:table-cell>
          <table:table-cell table:formula="of:=[.C158]" office:value-type="string" office:string-value="3.5x150 2XWY" calcext:value-type="string">
            <text:p>3.5x150 2XWY</text:p>
          </table:table-cell>
          <table:table-cell office:value-type="string" calcext:value-type="string">
            <text:p>Copper XLPE Cables - Wire Armoured</text:p>
          </table:table-cell>
          <table:table-cell table:formula="of:=[.J158]" office:value-type="string" office:string-value="3.5x150 2XWY" calcext:value-type="string">
            <text:p>3.5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8]" office:value-type="float" office:value="150" calcext:value-type="float">
            <text:p>150</text:p>
          </table:table-cell>
          <table:table-cell table:formula="of:=ROUND([.B158]/[.A158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8]*[.E158]*[.I158])" office:value-type="float" office:value="198" calcext:value-type="float">
            <text:p>198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159]&amp;&quot; 2XWY&quot;" office:value-type="string" office:string-value="3.5x185 2XWY" calcext:value-type="string">
            <text:p>3.5x185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159]-[.F159]*2-[.E159]" office:value-type="float" office:value="44.42" calcext:value-type="float">
            <text:p>44.42</text:p>
          </table:table-cell>
          <table:table-cell office:value-type="float" office:value="0.785" calcext:value-type="float">
            <text:p>0.785</text:p>
          </table:table-cell>
          <table:table-cell table:formula="of:=[.C159]" office:value-type="string" office:string-value="3.5x185 2XWY" calcext:value-type="string">
            <text:p>3.5x185 2XWY</text:p>
          </table:table-cell>
          <table:table-cell office:value-type="string" calcext:value-type="string">
            <text:p>Copper XLPE Cables - Wire Armoured</text:p>
          </table:table-cell>
          <table:table-cell table:formula="of:=[.J159]" office:value-type="string" office:string-value="3.5x185 2XWY" calcext:value-type="string">
            <text:p>3.5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9]" office:value-type="float" office:value="185" calcext:value-type="float">
            <text:p>185</text:p>
          </table:table-cell>
          <table:table-cell table:formula="of:=ROUND([.B159]/[.A159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9]*[.E159]*[.I159])" office:value-type="float" office:value="274" calcext:value-type="float">
            <text:p>274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160]&amp;&quot; 2XWY&quot;" office:value-type="string" office:string-value="3.5x240 2XWY" calcext:value-type="string">
            <text:p>3.5x24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6" calcext:value-type="float">
            <text:p>56</text:p>
          </table:table-cell>
          <table:table-cell table:formula="of:=[.G160]-[.F160]*2-[.E160]" office:value-type="float" office:value="49.1" calcext:value-type="float">
            <text:p>49.1</text:p>
          </table:table-cell>
          <table:table-cell office:value-type="float" office:value="0.785" calcext:value-type="float">
            <text:p>0.785</text:p>
          </table:table-cell>
          <table:table-cell table:formula="of:=[.C160]" office:value-type="string" office:string-value="3.5x240 2XWY" calcext:value-type="string">
            <text:p>3.5x240 2XWY</text:p>
          </table:table-cell>
          <table:table-cell office:value-type="string" calcext:value-type="string">
            <text:p>Copper XLPE Cables - Wire Armoured</text:p>
          </table:table-cell>
          <table:table-cell table:formula="of:=[.J160]" office:value-type="string" office:string-value="3.5x240 2XWY" calcext:value-type="string">
            <text:p>3.5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0]" office:value-type="float" office:value="240" calcext:value-type="float">
            <text:p>240</text:p>
          </table:table-cell>
          <table:table-cell table:formula="of:=ROUND([.B160]/[.A160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60]*[.E160]*[.I160])" office:value-type="float" office:value="303" calcext:value-type="float">
            <text:p>303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161]&amp;&quot; 2XWY&quot;" office:value-type="string" office:string-value="3.5x300 2XWY" calcext:value-type="string">
            <text:p>3.5x30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0" calcext:value-type="float">
            <text:p>60</text:p>
          </table:table-cell>
          <table:table-cell table:formula="of:=[.G161]-[.F161]*2-[.E161]" office:value-type="float" office:value="52.78" calcext:value-type="float">
            <text:p>52.78</text:p>
          </table:table-cell>
          <table:table-cell office:value-type="float" office:value="0.785" calcext:value-type="float">
            <text:p>0.785</text:p>
          </table:table-cell>
          <table:table-cell table:formula="of:=[.C161]" office:value-type="string" office:string-value="3.5x300 2XWY" calcext:value-type="string">
            <text:p>3.5x300 2XWY</text:p>
          </table:table-cell>
          <table:table-cell office:value-type="string" calcext:value-type="string">
            <text:p>Copper XLPE Cables - Wire Armoured</text:p>
          </table:table-cell>
          <table:table-cell table:formula="of:=[.J161]" office:value-type="string" office:string-value="3.5x300 2XWY" calcext:value-type="string">
            <text:p>3.5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1]" office:value-type="float" office:value="300" calcext:value-type="float">
            <text:p>300</text:p>
          </table:table-cell>
          <table:table-cell table:formula="of:=ROUND([.B161]/[.A161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61]*[.E161]*[.I161])" office:value-type="float" office:value="325" calcext:value-type="float">
            <text:p>32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4x&quot;&amp;[.A162]&amp;&quot; 2XWY&quot;" office:value-type="string" office:string-value="4x1.5 2XWY" calcext:value-type="string">
            <text:p>4x1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5" calcext:value-type="float">
            <text:p>15</text:p>
          </table:table-cell>
          <table:table-cell table:formula="of:=[.G162]-[.F162]*2-[.E162]" office:value-type="float" office:value="11.12" calcext:value-type="float">
            <text:p>11.12</text:p>
          </table:table-cell>
          <table:table-cell office:value-type="float" office:value="0.785" calcext:value-type="float">
            <text:p>0.785</text:p>
          </table:table-cell>
          <table:table-cell table:formula="of:=[.C162]" office:value-type="string" office:string-value="4x1.5 2XWY" calcext:value-type="string">
            <text:p>4x1.5 2XWY</text:p>
          </table:table-cell>
          <table:table-cell office:value-type="string" calcext:value-type="string">
            <text:p>Copper XLPE Cables - Wire Armoured</text:p>
          </table:table-cell>
          <table:table-cell table:formula="of:=[.J162]" office:value-type="string" office:string-value="4x1.5 2XWY" calcext:value-type="string">
            <text:p>4x1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2]" office:value-type="float" office:value="1.5" calcext:value-type="float">
            <text:p>1.5</text:p>
          </table:table-cell>
          <table:table-cell table:formula="of:=ROUND([.B162]/[.A16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62]*[.E162]*[.I162])" office:value-type="float" office:value="38" calcext:value-type="float">
            <text:p>3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4x&quot;&amp;[.A163]&amp;&quot; 2XWY&quot;" office:value-type="string" office:string-value="4x2.5 2XWY" calcext:value-type="string">
            <text:p>4x2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6" calcext:value-type="float">
            <text:p>16</text:p>
          </table:table-cell>
          <table:table-cell table:formula="of:=[.G163]-[.F163]*2-[.E163]" office:value-type="float" office:value="12.12" calcext:value-type="float">
            <text:p>12.12</text:p>
          </table:table-cell>
          <table:table-cell office:value-type="float" office:value="0.785" calcext:value-type="float">
            <text:p>0.785</text:p>
          </table:table-cell>
          <table:table-cell table:formula="of:=[.C163]" office:value-type="string" office:string-value="4x2.5 2XWY" calcext:value-type="string">
            <text:p>4x2.5 2XWY</text:p>
          </table:table-cell>
          <table:table-cell office:value-type="string" calcext:value-type="string">
            <text:p>Copper XLPE Cables - Wire Armoured</text:p>
          </table:table-cell>
          <table:table-cell table:formula="of:=[.J163]" office:value-type="string" office:string-value="4x2.5 2XWY" calcext:value-type="string">
            <text:p>4x2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3]" office:value-type="float" office:value="2.5" calcext:value-type="float">
            <text:p>2.5</text:p>
          </table:table-cell>
          <table:table-cell table:formula="of:=ROUND([.B163]/[.A16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63]*[.E163]*[.I163])" office:value-type="float" office:value="42" calcext:value-type="float">
            <text:p>4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4x&quot;&amp;[.A164]&amp;&quot; 2XWY&quot;" office:value-type="string" office:string-value="4x4 2XWY" calcext:value-type="string">
            <text:p>4x4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8" calcext:value-type="float">
            <text:p>18</text:p>
          </table:table-cell>
          <table:table-cell table:formula="of:=[.G164]-[.F164]*2-[.E164]" office:value-type="float" office:value="14.12" calcext:value-type="float">
            <text:p>14.12</text:p>
          </table:table-cell>
          <table:table-cell office:value-type="float" office:value="0.785" calcext:value-type="float">
            <text:p>0.785</text:p>
          </table:table-cell>
          <table:table-cell table:formula="of:=[.C164]" office:value-type="string" office:string-value="4x4 2XWY" calcext:value-type="string">
            <text:p>4x4 2XWY</text:p>
          </table:table-cell>
          <table:table-cell office:value-type="string" calcext:value-type="string">
            <text:p>Copper XLPE Cables - Wire Armoured</text:p>
          </table:table-cell>
          <table:table-cell table:formula="of:=[.J164]" office:value-type="string" office:string-value="4x4 2XWY" calcext:value-type="string">
            <text:p>4x4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4]" office:value-type="float" office:value="4" calcext:value-type="float">
            <text:p>4</text:p>
          </table:table-cell>
          <table:table-cell table:formula="of:=ROUND([.B164]/[.A16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64]*[.E164]*[.I164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4x&quot;&amp;[.A165]&amp;&quot; 2XWY&quot;" office:value-type="string" office:string-value="4x6 2XWY" calcext:value-type="string">
            <text:p>4x6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1" calcext:value-type="float">
            <text:p>21</text:p>
          </table:table-cell>
          <table:table-cell table:formula="of:=[.G165]-[.F165]*2-[.E165]" office:value-type="float" office:value="17.12" calcext:value-type="float">
            <text:p>17.12</text:p>
          </table:table-cell>
          <table:table-cell office:value-type="float" office:value="0.785" calcext:value-type="float">
            <text:p>0.785</text:p>
          </table:table-cell>
          <table:table-cell table:formula="of:=[.C165]" office:value-type="string" office:string-value="4x6 2XWY" calcext:value-type="string">
            <text:p>4x6 2XWY</text:p>
          </table:table-cell>
          <table:table-cell office:value-type="string" calcext:value-type="string">
            <text:p>Copper XLPE Cables - Wire Armoured</text:p>
          </table:table-cell>
          <table:table-cell table:formula="of:=[.J165]" office:value-type="string" office:string-value="4x6 2XWY" calcext:value-type="string">
            <text:p>4x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5]" office:value-type="float" office:value="6" calcext:value-type="float">
            <text:p>6</text:p>
          </table:table-cell>
          <table:table-cell table:formula="of:=ROUND([.B165]/[.A16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65]*[.E165]*[.I165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4x&quot;&amp;[.A166]&amp;&quot; 2XWY&quot;" office:value-type="string" office:string-value="4x10 2XWY" calcext:value-type="string">
            <text:p>4x10 2XWY</text:p>
          </table:table-cell>
          <table:table-cell/>
          <table:table-cell table:number-columns-repeated="2"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166]-[.F166]*2-[.E166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166]" office:value-type="string" office:string-value="4x10 2XWY" calcext:value-type="string">
            <text:p>4x10 2XWY</text:p>
          </table:table-cell>
          <table:table-cell office:value-type="string" calcext:value-type="string">
            <text:p>Copper XLPE Cables - Wire Armoured</text:p>
          </table:table-cell>
          <table:table-cell table:formula="of:=[.J166]" office:value-type="string" office:string-value="4x10 2XWY" calcext:value-type="string">
            <text:p>4x1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6]" office:value-type="float" office:value="10" calcext:value-type="float">
            <text:p>10</text:p>
          </table:table-cell>
          <table:table-cell table:formula="of:=ROUND([.B166]/[.A16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66]*[.E166]*[.I166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167]&amp;&quot; 2XWY&quot;" office:value-type="string" office:string-value="4x16 2XWY" calcext:value-type="string">
            <text:p>4x16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2" calcext:value-type="float">
            <text:p>22</text:p>
          </table:table-cell>
          <table:table-cell table:formula="of:=[.G167]-[.F167]*2-[.E167]" office:value-type="float" office:value="17.6" calcext:value-type="float">
            <text:p>17.6</text:p>
          </table:table-cell>
          <table:table-cell office:value-type="float" office:value="0.785" calcext:value-type="float">
            <text:p>0.785</text:p>
          </table:table-cell>
          <table:table-cell table:formula="of:=[.C167]" office:value-type="string" office:string-value="4x16 2XWY" calcext:value-type="string">
            <text:p>4x16 2XWY</text:p>
          </table:table-cell>
          <table:table-cell office:value-type="string" calcext:value-type="string">
            <text:p>Copper XLPE Cables - Wire Armoured</text:p>
          </table:table-cell>
          <table:table-cell table:formula="of:=[.J167]" office:value-type="string" office:string-value="4x16 2XWY" calcext:value-type="string">
            <text:p>4x1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7]" office:value-type="float" office:value="16" calcext:value-type="float">
            <text:p>16</text:p>
          </table:table-cell>
          <table:table-cell table:formula="of:=ROUND([.B167]/[.A16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67]*[.E167]*[.I167])" office:value-type="float" office:value="69" calcext:value-type="float">
            <text:p>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168]&amp;&quot; 2XWY&quot;" office:value-type="string" office:string-value="4x25 2XWY" calcext:value-type="string">
            <text:p>4x2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168]-[.F168]*2-[.E168]" office:value-type="float" office:value="21.6" calcext:value-type="float">
            <text:p>21.6</text:p>
          </table:table-cell>
          <table:table-cell office:value-type="float" office:value="0.785" calcext:value-type="float">
            <text:p>0.785</text:p>
          </table:table-cell>
          <table:table-cell table:formula="of:=[.C168]" office:value-type="string" office:string-value="4x25 2XWY" calcext:value-type="string">
            <text:p>4x25 2XWY</text:p>
          </table:table-cell>
          <table:table-cell office:value-type="string" calcext:value-type="string">
            <text:p>Copper XLPE Cables - Wire Armoured</text:p>
          </table:table-cell>
          <table:table-cell table:formula="of:=[.J168]" office:value-type="string" office:string-value="4x25 2XWY" calcext:value-type="string">
            <text:p>4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8]" office:value-type="float" office:value="25" calcext:value-type="float">
            <text:p>25</text:p>
          </table:table-cell>
          <table:table-cell table:formula="of:=ROUND([.B168]/[.A16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68]*[.E168]*[.I168])" office:value-type="float" office:value="85" calcext:value-type="float">
            <text:p>8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169]&amp;&quot; 2XWY&quot;" office:value-type="string" office:string-value="4x35 2XWY" calcext:value-type="string">
            <text:p>4x3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169]-[.F169]*2-[.E169]" office:value-type="float" office:value="23.6" calcext:value-type="float">
            <text:p>23.6</text:p>
          </table:table-cell>
          <table:table-cell office:value-type="float" office:value="0.785" calcext:value-type="float">
            <text:p>0.785</text:p>
          </table:table-cell>
          <table:table-cell table:formula="of:=[.C169]" office:value-type="string" office:string-value="4x35 2XWY" calcext:value-type="string">
            <text:p>4x35 2XWY</text:p>
          </table:table-cell>
          <table:table-cell office:value-type="string" calcext:value-type="string">
            <text:p>Copper XLPE Cables - Wire Armoured</text:p>
          </table:table-cell>
          <table:table-cell table:formula="of:=[.J169]" office:value-type="string" office:string-value="4x35 2XWY" calcext:value-type="string">
            <text:p>4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9]" office:value-type="float" office:value="35" calcext:value-type="float">
            <text:p>35</text:p>
          </table:table-cell>
          <table:table-cell table:formula="of:=ROUND([.B169]/[.A16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69]*[.E169]*[.I169])" office:value-type="float" office:value="93" calcext:value-type="float">
            <text:p>9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170]&amp;&quot; 2XWY&quot;" office:value-type="string" office:string-value="4x50 2XWY" calcext:value-type="string">
            <text:p>4x50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170]-[.F170]*2-[.E170]" office:value-type="float" office:value="27.28" calcext:value-type="float">
            <text:p>27.28</text:p>
          </table:table-cell>
          <table:table-cell office:value-type="float" office:value="0.785" calcext:value-type="float">
            <text:p>0.785</text:p>
          </table:table-cell>
          <table:table-cell table:formula="of:=[.C170]" office:value-type="string" office:string-value="4x50 2XWY" calcext:value-type="string">
            <text:p>4x50 2XWY</text:p>
          </table:table-cell>
          <table:table-cell office:value-type="string" calcext:value-type="string">
            <text:p>Copper XLPE Cables - Wire Armoured</text:p>
          </table:table-cell>
          <table:table-cell table:formula="of:=[.J170]" office:value-type="string" office:string-value="4x50 2XWY" calcext:value-type="string">
            <text:p>4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0]" office:value-type="float" office:value="50" calcext:value-type="float">
            <text:p>50</text:p>
          </table:table-cell>
          <table:table-cell table:formula="of:=ROUND([.B170]/[.A17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70]*[.E170]*[.I170])" office:value-type="float" office:value="108" calcext:value-type="float">
            <text:p>10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171]&amp;&quot; 2XWY&quot;" office:value-type="string" office:string-value="4x70 2XWY" calcext:value-type="string">
            <text:p>4x7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171]-[.F171]*2-[.E171]" office:value-type="float" office:value="31.88" calcext:value-type="float">
            <text:p>31.88</text:p>
          </table:table-cell>
          <table:table-cell office:value-type="float" office:value="0.785" calcext:value-type="float">
            <text:p>0.785</text:p>
          </table:table-cell>
          <table:table-cell table:formula="of:=[.C171]" office:value-type="string" office:string-value="4x70 2XWY" calcext:value-type="string">
            <text:p>4x70 2XWY</text:p>
          </table:table-cell>
          <table:table-cell office:value-type="string" calcext:value-type="string">
            <text:p>Copper XLPE Cables - Wire Armoured</text:p>
          </table:table-cell>
          <table:table-cell table:formula="of:=[.J171]" office:value-type="string" office:string-value="4x70 2XWY" calcext:value-type="string">
            <text:p>4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1]" office:value-type="float" office:value="70" calcext:value-type="float">
            <text:p>70</text:p>
          </table:table-cell>
          <table:table-cell table:formula="of:=ROUND([.B171]/[.A17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71]*[.E171]*[.I171])" office:value-type="float" office:value="157" calcext:value-type="float">
            <text:p>15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172]&amp;&quot; 2XWY&quot;" office:value-type="string" office:string-value="4x95 2XWY" calcext:value-type="string">
            <text:p>4x95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0" calcext:value-type="float">
            <text:p>40</text:p>
          </table:table-cell>
          <table:table-cell table:formula="of:=[.G172]-[.F172]*2-[.E172]" office:value-type="float" office:value="34.56" calcext:value-type="float">
            <text:p>34.56</text:p>
          </table:table-cell>
          <table:table-cell office:value-type="float" office:value="0.785" calcext:value-type="float">
            <text:p>0.785</text:p>
          </table:table-cell>
          <table:table-cell table:formula="of:=[.C172]" office:value-type="string" office:string-value="4x95 2XWY" calcext:value-type="string">
            <text:p>4x95 2XWY</text:p>
          </table:table-cell>
          <table:table-cell office:value-type="string" calcext:value-type="string">
            <text:p>Copper XLPE Cables - Wire Armoured</text:p>
          </table:table-cell>
          <table:table-cell table:formula="of:=[.J172]" office:value-type="string" office:string-value="4x95 2XWY" calcext:value-type="string">
            <text:p>4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2]" office:value-type="float" office:value="95" calcext:value-type="float">
            <text:p>95</text:p>
          </table:table-cell>
          <table:table-cell table:formula="of:=ROUND([.B172]/[.A17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2]*[.E172]*[.I172])" office:value-type="float" office:value="170" calcext:value-type="float">
            <text:p>17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173]&amp;&quot; 2XWY&quot;" office:value-type="string" office:string-value="4x120 2XWY" calcext:value-type="string">
            <text:p>4x12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173]-[.F173]*2-[.E173]" office:value-type="float" office:value="38.24" calcext:value-type="float">
            <text:p>38.24</text:p>
          </table:table-cell>
          <table:table-cell office:value-type="float" office:value="0.785" calcext:value-type="float">
            <text:p>0.785</text:p>
          </table:table-cell>
          <table:table-cell table:formula="of:=[.C173]" office:value-type="string" office:string-value="4x120 2XWY" calcext:value-type="string">
            <text:p>4x120 2XWY</text:p>
          </table:table-cell>
          <table:table-cell office:value-type="string" calcext:value-type="string">
            <text:p>Copper XLPE Cables - Wire Armoured</text:p>
          </table:table-cell>
          <table:table-cell table:formula="of:=[.J173]" office:value-type="string" office:string-value="4x120 2XWY" calcext:value-type="string">
            <text:p>4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3]" office:value-type="float" office:value="120" calcext:value-type="float">
            <text:p>120</text:p>
          </table:table-cell>
          <table:table-cell table:formula="of:=ROUND([.B173]/[.A17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3]*[.E173]*[.I173])" office:value-type="float" office:value="189" calcext:value-type="float">
            <text:p>18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174]&amp;&quot; 2XWY&quot;" office:value-type="string" office:string-value="4x150 2XWY" calcext:value-type="string">
            <text:p>4x15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174]-[.F174]*2-[.E174]" office:value-type="float" office:value="42.42" calcext:value-type="float">
            <text:p>42.42</text:p>
          </table:table-cell>
          <table:table-cell office:value-type="float" office:value="0.785" calcext:value-type="float">
            <text:p>0.785</text:p>
          </table:table-cell>
          <table:table-cell table:formula="of:=[.C174]" office:value-type="string" office:string-value="4x150 2XWY" calcext:value-type="string">
            <text:p>4x150 2XWY</text:p>
          </table:table-cell>
          <table:table-cell office:value-type="string" calcext:value-type="string">
            <text:p>Copper XLPE Cables - Wire Armoured</text:p>
          </table:table-cell>
          <table:table-cell table:formula="of:=[.J174]" office:value-type="string" office:string-value="4x150 2XWY" calcext:value-type="string">
            <text:p>4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4]" office:value-type="float" office:value="150" calcext:value-type="float">
            <text:p>150</text:p>
          </table:table-cell>
          <table:table-cell table:formula="of:=ROUND([.B174]/[.A17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4]*[.E174]*[.I174])" office:value-type="float" office:value="261" calcext:value-type="float">
            <text:p>26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175]&amp;&quot; 2XWY&quot;" office:value-type="string" office:string-value="4x185 2XWY" calcext:value-type="string">
            <text:p>4x185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175]-[.F175]*2-[.E175]" office:value-type="float" office:value="47.1" calcext:value-type="float">
            <text:p>47.1</text:p>
          </table:table-cell>
          <table:table-cell office:value-type="float" office:value="0.785" calcext:value-type="float">
            <text:p>0.785</text:p>
          </table:table-cell>
          <table:table-cell table:formula="of:=[.C175]" office:value-type="string" office:string-value="4x185 2XWY" calcext:value-type="string">
            <text:p>4x185 2XWY</text:p>
          </table:table-cell>
          <table:table-cell office:value-type="string" calcext:value-type="string">
            <text:p>Copper XLPE Cables - Wire Armoured</text:p>
          </table:table-cell>
          <table:table-cell table:formula="of:=[.J175]" office:value-type="string" office:string-value="4x185 2XWY" calcext:value-type="string">
            <text:p>4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5]" office:value-type="float" office:value="185" calcext:value-type="float">
            <text:p>185</text:p>
          </table:table-cell>
          <table:table-cell table:formula="of:=ROUND([.B175]/[.A17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5]*[.E175]*[.I175])" office:value-type="float" office:value="290" calcext:value-type="float">
            <text:p>29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176]&amp;&quot; 2XWY&quot;" office:value-type="string" office:string-value="4x240 2XWY" calcext:value-type="string">
            <text:p>4x24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5" calcext:value-type="float">
            <text:p>65</text:p>
          </table:table-cell>
          <table:table-cell table:formula="of:=[.G176]-[.F176]*2-[.E176]" office:value-type="float" office:value="57.78" calcext:value-type="float">
            <text:p>57.78</text:p>
          </table:table-cell>
          <table:table-cell office:value-type="float" office:value="0.785" calcext:value-type="float">
            <text:p>0.785</text:p>
          </table:table-cell>
          <table:table-cell table:formula="of:=[.C176]" office:value-type="string" office:string-value="4x240 2XWY" calcext:value-type="string">
            <text:p>4x240 2XWY</text:p>
          </table:table-cell>
          <table:table-cell office:value-type="string" calcext:value-type="string">
            <text:p>Copper XLPE Cables - Wire Armoured</text:p>
          </table:table-cell>
          <table:table-cell table:formula="of:=[.J176]" office:value-type="string" office:string-value="4x240 2XWY" calcext:value-type="string">
            <text:p>4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6]" office:value-type="float" office:value="240" calcext:value-type="float">
            <text:p>240</text:p>
          </table:table-cell>
          <table:table-cell table:formula="of:=ROUND([.B176]/[.A17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76]*[.E176]*[.I176])" office:value-type="float" office:value="356" calcext:value-type="float">
            <text:p>3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177]&amp;&quot; 2XWY&quot;" office:value-type="string" office:string-value="4x300 2XWY" calcext:value-type="string">
            <text:p>4x300 2XWY</text:p>
          </table:table-cell>
          <table:table-cell/>
          <table:table-cell table:style-name="ce4" office:value-type="float" office:value="3.15" calcext:value-type="float">
            <text:p>3.15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68" calcext:value-type="float">
            <text:p>68</text:p>
          </table:table-cell>
          <table:table-cell table:formula="of:=[.G177]-[.F177]*2-[.E177]" office:value-type="float" office:value="59.81" calcext:value-type="float">
            <text:p>59.81</text:p>
          </table:table-cell>
          <table:table-cell office:value-type="float" office:value="0.785" calcext:value-type="float">
            <text:p>0.785</text:p>
          </table:table-cell>
          <table:table-cell table:formula="of:=[.C177]" office:value-type="string" office:string-value="4x300 2XWY" calcext:value-type="string">
            <text:p>4x300 2XWY</text:p>
          </table:table-cell>
          <table:table-cell office:value-type="string" calcext:value-type="string">
            <text:p>Copper XLPE Cables - Wire Armoured</text:p>
          </table:table-cell>
          <table:table-cell table:formula="of:=[.J177]" office:value-type="string" office:string-value="4x300 2XWY" calcext:value-type="string">
            <text:p>4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7]" office:value-type="float" office:value="300" calcext:value-type="float">
            <text:p>300</text:p>
          </table:table-cell>
          <table:table-cell table:formula="of:=ROUND([.B177]/[.A17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77]*[.E177]*[.I177])" office:value-type="float" office:value="464" calcext:value-type="float">
            <text:p>46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178]&amp;&quot; 2XFY&quot;" office:value-type="string" office:string-value="2x25 2XFY" calcext:value-type="string">
            <text:p>2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178]-[.F178]*2-[.E178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178]" office:value-type="string" office:string-value="2x25 2XFY" calcext:value-type="string">
            <text:p>2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78]" office:value-type="string" office:string-value="2x25 2XFY" calcext:value-type="string">
            <text:p>2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8]" office:value-type="float" office:value="25" calcext:value-type="float">
            <text:p>25</text:p>
          </table:table-cell>
          <table:table-cell table:formula="of:=ROUND([.B178]/[.A17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78]*[.E178]*[.I178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179]&amp;&quot; 2XFY&quot;" office:value-type="string" office:string-value="2x35 2XFY" calcext:value-type="string">
            <text:p>2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179]-[.F179]*2-[.E179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179]" office:value-type="string" office:string-value="2x35 2XFY" calcext:value-type="string">
            <text:p>2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79]" office:value-type="string" office:string-value="2x35 2XFY" calcext:value-type="string">
            <text:p>2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9]" office:value-type="float" office:value="35" calcext:value-type="float">
            <text:p>35</text:p>
          </table:table-cell>
          <table:table-cell table:formula="of:=ROUND([.B179]/[.A17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79]*[.E179]*[.I179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180]&amp;&quot; 2XFY&quot;" office:value-type="string" office:string-value="2x50 2XFY" calcext:value-type="string">
            <text:p>2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180]-[.F180]*2-[.E180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180]" office:value-type="string" office:string-value="2x50 2XFY" calcext:value-type="string">
            <text:p>2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0]" office:value-type="string" office:string-value="2x50 2XFY" calcext:value-type="string">
            <text:p>2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0]" office:value-type="float" office:value="50" calcext:value-type="float">
            <text:p>50</text:p>
          </table:table-cell>
          <table:table-cell table:formula="of:=ROUND([.B180]/[.A18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80]*[.E180]*[.I180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181]&amp;&quot; 2XFY&quot;" office:value-type="string" office:string-value="2x70 2XFY" calcext:value-type="string">
            <text:p>2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6" calcext:value-type="float">
            <text:p>26</text:p>
          </table:table-cell>
          <table:table-cell table:formula="of:=[.G181]-[.F181]*2-[.E181]" office:value-type="float" office:value="22.08" calcext:value-type="float">
            <text:p>22.08</text:p>
          </table:table-cell>
          <table:table-cell office:value-type="float" office:value="1" calcext:value-type="float">
            <text:p>1</text:p>
          </table:table-cell>
          <table:table-cell table:formula="of:=[.C181]" office:value-type="string" office:string-value="2x70 2XFY" calcext:value-type="string">
            <text:p>2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1]" office:value-type="string" office:string-value="2x70 2XFY" calcext:value-type="string">
            <text:p>2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1]" office:value-type="float" office:value="70" calcext:value-type="float">
            <text:p>70</text:p>
          </table:table-cell>
          <table:table-cell table:formula="of:=ROUND([.B181]/[.A18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81]*[.E181]*[.I181])" office:value-type="float" office:value="55" calcext:value-type="float">
            <text:p>5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182]&amp;&quot; 2XFY&quot;" office:value-type="string" office:string-value="2x95 2XFY" calcext:value-type="string">
            <text:p>2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182]-[.F182]*2-[.E182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182]" office:value-type="string" office:string-value="2x95 2XFY" calcext:value-type="string">
            <text:p>2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2]" office:value-type="string" office:string-value="2x95 2XFY" calcext:value-type="string">
            <text:p>2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2]" office:value-type="float" office:value="95" calcext:value-type="float">
            <text:p>95</text:p>
          </table:table-cell>
          <table:table-cell table:formula="of:=ROUND([.B182]/[.A18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2]*[.E182]*[.I182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183]&amp;&quot; 2XFY&quot;" office:value-type="string" office:string-value="2x120 2XFY" calcext:value-type="string">
            <text:p>2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1" calcext:value-type="float">
            <text:p>31</text:p>
          </table:table-cell>
          <table:table-cell table:formula="of:=[.G183]-[.F183]*2-[.E183]" office:value-type="float" office:value="27.08" calcext:value-type="float">
            <text:p>27.08</text:p>
          </table:table-cell>
          <table:table-cell office:value-type="float" office:value="1" calcext:value-type="float">
            <text:p>1</text:p>
          </table:table-cell>
          <table:table-cell table:formula="of:=[.C183]" office:value-type="string" office:string-value="2x120 2XFY" calcext:value-type="string">
            <text:p>2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3]" office:value-type="string" office:string-value="2x120 2XFY" calcext:value-type="string">
            <text:p>2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3]" office:value-type="float" office:value="120" calcext:value-type="float">
            <text:p>120</text:p>
          </table:table-cell>
          <table:table-cell table:formula="of:=ROUND([.B183]/[.A18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3]*[.E183]*[.I183])" office:value-type="float" office:value="68" calcext:value-type="float">
            <text:p>6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184]&amp;&quot; 2XFY&quot;" office:value-type="string" office:string-value="2x150 2XFY" calcext:value-type="string">
            <text:p>2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4" calcext:value-type="float">
            <text:p>34</text:p>
          </table:table-cell>
          <table:table-cell table:formula="of:=[.G184]-[.F184]*2-[.E184]" office:value-type="float" office:value="29.76" calcext:value-type="float">
            <text:p>29.76</text:p>
          </table:table-cell>
          <table:table-cell office:value-type="float" office:value="1" calcext:value-type="float">
            <text:p>1</text:p>
          </table:table-cell>
          <table:table-cell table:formula="of:=[.C184]" office:value-type="string" office:string-value="2x150 2XFY" calcext:value-type="string">
            <text:p>2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4]" office:value-type="string" office:string-value="2x150 2XFY" calcext:value-type="string">
            <text:p>2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4]" office:value-type="float" office:value="150" calcext:value-type="float">
            <text:p>150</text:p>
          </table:table-cell>
          <table:table-cell table:formula="of:=ROUND([.B184]/[.A18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4]*[.E184]*[.I184])" office:value-type="float" office:value="75" calcext:value-type="float">
            <text:p>7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185]&amp;&quot; 2XFY&quot;" office:value-type="string" office:string-value="2x185 2XFY" calcext:value-type="string">
            <text:p>2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7" calcext:value-type="float">
            <text:p>37</text:p>
          </table:table-cell>
          <table:table-cell table:formula="of:=[.G185]-[.F185]*2-[.E185]" office:value-type="float" office:value="32.76" calcext:value-type="float">
            <text:p>32.76</text:p>
          </table:table-cell>
          <table:table-cell office:value-type="float" office:value="1" calcext:value-type="float">
            <text:p>1</text:p>
          </table:table-cell>
          <table:table-cell table:formula="of:=[.C185]" office:value-type="string" office:string-value="2x185 2XFY" calcext:value-type="string">
            <text:p>2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5]" office:value-type="string" office:string-value="2x185 2XFY" calcext:value-type="string">
            <text:p>2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5]" office:value-type="float" office:value="185" calcext:value-type="float">
            <text:p>185</text:p>
          </table:table-cell>
          <table:table-cell table:formula="of:=ROUND([.B185]/[.A18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5]*[.E185]*[.I185])" office:value-type="float" office:value="82" calcext:value-type="float">
            <text:p>8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186]&amp;&quot; 2XFY&quot;" office:value-type="string" office:string-value="2x240 2XFY" calcext:value-type="string">
            <text:p>2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2" calcext:value-type="float">
            <text:p>42</text:p>
          </table:table-cell>
          <table:table-cell table:formula="of:=[.G186]-[.F186]*2-[.E186]" office:value-type="float" office:value="37.44" calcext:value-type="float">
            <text:p>37.44</text:p>
          </table:table-cell>
          <table:table-cell office:value-type="float" office:value="1" calcext:value-type="float">
            <text:p>1</text:p>
          </table:table-cell>
          <table:table-cell table:formula="of:=[.C186]" office:value-type="string" office:string-value="2x240 2XFY" calcext:value-type="string">
            <text:p>2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6]" office:value-type="string" office:string-value="2x240 2XFY" calcext:value-type="string">
            <text:p>2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6]" office:value-type="float" office:value="240" calcext:value-type="float">
            <text:p>240</text:p>
          </table:table-cell>
          <table:table-cell table:formula="of:=ROUND([.B186]/[.A18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86]*[.E186]*[.I186])" office:value-type="float" office:value="94" calcext:value-type="float">
            <text:p>9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187]&amp;&quot; 2XFY&quot;" office:value-type="string" office:string-value="2x300 2XFY" calcext:value-type="string">
            <text:p>2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5" calcext:value-type="float">
            <text:p>45</text:p>
          </table:table-cell>
          <table:table-cell table:formula="of:=[.G187]-[.F187]*2-[.E187]" office:value-type="float" office:value="40.12" calcext:value-type="float">
            <text:p>40.12</text:p>
          </table:table-cell>
          <table:table-cell office:value-type="float" office:value="1" calcext:value-type="float">
            <text:p>1</text:p>
          </table:table-cell>
          <table:table-cell table:formula="of:=[.C187]" office:value-type="string" office:string-value="2x300 2XFY" calcext:value-type="string">
            <text:p>2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7]" office:value-type="string" office:string-value="2x300 2XFY" calcext:value-type="string">
            <text:p>2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7]" office:value-type="float" office:value="300" calcext:value-type="float">
            <text:p>300</text:p>
          </table:table-cell>
          <table:table-cell table:formula="of:=ROUND([.B187]/[.A18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87]*[.E187]*[.I187])" office:value-type="float" office:value="101" calcext:value-type="float">
            <text:p>101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188]&amp;&quot; 2XFY&quot;" office:value-type="string" office:string-value="3x16 2XFY" calcext:value-type="string">
            <text:p>3x16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19" calcext:value-type="float">
            <text:p>19</text:p>
          </table:table-cell>
          <table:table-cell table:formula="of:=[.G188]-[.F188]*2-[.E188]" office:value-type="float" office:value="15.72" calcext:value-type="float">
            <text:p>15.72</text:p>
          </table:table-cell>
          <table:table-cell office:value-type="float" office:value="1" calcext:value-type="float">
            <text:p>1</text:p>
          </table:table-cell>
          <table:table-cell table:formula="of:=[.C188]" office:value-type="string" office:string-value="3x16 2XFY" calcext:value-type="string">
            <text:p>3x16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8]" office:value-type="string" office:string-value="3x16 2XFY" calcext:value-type="string">
            <text:p>3x16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8]" office:value-type="float" office:value="16" calcext:value-type="float">
            <text:p>16</text:p>
          </table:table-cell>
          <table:table-cell table:formula="of:=ROUND([.B188]/[.A18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88]*[.E188]*[.I188])" office:value-type="float" office:value="39" calcext:value-type="float">
            <text:p>39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189]&amp;&quot; 2XFY&quot;" office:value-type="string" office:string-value="3x25 2XFY" calcext:value-type="string">
            <text:p>3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189]-[.F189]*2-[.E189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189]" office:value-type="string" office:string-value="3x25 2XFY" calcext:value-type="string">
            <text:p>3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9]" office:value-type="string" office:string-value="3x25 2XFY" calcext:value-type="string">
            <text:p>3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9]" office:value-type="float" office:value="25" calcext:value-type="float">
            <text:p>25</text:p>
          </table:table-cell>
          <table:table-cell table:formula="of:=ROUND([.B189]/[.A18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89]*[.E189]*[.I189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190]&amp;&quot; 2XFY&quot;" office:value-type="string" office:string-value="3x35 2XFY" calcext:value-type="string">
            <text:p>3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190]-[.F190]*2-[.E190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190]" office:value-type="string" office:string-value="3x35 2XFY" calcext:value-type="string">
            <text:p>3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0]" office:value-type="string" office:string-value="3x35 2XFY" calcext:value-type="string">
            <text:p>3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0]" office:value-type="float" office:value="35" calcext:value-type="float">
            <text:p>35</text:p>
          </table:table-cell>
          <table:table-cell table:formula="of:=ROUND([.B190]/[.A19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90]*[.E190]*[.I190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191]&amp;&quot; 2XFY&quot;" office:value-type="string" office:string-value="3x50 2XFY" calcext:value-type="string">
            <text:p>3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191]-[.F191]*2-[.E191]"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table:formula="of:=[.C191]" office:value-type="string" office:string-value="3x50 2XFY" calcext:value-type="string">
            <text:p>3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1]" office:value-type="string" office:string-value="3x50 2XFY" calcext:value-type="string">
            <text:p>3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1]" office:value-type="float" office:value="50" calcext:value-type="float">
            <text:p>50</text:p>
          </table:table-cell>
          <table:table-cell table:formula="of:=ROUND([.B191]/[.A19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91]*[.E191]*[.I191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192]&amp;&quot; 2XFY&quot;" office:value-type="string" office:string-value="3x70 2XFY" calcext:value-type="string">
            <text:p>3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192]-[.F192]*2-[.E192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192]" office:value-type="string" office:string-value="3x70 2XFY" calcext:value-type="string">
            <text:p>3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2]" office:value-type="string" office:string-value="3x70 2XFY" calcext:value-type="string">
            <text:p>3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2]" office:value-type="float" office:value="70" calcext:value-type="float">
            <text:p>70</text:p>
          </table:table-cell>
          <table:table-cell table:formula="of:=ROUND([.B192]/[.A19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92]*[.E192]*[.I192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193]&amp;&quot; 2XFY&quot;" office:value-type="string" office:string-value="3x95 2XFY" calcext:value-type="string">
            <text:p>3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193]-[.F193]*2-[.E193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193]" office:value-type="string" office:string-value="3x95 2XFY" calcext:value-type="string">
            <text:p>3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3]" office:value-type="string" office:string-value="3x95 2XFY" calcext:value-type="string">
            <text:p>3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3]" office:value-type="float" office:value="95" calcext:value-type="float">
            <text:p>95</text:p>
          </table:table-cell>
          <table:table-cell table:formula="of:=ROUND([.B193]/[.A19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3]*[.E193]*[.I193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194]&amp;&quot; 2XFY&quot;" office:value-type="string" office:string-value="3x120 2XFY" calcext:value-type="string">
            <text:p>3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194]-[.F194]*2-[.E194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194]" office:value-type="string" office:string-value="3x120 2XFY" calcext:value-type="string">
            <text:p>3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4]" office:value-type="string" office:string-value="3x120 2XFY" calcext:value-type="string">
            <text:p>3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4]" office:value-type="float" office:value="120" calcext:value-type="float">
            <text:p>120</text:p>
          </table:table-cell>
          <table:table-cell table:formula="of:=ROUND([.B194]/[.A19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4]*[.E194]*[.I194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195]&amp;&quot; 2XFY&quot;" office:value-type="string" office:string-value="3x150 2XFY" calcext:value-type="string">
            <text:p>3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195]-[.F195]*2-[.E195]" office:value-type="float" office:value="37.76" calcext:value-type="float">
            <text:p>37.76</text:p>
          </table:table-cell>
          <table:table-cell office:value-type="float" office:value="1" calcext:value-type="float">
            <text:p>1</text:p>
          </table:table-cell>
          <table:table-cell table:formula="of:=[.C195]" office:value-type="string" office:string-value="3x150 2XFY" calcext:value-type="string">
            <text:p>3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5]" office:value-type="string" office:string-value="3x150 2XFY" calcext:value-type="string">
            <text:p>3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5]" office:value-type="float" office:value="150" calcext:value-type="float">
            <text:p>150</text:p>
          </table:table-cell>
          <table:table-cell table:formula="of:=ROUND([.B195]/[.A19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5]*[.E195]*[.I195])" office:value-type="float" office:value="95" calcext:value-type="float">
            <text:p>95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196]&amp;&quot; 2XFY&quot;" office:value-type="string" office:string-value="3x185 2XFY" calcext:value-type="string">
            <text:p>3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196]-[.F196]*2-[.E196]" office:value-type="float" office:value="39.44" calcext:value-type="float">
            <text:p>39.44</text:p>
          </table:table-cell>
          <table:table-cell office:value-type="float" office:value="1" calcext:value-type="float">
            <text:p>1</text:p>
          </table:table-cell>
          <table:table-cell table:formula="of:=[.C196]" office:value-type="string" office:string-value="3x185 2XFY" calcext:value-type="string">
            <text:p>3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6]" office:value-type="string" office:string-value="3x185 2XFY" calcext:value-type="string">
            <text:p>3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6]" office:value-type="float" office:value="185" calcext:value-type="float">
            <text:p>185</text:p>
          </table:table-cell>
          <table:table-cell table:formula="of:=ROUND([.B196]/[.A19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6]*[.E196]*[.I196])" office:value-type="float" office:value="99" calcext:value-type="float">
            <text:p>99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197]&amp;&quot; 2XFY&quot;" office:value-type="string" office:string-value="3x240 2XFY" calcext:value-type="string">
            <text:p>3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197]-[.F197]*2-[.E197]" office:value-type="float" office:value="44.12" calcext:value-type="float">
            <text:p>44.12</text:p>
          </table:table-cell>
          <table:table-cell office:value-type="float" office:value="1" calcext:value-type="float">
            <text:p>1</text:p>
          </table:table-cell>
          <table:table-cell table:formula="of:=[.C197]" office:value-type="string" office:string-value="3x240 2XFY" calcext:value-type="string">
            <text:p>3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7]" office:value-type="string" office:string-value="3x240 2XFY" calcext:value-type="string">
            <text:p>3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7]" office:value-type="float" office:value="240" calcext:value-type="float">
            <text:p>240</text:p>
          </table:table-cell>
          <table:table-cell table:formula="of:=ROUND([.B197]/[.A19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97]*[.E197]*[.I197])" office:value-type="float" office:value="111" calcext:value-type="float">
            <text:p>11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198]&amp;&quot; 2XFY&quot;" office:value-type="string" office:string-value="3x300 2XFY" calcext:value-type="string">
            <text:p>3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198]-[.F198]*2-[.E198]" office:value-type="float" office:value="48.8" calcext:value-type="float">
            <text:p>48.8</text:p>
          </table:table-cell>
          <table:table-cell office:value-type="float" office:value="1" calcext:value-type="float">
            <text:p>1</text:p>
          </table:table-cell>
          <table:table-cell table:formula="of:=[.C198]" office:value-type="string" office:string-value="3x300 2XFY" calcext:value-type="string">
            <text:p>3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8]" office:value-type="string" office:string-value="3x300 2XFY" calcext:value-type="string">
            <text:p>3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8]" office:value-type="float" office:value="300" calcext:value-type="float">
            <text:p>300</text:p>
          </table:table-cell>
          <table:table-cell table:formula="of:=ROUND([.B198]/[.A19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98]*[.E198]*[.I198])" office:value-type="float" office:value="123" calcext:value-type="float">
            <text:p>12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199]&amp;&quot; 2XFY&quot;" office:value-type="string" office:string-value="3.5x25 2XFY" calcext:value-type="string">
            <text:p>3.5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199]-[.F199]*2-[.E199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199]" office:value-type="string" office:string-value="3.5x25 2XFY" calcext:value-type="string">
            <text:p>3.5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9]" office:value-type="string" office:string-value="3.5x25 2XFY" calcext:value-type="string">
            <text:p>3.5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9]" office:value-type="float" office:value="25" calcext:value-type="float">
            <text:p>25</text:p>
          </table:table-cell>
          <table:table-cell table:formula="of:=ROUND([.B199]/[.A199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99]*[.E199]*[.I199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200]&amp;&quot; 2XFY&quot;" office:value-type="string" office:string-value="3.5x35 2XFY" calcext:value-type="string">
            <text:p>3.5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200]-[.F200]*2-[.E200]"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table:formula="of:=[.C200]" office:value-type="string" office:string-value="3.5x35 2XFY" calcext:value-type="string">
            <text:p>3.5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0]" office:value-type="string" office:string-value="3.5x35 2XFY" calcext:value-type="string">
            <text:p>3.5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0]" office:value-type="float" office:value="35" calcext:value-type="float">
            <text:p>35</text:p>
          </table:table-cell>
          <table:table-cell table:formula="of:=ROUND([.B200]/[.A200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00]*[.E200]*[.I200])" office:value-type="float" office:value="54" calcext:value-type="float">
            <text:p>54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201]&amp;&quot; 2XFY&quot;" office:value-type="string" office:string-value="3.5x50 2XFY" calcext:value-type="string">
            <text:p>3.5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201]-[.F201]*2-[.E201]"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  <table:table-cell table:formula="of:=[.C201]" office:value-type="string" office:string-value="3.5x50 2XFY" calcext:value-type="string">
            <text:p>3.5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1]" office:value-type="string" office:string-value="3.5x50 2XFY" calcext:value-type="string">
            <text:p>3.5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1]" office:value-type="float" office:value="50" calcext:value-type="float">
            <text:p>50</text:p>
          </table:table-cell>
          <table:table-cell table:formula="of:=ROUND([.B201]/[.A201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01]*[.E201]*[.I201])" office:value-type="float" office:value="61" calcext:value-type="float">
            <text:p>61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202]&amp;&quot; 2XFY&quot;" office:value-type="string" office:string-value="3.5x70 2XFY" calcext:value-type="string">
            <text:p>3.5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02]-[.F202]*2-[.E202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202]" office:value-type="string" office:string-value="3.5x70 2XFY" calcext:value-type="string">
            <text:p>3.5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2]" office:value-type="string" office:string-value="3.5x70 2XFY" calcext:value-type="string">
            <text:p>3.5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2]" office:value-type="float" office:value="70" calcext:value-type="float">
            <text:p>70</text:p>
          </table:table-cell>
          <table:table-cell table:formula="of:=ROUND([.B202]/[.A202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02]*[.E202]*[.I202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203]&amp;&quot; 2XFY&quot;" office:value-type="string" office:string-value="3.5x95 2XFY" calcext:value-type="string">
            <text:p>3.5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03]-[.F203]*2-[.E203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203]" office:value-type="string" office:string-value="3.5x95 2XFY" calcext:value-type="string">
            <text:p>3.5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3]" office:value-type="string" office:string-value="3.5x95 2XFY" calcext:value-type="string">
            <text:p>3.5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3]" office:value-type="float" office:value="95" calcext:value-type="float">
            <text:p>95</text:p>
          </table:table-cell>
          <table:table-cell table:formula="of:=ROUND([.B203]/[.A203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3]*[.E203]*[.I203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204]&amp;&quot; 2XFY&quot;" office:value-type="string" office:string-value="3.5x120 2XFY" calcext:value-type="string">
            <text:p>3.5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9" calcext:value-type="float">
            <text:p>39</text:p>
          </table:table-cell>
          <table:table-cell table:formula="of:=[.G204]-[.F204]*2-[.E204]" office:value-type="float" office:value="34.76" calcext:value-type="float">
            <text:p>34.76</text:p>
          </table:table-cell>
          <table:table-cell office:value-type="float" office:value="1" calcext:value-type="float">
            <text:p>1</text:p>
          </table:table-cell>
          <table:table-cell table:formula="of:=[.C204]" office:value-type="string" office:string-value="3.5x120 2XFY" calcext:value-type="string">
            <text:p>3.5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4]" office:value-type="string" office:string-value="3.5x120 2XFY" calcext:value-type="string">
            <text:p>3.5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4]" office:value-type="float" office:value="120" calcext:value-type="float">
            <text:p>120</text:p>
          </table:table-cell>
          <table:table-cell table:formula="of:=ROUND([.B204]/[.A204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4]*[.E204]*[.I204])" office:value-type="float" office:value="87" calcext:value-type="float">
            <text:p>87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205]&amp;&quot; 2XFY&quot;" office:value-type="string" office:string-value="3.5x150 2XFY" calcext:value-type="string">
            <text:p>3.5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3" calcext:value-type="float">
            <text:p>43</text:p>
          </table:table-cell>
          <table:table-cell table:formula="of:=[.G205]-[.F205]*2-[.E205]" office:value-type="float" office:value="38.76" calcext:value-type="float">
            <text:p>38.76</text:p>
          </table:table-cell>
          <table:table-cell office:value-type="float" office:value="1" calcext:value-type="float">
            <text:p>1</text:p>
          </table:table-cell>
          <table:table-cell table:formula="of:=[.C205]" office:value-type="string" office:string-value="3.5x150 2XFY" calcext:value-type="string">
            <text:p>3.5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5]" office:value-type="string" office:string-value="3.5x150 2XFY" calcext:value-type="string">
            <text:p>3.5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5]" office:value-type="float" office:value="150" calcext:value-type="float">
            <text:p>150</text:p>
          </table:table-cell>
          <table:table-cell table:formula="of:=ROUND([.B205]/[.A205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5]*[.E205]*[.I205])" office:value-type="float" office:value="97" calcext:value-type="float">
            <text:p>97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206]&amp;&quot; 2XFY&quot;" office:value-type="string" office:string-value="3.5x185 2XFY" calcext:value-type="string">
            <text:p>3.5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7" calcext:value-type="float">
            <text:p>47</text:p>
          </table:table-cell>
          <table:table-cell table:formula="of:=[.G206]-[.F206]*2-[.E206]" office:value-type="float" office:value="42.44" calcext:value-type="float">
            <text:p>42.44</text:p>
          </table:table-cell>
          <table:table-cell office:value-type="float" office:value="1" calcext:value-type="float">
            <text:p>1</text:p>
          </table:table-cell>
          <table:table-cell table:formula="of:=[.C206]" office:value-type="string" office:string-value="3.5x185 2XFY" calcext:value-type="string">
            <text:p>3.5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6]" office:value-type="string" office:string-value="3.5x185 2XFY" calcext:value-type="string">
            <text:p>3.5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6]" office:value-type="float" office:value="185" calcext:value-type="float">
            <text:p>185</text:p>
          </table:table-cell>
          <table:table-cell table:formula="of:=ROUND([.B206]/[.A206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6]*[.E206]*[.I206])" office:value-type="float" office:value="107" calcext:value-type="float">
            <text:p>107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207]&amp;&quot; 2XFY&quot;" office:value-type="string" office:string-value="3.5x240 2XFY" calcext:value-type="string">
            <text:p>3.5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3" calcext:value-type="float">
            <text:p>53</text:p>
          </table:table-cell>
          <table:table-cell table:formula="of:=[.G207]-[.F207]*2-[.E207]" office:value-type="float" office:value="48.12" calcext:value-type="float">
            <text:p>48.12</text:p>
          </table:table-cell>
          <table:table-cell office:value-type="float" office:value="1" calcext:value-type="float">
            <text:p>1</text:p>
          </table:table-cell>
          <table:table-cell table:formula="of:=[.C207]" office:value-type="string" office:string-value="3.5x240 2XFY" calcext:value-type="string">
            <text:p>3.5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7]" office:value-type="string" office:string-value="3.5x240 2XFY" calcext:value-type="string">
            <text:p>3.5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7]" office:value-type="float" office:value="240" calcext:value-type="float">
            <text:p>240</text:p>
          </table:table-cell>
          <table:table-cell table:formula="of:=ROUND([.B207]/[.A207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07]*[.E207]*[.I207])" office:value-type="float" office:value="121" calcext:value-type="float">
            <text:p>12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208]&amp;&quot; 2XFY&quot;" office:value-type="string" office:string-value="3.5x300 2XFY" calcext:value-type="string">
            <text:p>3.5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208]-[.F208]*2-[.E208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208]" office:value-type="string" office:string-value="3.5x300 2XFY" calcext:value-type="string">
            <text:p>3.5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8]" office:value-type="string" office:string-value="3.5x300 2XFY" calcext:value-type="string">
            <text:p>3.5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8]" office:value-type="float" office:value="300" calcext:value-type="float">
            <text:p>300</text:p>
          </table:table-cell>
          <table:table-cell table:formula="of:=ROUND([.B208]/[.A20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08]*[.E208]*[.I208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209]&amp;&quot; 2XFY&quot;" office:value-type="string" office:string-value="4x16 2XFY" calcext:value-type="string">
            <text:p>4x16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209]-[.F209]*2-[.E209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209]" office:value-type="string" office:string-value="4x16 2XFY" calcext:value-type="string">
            <text:p>4x16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9]" office:value-type="string" office:string-value="4x16 2XFY" calcext:value-type="string">
            <text:p>4x16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9]" office:value-type="float" office:value="16" calcext:value-type="float">
            <text:p>16</text:p>
          </table:table-cell>
          <table:table-cell table:formula="of:=ROUND([.B209]/[.A20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09]*[.E209]*[.I209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210]&amp;&quot; 2XFY&quot;" office:value-type="string" office:string-value="4x25 2XFY" calcext:value-type="string">
            <text:p>4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4" calcext:value-type="float">
            <text:p>24</text:p>
          </table:table-cell>
          <table:table-cell table:formula="of:=[.G210]-[.F210]*2-[.E210]"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table:formula="of:=[.C210]" office:value-type="string" office:string-value="4x25 2XFY" calcext:value-type="string">
            <text:p>4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0]" office:value-type="string" office:string-value="4x25 2XFY" calcext:value-type="string">
            <text:p>4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0]" office:value-type="float" office:value="25" calcext:value-type="float">
            <text:p>25</text:p>
          </table:table-cell>
          <table:table-cell table:formula="of:=ROUND([.B210]/[.A2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10]*[.E210]*[.I210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211]&amp;&quot; 2XFY&quot;" office:value-type="string" office:string-value="4x35 2XFY" calcext:value-type="string">
            <text:p>4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211]-[.F211]*2-[.E211]"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table:formula="of:=[.C211]" office:value-type="string" office:string-value="4x35 2XFY" calcext:value-type="string">
            <text:p>4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1]" office:value-type="string" office:string-value="4x35 2XFY" calcext:value-type="string">
            <text:p>4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1]" office:value-type="float" office:value="35" calcext:value-type="float">
            <text:p>35</text:p>
          </table:table-cell>
          <table:table-cell table:formula="of:=ROUND([.B211]/[.A21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11]*[.E211]*[.I211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212]&amp;&quot; 2XFY&quot;" office:value-type="string" office:string-value="4x50 2XFY" calcext:value-type="string">
            <text:p>4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212]-[.F212]*2-[.E212]" office:value-type="float" office:value="26.08" calcext:value-type="float">
            <text:p>26.08</text:p>
          </table:table-cell>
          <table:table-cell office:value-type="float" office:value="1" calcext:value-type="float">
            <text:p>1</text:p>
          </table:table-cell>
          <table:table-cell table:formula="of:=[.C212]" office:value-type="string" office:string-value="4x50 2XFY" calcext:value-type="string">
            <text:p>4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2]" office:value-type="string" office:string-value="4x50 2XFY" calcext:value-type="string">
            <text:p>4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2]" office:value-type="float" office:value="50" calcext:value-type="float">
            <text:p>50</text:p>
          </table:table-cell>
          <table:table-cell table:formula="of:=ROUND([.B212]/[.A21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12]*[.E212]*[.I212])" office:value-type="float" office:value="66" calcext:value-type="float">
            <text:p>6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213]&amp;&quot; 2XFY&quot;" office:value-type="string" office:string-value="4x70 2XFY" calcext:value-type="string">
            <text:p>4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4" calcext:value-type="float">
            <text:p>34</text:p>
          </table:table-cell>
          <table:table-cell table:formula="of:=[.G213]-[.F213]*2-[.E213]" office:value-type="float" office:value="30.08" calcext:value-type="float">
            <text:p>30.08</text:p>
          </table:table-cell>
          <table:table-cell office:value-type="float" office:value="1" calcext:value-type="float">
            <text:p>1</text:p>
          </table:table-cell>
          <table:table-cell table:formula="of:=[.C213]" office:value-type="string" office:string-value="4x70 2XFY" calcext:value-type="string">
            <text:p>4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3]" office:value-type="string" office:string-value="4x70 2XFY" calcext:value-type="string">
            <text:p>4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3]" office:value-type="float" office:value="70" calcext:value-type="float">
            <text:p>70</text:p>
          </table:table-cell>
          <table:table-cell table:formula="of:=ROUND([.B213]/[.A21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13]*[.E213]*[.I213])" office:value-type="float" office:value="76" calcext:value-type="float">
            <text:p>7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214]&amp;&quot; 2XFY&quot;" office:value-type="string" office:string-value="4x95 2XFY" calcext:value-type="string">
            <text:p>4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214]-[.F214]*2-[.E214]" office:value-type="float" office:value="33.08" calcext:value-type="float">
            <text:p>33.08</text:p>
          </table:table-cell>
          <table:table-cell office:value-type="float" office:value="1" calcext:value-type="float">
            <text:p>1</text:p>
          </table:table-cell>
          <table:table-cell table:formula="of:=[.C214]" office:value-type="string" office:string-value="4x95 2XFY" calcext:value-type="string">
            <text:p>4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4]" office:value-type="string" office:string-value="4x95 2XFY" calcext:value-type="string">
            <text:p>4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4]" office:value-type="float" office:value="95" calcext:value-type="float">
            <text:p>95</text:p>
          </table:table-cell>
          <table:table-cell table:formula="of:=ROUND([.B214]/[.A21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4]*[.E214]*[.I214])" office:value-type="float" office:value="83" calcext:value-type="float">
            <text:p>8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215]&amp;&quot; 2XFY&quot;" office:value-type="string" office:string-value="4x120 2XFY" calcext:value-type="string">
            <text:p>4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1" calcext:value-type="float">
            <text:p>41</text:p>
          </table:table-cell>
          <table:table-cell table:formula="of:=[.G215]-[.F215]*2-[.E215]" office:value-type="float" office:value="36.76" calcext:value-type="float">
            <text:p>36.76</text:p>
          </table:table-cell>
          <table:table-cell office:value-type="float" office:value="1" calcext:value-type="float">
            <text:p>1</text:p>
          </table:table-cell>
          <table:table-cell table:formula="of:=[.C215]" office:value-type="string" office:string-value="4x120 2XFY" calcext:value-type="string">
            <text:p>4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5]" office:value-type="string" office:string-value="4x120 2XFY" calcext:value-type="string">
            <text:p>4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5]" office:value-type="float" office:value="120" calcext:value-type="float">
            <text:p>120</text:p>
          </table:table-cell>
          <table:table-cell table:formula="of:=ROUND([.B215]/[.A21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5]*[.E215]*[.I215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216]&amp;&quot; 2XFY&quot;" office:value-type="string" office:string-value="4x150 2XFY" calcext:value-type="string">
            <text:p>4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216]-[.F216]*2-[.E216]" office:value-type="float" office:value="41.44" calcext:value-type="float">
            <text:p>41.44</text:p>
          </table:table-cell>
          <table:table-cell office:value-type="float" office:value="1" calcext:value-type="float">
            <text:p>1</text:p>
          </table:table-cell>
          <table:table-cell table:formula="of:=[.C216]" office:value-type="string" office:string-value="4x150 2XFY" calcext:value-type="string">
            <text:p>4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6]" office:value-type="string" office:string-value="4x150 2XFY" calcext:value-type="string">
            <text:p>4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6]" office:value-type="float" office:value="150" calcext:value-type="float">
            <text:p>150</text:p>
          </table:table-cell>
          <table:table-cell table:formula="of:=ROUND([.B216]/[.A21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6]*[.E216]*[.I216])" office:value-type="float" office:value="104" calcext:value-type="float">
            <text:p>10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217]&amp;&quot; 2XFY&quot;" office:value-type="string" office:string-value="4x185 2XFY" calcext:value-type="string">
            <text:p>4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217]-[.F217]*2-[.E217]" office:value-type="float" office:value="46.12" calcext:value-type="float">
            <text:p>46.12</text:p>
          </table:table-cell>
          <table:table-cell office:value-type="float" office:value="1" calcext:value-type="float">
            <text:p>1</text:p>
          </table:table-cell>
          <table:table-cell table:formula="of:=[.C217]" office:value-type="string" office:string-value="4x185 2XFY" calcext:value-type="string">
            <text:p>4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7]" office:value-type="string" office:string-value="4x185 2XFY" calcext:value-type="string">
            <text:p>4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7]" office:value-type="float" office:value="185" calcext:value-type="float">
            <text:p>185</text:p>
          </table:table-cell>
          <table:table-cell table:formula="of:=ROUND([.B217]/[.A21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7]*[.E217]*[.I217])" office:value-type="float" office:value="116" calcext:value-type="float">
            <text:p>11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218]&amp;&quot; 2XFY&quot;" office:value-type="string" office:string-value="4x240 2XFY" calcext:value-type="string">
            <text:p>4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218]-[.F218]*2-[.E218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218]" office:value-type="string" office:string-value="4x240 2XFY" calcext:value-type="string">
            <text:p>4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8]" office:value-type="string" office:string-value="4x240 2XFY" calcext:value-type="string">
            <text:p>4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8]" office:value-type="float" office:value="240" calcext:value-type="float">
            <text:p>240</text:p>
          </table:table-cell>
          <table:table-cell table:formula="of:=ROUND([.B218]/[.A21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18]*[.E218]*[.I218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219]&amp;&quot; 2XFY&quot;" office:value-type="string" office:string-value="4x300 2XFY" calcext:value-type="string">
            <text:p>4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3" calcext:value-type="float">
            <text:p>63</text:p>
          </table:table-cell>
          <table:table-cell table:formula="of:=[.G219]-[.F219]*2-[.E219]" office:value-type="float" office:value="57.48" calcext:value-type="float">
            <text:p>57.48</text:p>
          </table:table-cell>
          <table:table-cell office:value-type="float" office:value="1" calcext:value-type="float">
            <text:p>1</text:p>
          </table:table-cell>
          <table:table-cell table:formula="of:=[.C219]" office:value-type="string" office:string-value="4x300 2XFY" calcext:value-type="string">
            <text:p>4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9]" office:value-type="string" office:string-value="4x300 2XFY" calcext:value-type="string">
            <text:p>4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9]" office:value-type="float" office:value="300" calcext:value-type="float">
            <text:p>300</text:p>
          </table:table-cell>
          <table:table-cell table:formula="of:=ROUND([.B219]/[.A21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19]*[.E219]*[.I219])" office:value-type="float" office:value="144" calcext:value-type="float">
            <text:p>14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220]&amp;&quot; 2XWY&quot;" office:value-type="string" office:string-value="2x6 2XWY" calcext:value-type="string">
            <text:p>2x6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9" calcext:value-type="float">
            <text:p>19</text:p>
          </table:table-cell>
          <table:table-cell table:formula="of:=[.G220]-[.F220]*2-[.E220]" office:value-type="float" office:value="15.12" calcext:value-type="float">
            <text:p>15.12</text:p>
          </table:table-cell>
          <table:table-cell office:value-type="float" office:value="0.785" calcext:value-type="float">
            <text:p>0.785</text:p>
          </table:table-cell>
          <table:table-cell table:formula="of:=[.C220]" office:value-type="string" office:string-value="2x6 2XWY" calcext:value-type="string">
            <text:p>2x6 2XWY</text:p>
          </table:table-cell>
          <table:table-cell office:value-type="string" calcext:value-type="string">
            <text:p>Aluminium XLPE Cables - Wire Armoured</text:p>
          </table:table-cell>
          <table:table-cell table:formula="of:=[.J220]" office:value-type="string" office:string-value="2x6 2XWY" calcext:value-type="string">
            <text:p>2x6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0]" office:value-type="float" office:value="6" calcext:value-type="float">
            <text:p>6</text:p>
          </table:table-cell>
          <table:table-cell table:formula="of:=ROUND([.B220]/[.A22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220]*[.E220]*[.I220])" office:value-type="float" office:value="52" calcext:value-type="float">
            <text:p>5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221]&amp;&quot; 2XWY&quot;" office:value-type="string" office:string-value="2x10 2XWY" calcext:value-type="string">
            <text:p>2x10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0" calcext:value-type="float">
            <text:p>20</text:p>
          </table:table-cell>
          <table:table-cell table:formula="of:=[.G221]-[.F221]*2-[.E221]" office:value-type="float" office:value="16.12" calcext:value-type="float">
            <text:p>16.12</text:p>
          </table:table-cell>
          <table:table-cell office:value-type="float" office:value="0.785" calcext:value-type="float">
            <text:p>0.785</text:p>
          </table:table-cell>
          <table:table-cell table:formula="of:=[.C221]" office:value-type="string" office:string-value="2x10 2XWY" calcext:value-type="string">
            <text:p>2x10 2XWY</text:p>
          </table:table-cell>
          <table:table-cell office:value-type="string" calcext:value-type="string">
            <text:p>Aluminium XLPE Cables - Wire Armoured</text:p>
          </table:table-cell>
          <table:table-cell table:formula="of:=[.J221]" office:value-type="string" office:string-value="2x10 2XWY" calcext:value-type="string">
            <text:p>2x1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1]" office:value-type="float" office:value="10" calcext:value-type="float">
            <text:p>10</text:p>
          </table:table-cell>
          <table:table-cell table:formula="of:=ROUND([.B221]/[.A22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221]*[.E221]*[.I221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222]&amp;&quot; 2XWY&quot;" office:value-type="string" office:string-value="2x16 2XWY" calcext:value-type="string">
            <text:p>2x16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222]-[.F222]*2-[.E222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222]" office:value-type="string" office:string-value="2x16 2XWY" calcext:value-type="string">
            <text:p>2x16 2XWY</text:p>
          </table:table-cell>
          <table:table-cell office:value-type="string" calcext:value-type="string">
            <text:p>Aluminium XLPE Cables - Wire Armoured</text:p>
          </table:table-cell>
          <table:table-cell table:formula="of:=[.J222]" office:value-type="string" office:string-value="2x16 2XWY" calcext:value-type="string">
            <text:p>2x16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2]" office:value-type="float" office:value="16" calcext:value-type="float">
            <text:p>16</text:p>
          </table:table-cell>
          <table:table-cell table:formula="of:=ROUND([.B222]/[.A22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22]*[.E222]*[.I222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223]&amp;&quot; 2XWY&quot;" office:value-type="string" office:string-value="2x25 2XWY" calcext:value-type="string">
            <text:p>2x2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223]-[.F223]*2-[.E223]" office:value-type="float" office:value="16.6" calcext:value-type="float">
            <text:p>16.6</text:p>
          </table:table-cell>
          <table:table-cell office:value-type="float" office:value="0.785" calcext:value-type="float">
            <text:p>0.785</text:p>
          </table:table-cell>
          <table:table-cell table:formula="of:=[.C223]" office:value-type="string" office:string-value="2x25 2XWY" calcext:value-type="string">
            <text:p>2x25 2XWY</text:p>
          </table:table-cell>
          <table:table-cell office:value-type="string" calcext:value-type="string">
            <text:p>Aluminium XLPE Cables - Wire Armoured</text:p>
          </table:table-cell>
          <table:table-cell table:formula="of:=[.J223]" office:value-type="string" office:string-value="2x25 2XWY" calcext:value-type="string">
            <text:p>2x2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3]" office:value-type="float" office:value="25" calcext:value-type="float">
            <text:p>25</text:p>
          </table:table-cell>
          <table:table-cell table:formula="of:=ROUND([.B223]/[.A22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23]*[.E223]*[.I223])" office:value-type="float" office:value="65" calcext:value-type="float">
            <text:p>6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224]&amp;&quot; 2XWY&quot;" office:value-type="string" office:string-value="2x35 2XWY" calcext:value-type="string">
            <text:p>2x3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224]-[.F224]*2-[.E224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224]" office:value-type="string" office:string-value="2x35 2XWY" calcext:value-type="string">
            <text:p>2x35 2XWY</text:p>
          </table:table-cell>
          <table:table-cell office:value-type="string" calcext:value-type="string">
            <text:p>Aluminium XLPE Cables - Wire Armoured</text:p>
          </table:table-cell>
          <table:table-cell table:formula="of:=[.J224]" office:value-type="string" office:string-value="2x35 2XWY" calcext:value-type="string">
            <text:p>2x3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4]" office:value-type="float" office:value="35" calcext:value-type="float">
            <text:p>35</text:p>
          </table:table-cell>
          <table:table-cell table:formula="of:=ROUND([.B224]/[.A22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24]*[.E224]*[.I224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225]&amp;&quot; 2XWY&quot;" office:value-type="string" office:string-value="2x50 2XWY" calcext:value-type="string">
            <text:p>2x5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225]-[.F225]*2-[.E225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225]" office:value-type="string" office:string-value="2x50 2XWY" calcext:value-type="string">
            <text:p>2x50 2XWY</text:p>
          </table:table-cell>
          <table:table-cell office:value-type="string" calcext:value-type="string">
            <text:p>Aluminium XLPE Cables - Wire Armoured</text:p>
          </table:table-cell>
          <table:table-cell table:formula="of:=[.J225]" office:value-type="string" office:string-value="2x50 2XWY" calcext:value-type="string">
            <text:p>2x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5]" office:value-type="float" office:value="50" calcext:value-type="float">
            <text:p>50</text:p>
          </table:table-cell>
          <table:table-cell table:formula="of:=ROUND([.B225]/[.A22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25]*[.E225]*[.I225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226]&amp;&quot; 2XWY&quot;" office:value-type="string" office:string-value="2x70 2XWY" calcext:value-type="string">
            <text:p>2x7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8" calcext:value-type="float">
            <text:p>28</text:p>
          </table:table-cell>
          <table:table-cell table:formula="of:=[.G226]-[.F226]*2-[.E226]" office:value-type="float" office:value="23.28" calcext:value-type="float">
            <text:p>23.28</text:p>
          </table:table-cell>
          <table:table-cell office:value-type="float" office:value="0.785" calcext:value-type="float">
            <text:p>0.785</text:p>
          </table:table-cell>
          <table:table-cell table:formula="of:=[.C226]" office:value-type="string" office:string-value="2x70 2XWY" calcext:value-type="string">
            <text:p>2x70 2XWY</text:p>
          </table:table-cell>
          <table:table-cell office:value-type="string" calcext:value-type="string">
            <text:p>Aluminium XLPE Cables - Wire Armoured</text:p>
          </table:table-cell>
          <table:table-cell table:formula="of:=[.J226]" office:value-type="string" office:string-value="2x70 2XWY" calcext:value-type="string">
            <text:p>2x7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6]" office:value-type="float" office:value="70" calcext:value-type="float">
            <text:p>70</text:p>
          </table:table-cell>
          <table:table-cell table:formula="of:=ROUND([.B226]/[.A22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26]*[.E226]*[.I226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227]&amp;&quot; 2XWY&quot;" office:value-type="string" office:string-value="2x95 2XWY" calcext:value-type="string">
            <text:p>2x9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1" calcext:value-type="float">
            <text:p>31</text:p>
          </table:table-cell>
          <table:table-cell table:formula="of:=[.G227]-[.F227]*2-[.E227]" office:value-type="float" office:value="25.88" calcext:value-type="float">
            <text:p>25.88</text:p>
          </table:table-cell>
          <table:table-cell office:value-type="float" office:value="0.785" calcext:value-type="float">
            <text:p>0.785</text:p>
          </table:table-cell>
          <table:table-cell table:formula="of:=[.C227]" office:value-type="string" office:string-value="2x95 2XWY" calcext:value-type="string">
            <text:p>2x95 2XWY</text:p>
          </table:table-cell>
          <table:table-cell office:value-type="string" calcext:value-type="string">
            <text:p>Aluminium XLPE Cables - Wire Armoured</text:p>
          </table:table-cell>
          <table:table-cell table:formula="of:=[.J227]" office:value-type="string" office:string-value="2x95 2XWY" calcext:value-type="string">
            <text:p>2x9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7]" office:value-type="float" office:value="95" calcext:value-type="float">
            <text:p>95</text:p>
          </table:table-cell>
          <table:table-cell table:formula="of:=ROUND([.B227]/[.A22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27]*[.E227]*[.I227])" office:value-type="float" office:value="128" calcext:value-type="float">
            <text:p>12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228]&amp;&quot; 2XWY&quot;" office:value-type="string" office:string-value="2x120 2XWY" calcext:value-type="string">
            <text:p>2x12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4" calcext:value-type="float">
            <text:p>34</text:p>
          </table:table-cell>
          <table:table-cell table:formula="of:=[.G228]-[.F228]*2-[.E228]" office:value-type="float" office:value="28.88" calcext:value-type="float">
            <text:p>28.88</text:p>
          </table:table-cell>
          <table:table-cell office:value-type="float" office:value="0.785" calcext:value-type="float">
            <text:p>0.785</text:p>
          </table:table-cell>
          <table:table-cell table:formula="of:=[.C228]" office:value-type="string" office:string-value="2x120 2XWY" calcext:value-type="string">
            <text:p>2x120 2XWY</text:p>
          </table:table-cell>
          <table:table-cell office:value-type="string" calcext:value-type="string">
            <text:p>Aluminium XLPE Cables - Wire Armoured</text:p>
          </table:table-cell>
          <table:table-cell table:formula="of:=[.J228]" office:value-type="string" office:string-value="2x120 2XWY" calcext:value-type="string">
            <text:p>2x12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8]" office:value-type="float" office:value="120" calcext:value-type="float">
            <text:p>120</text:p>
          </table:table-cell>
          <table:table-cell table:formula="of:=ROUND([.B228]/[.A22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28]*[.E228]*[.I228])" office:value-type="float" office:value="142" calcext:value-type="float">
            <text:p>14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229]&amp;&quot; 2XWY&quot;" office:value-type="string" office:string-value="2x150 2XWY" calcext:value-type="string">
            <text:p>2x15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7" calcext:value-type="float">
            <text:p>37</text:p>
          </table:table-cell>
          <table:table-cell table:formula="of:=[.G229]-[.F229]*2-[.E229]" office:value-type="float" office:value="31.56" calcext:value-type="float">
            <text:p>31.56</text:p>
          </table:table-cell>
          <table:table-cell office:value-type="float" office:value="0.785" calcext:value-type="float">
            <text:p>0.785</text:p>
          </table:table-cell>
          <table:table-cell table:formula="of:=[.C229]" office:value-type="string" office:string-value="2x150 2XWY" calcext:value-type="string">
            <text:p>2x150 2XWY</text:p>
          </table:table-cell>
          <table:table-cell office:value-type="string" calcext:value-type="string">
            <text:p>Aluminium XLPE Cables - Wire Armoured</text:p>
          </table:table-cell>
          <table:table-cell table:formula="of:=[.J229]" office:value-type="string" office:string-value="2x150 2XWY" calcext:value-type="string">
            <text:p>2x1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9]" office:value-type="float" office:value="150" calcext:value-type="float">
            <text:p>150</text:p>
          </table:table-cell>
          <table:table-cell table:formula="of:=ROUND([.B229]/[.A22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29]*[.E229]*[.I229])" office:value-type="float" office:value="156" calcext:value-type="float">
            <text:p>1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230]&amp;&quot; 2XWY&quot;" office:value-type="string" office:string-value="2x185 2XWY" calcext:value-type="string">
            <text:p>2x18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0" calcext:value-type="float">
            <text:p>40</text:p>
          </table:table-cell>
          <table:table-cell table:formula="of:=[.G230]-[.F230]*2-[.E230]" office:value-type="float" office:value="34.24" calcext:value-type="float">
            <text:p>34.24</text:p>
          </table:table-cell>
          <table:table-cell office:value-type="float" office:value="0.785" calcext:value-type="float">
            <text:p>0.785</text:p>
          </table:table-cell>
          <table:table-cell table:formula="of:=[.C230]" office:value-type="string" office:string-value="2x185 2XWY" calcext:value-type="string">
            <text:p>2x185 2XWY</text:p>
          </table:table-cell>
          <table:table-cell office:value-type="string" calcext:value-type="string">
            <text:p>Aluminium XLPE Cables - Wire Armoured</text:p>
          </table:table-cell>
          <table:table-cell table:formula="of:=[.J230]" office:value-type="string" office:string-value="2x185 2XWY" calcext:value-type="string">
            <text:p>2x18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0]" office:value-type="float" office:value="185" calcext:value-type="float">
            <text:p>185</text:p>
          </table:table-cell>
          <table:table-cell table:formula="of:=ROUND([.B230]/[.A23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30]*[.E230]*[.I230])" office:value-type="float" office:value="169" calcext:value-type="float">
            <text:p>1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231]&amp;&quot; 2XWY&quot;" office:value-type="string" office:string-value="2x240 2XWY" calcext:value-type="string">
            <text:p>2x24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5" calcext:value-type="float">
            <text:p>45</text:p>
          </table:table-cell>
          <table:table-cell table:formula="of:=[.G231]-[.F231]*2-[.E231]" office:value-type="float" office:value="38.42" calcext:value-type="float">
            <text:p>38.42</text:p>
          </table:table-cell>
          <table:table-cell office:value-type="float" office:value="0.785" calcext:value-type="float">
            <text:p>0.785</text:p>
          </table:table-cell>
          <table:table-cell table:formula="of:=[.C231]" office:value-type="string" office:string-value="2x240 2XWY" calcext:value-type="string">
            <text:p>2x240 2XWY</text:p>
          </table:table-cell>
          <table:table-cell office:value-type="string" calcext:value-type="string">
            <text:p>Aluminium XLPE Cables - Wire Armoured</text:p>
          </table:table-cell>
          <table:table-cell table:formula="of:=[.J231]" office:value-type="string" office:string-value="2x240 2XWY" calcext:value-type="string">
            <text:p>2x24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1]" office:value-type="float" office:value="240" calcext:value-type="float">
            <text:p>240</text:p>
          </table:table-cell>
          <table:table-cell table:formula="of:=ROUND([.B231]/[.A23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31]*[.E231]*[.I231])" office:value-type="float" office:value="237" calcext:value-type="float">
            <text:p>23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232]&amp;&quot; 2XWY&quot;" office:value-type="string" office:string-value="2x300 2XWY" calcext:value-type="string">
            <text:p>2x30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49" calcext:value-type="float">
            <text:p>49</text:p>
          </table:table-cell>
          <table:table-cell table:formula="of:=[.G232]-[.F232]*2-[.E232]" office:value-type="float" office:value="42.1" calcext:value-type="float">
            <text:p>42.1</text:p>
          </table:table-cell>
          <table:table-cell office:value-type="float" office:value="0.785" calcext:value-type="float">
            <text:p>0.785</text:p>
          </table:table-cell>
          <table:table-cell table:formula="of:=[.C232]" office:value-type="string" office:string-value="2x300 2XWY" calcext:value-type="string">
            <text:p>2x300 2XWY</text:p>
          </table:table-cell>
          <table:table-cell office:value-type="string" calcext:value-type="string">
            <text:p>Aluminium XLPE Cables - Wire Armoured</text:p>
          </table:table-cell>
          <table:table-cell table:formula="of:=[.J232]" office:value-type="string" office:string-value="2x300 2XWY" calcext:value-type="string">
            <text:p>2x30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2]" office:value-type="float" office:value="300" calcext:value-type="float">
            <text:p>300</text:p>
          </table:table-cell>
          <table:table-cell table:formula="of:=ROUND([.B232]/[.A23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32]*[.E232]*[.I232])" office:value-type="float" office:value="259" calcext:value-type="float">
            <text:p>259</text:p>
          </table:table-cell>
          <table:table-cell table:number-columns-repeated="4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formula="of:=&quot;3x&quot;&amp;[.A233]&amp;&quot; 2XWY&quot;" office:value-type="string" office:string-value="3x6 2XWY" calcext:value-type="string">
            <text:p>3x6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233]-[.F233]*2-[.E233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233]" office:value-type="string" office:string-value="3x6 2XWY" calcext:value-type="string">
            <text:p>3x6 2XWY</text:p>
          </table:table-cell>
          <table:table-cell office:value-type="string" calcext:value-type="string">
            <text:p>Aluminium XLPE Cables - Wire Armoured</text:p>
          </table:table-cell>
          <table:table-cell table:formula="of:=[.J233]" office:value-type="string" office:string-value="3x6 2XWY" calcext:value-type="string">
            <text:p>3x6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3]" office:value-type="float" office:value="6" calcext:value-type="float">
            <text:p>6</text:p>
          </table:table-cell>
          <table:table-cell table:formula="of:=ROUND([.B233]/[.A23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233]*[.E233]*[.I233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&quot;3x&quot;&amp;[.A234]&amp;&quot; 2XWY&quot;" office:value-type="string" office:string-value="3x10 2XWY" calcext:value-type="string">
            <text:p>3x10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234]-[.F234]*2-[.E234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234]" office:value-type="string" office:string-value="3x10 2XWY" calcext:value-type="string">
            <text:p>3x10 2XWY</text:p>
          </table:table-cell>
          <table:table-cell office:value-type="string" calcext:value-type="string">
            <text:p>Aluminium XLPE Cables - Wire Armoured</text:p>
          </table:table-cell>
          <table:table-cell table:formula="of:=[.J234]" office:value-type="string" office:string-value="3x10 2XWY" calcext:value-type="string">
            <text:p>3x1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4]" office:value-type="float" office:value="10" calcext:value-type="float">
            <text:p>10</text:p>
          </table:table-cell>
          <table:table-cell table:formula="of:=ROUND([.B234]/[.A23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234]*[.E234]*[.I234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235]&amp;&quot; 2XWY&quot;" office:value-type="string" office:string-value="3x16 2XWY" calcext:value-type="string">
            <text:p>3x16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table:formula="of:=[.G235]-[.F235]*2-[.E235]" office:value-type="float" office:value="15.6" calcext:value-type="float">
            <text:p>15.6</text:p>
          </table:table-cell>
          <table:table-cell office:value-type="float" office:value="0.785" calcext:value-type="float">
            <text:p>0.785</text:p>
          </table:table-cell>
          <table:table-cell table:formula="of:=[.C235]" office:value-type="string" office:string-value="3x16 2XWY" calcext:value-type="string">
            <text:p>3x16 2XWY</text:p>
          </table:table-cell>
          <table:table-cell office:value-type="string" calcext:value-type="string">
            <text:p>Aluminium XLPE Cables - Wire Armoured</text:p>
          </table:table-cell>
          <table:table-cell table:formula="of:=[.J235]" office:value-type="string" office:string-value="3x16 2XWY" calcext:value-type="string">
            <text:p>3x16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5]" office:value-type="float" office:value="16" calcext:value-type="float">
            <text:p>16</text:p>
          </table:table-cell>
          <table:table-cell table:formula="of:=ROUND([.B235]/[.A23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35]*[.E235]*[.I235])" office:value-type="float" office:value="62" calcext:value-type="float">
            <text:p>62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236]&amp;&quot; 2XWY&quot;" office:value-type="string" office:string-value="3x25 2XWY" calcext:value-type="string">
            <text:p>3x2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236]-[.F236]*2-[.E236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236]" office:value-type="string" office:string-value="3x25 2XWY" calcext:value-type="string">
            <text:p>3x25 2XWY</text:p>
          </table:table-cell>
          <table:table-cell office:value-type="string" calcext:value-type="string">
            <text:p>Aluminium XLPE Cables - Wire Armoured</text:p>
          </table:table-cell>
          <table:table-cell table:formula="of:=[.J236]" office:value-type="string" office:string-value="3x25 2XWY" calcext:value-type="string">
            <text:p>3x2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6]" office:value-type="float" office:value="25" calcext:value-type="float">
            <text:p>25</text:p>
          </table:table-cell>
          <table:table-cell table:formula="of:=ROUND([.B236]/[.A23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36]*[.E236]*[.I236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237]&amp;&quot; 2XWY&quot;" office:value-type="string" office:string-value="3x35 2XWY" calcext:value-type="string">
            <text:p>3x3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237]-[.F237]*2-[.E237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237]" office:value-type="string" office:string-value="3x35 2XWY" calcext:value-type="string">
            <text:p>3x35 2XWY</text:p>
          </table:table-cell>
          <table:table-cell office:value-type="string" calcext:value-type="string">
            <text:p>Aluminium XLPE Cables - Wire Armoured</text:p>
          </table:table-cell>
          <table:table-cell table:formula="of:=[.J237]" office:value-type="string" office:string-value="3x35 2XWY" calcext:value-type="string">
            <text:p>3x3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7]" office:value-type="float" office:value="35" calcext:value-type="float">
            <text:p>35</text:p>
          </table:table-cell>
          <table:table-cell table:formula="of:=ROUND([.B237]/[.A23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37]*[.E237]*[.I237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238]&amp;&quot; 2XWY&quot;" office:value-type="string" office:string-value="3x50 2XWY" calcext:value-type="string">
            <text:p>3x5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9" calcext:value-type="float">
            <text:p>29</text:p>
          </table:table-cell>
          <table:table-cell table:formula="of:=[.G238]-[.F238]*2-[.E238]" office:value-type="float" office:value="24.28" calcext:value-type="float">
            <text:p>24.28</text:p>
          </table:table-cell>
          <table:table-cell office:value-type="float" office:value="0.785" calcext:value-type="float">
            <text:p>0.785</text:p>
          </table:table-cell>
          <table:table-cell table:formula="of:=[.C238]" office:value-type="string" office:string-value="3x50 2XWY" calcext:value-type="string">
            <text:p>3x50 2XWY</text:p>
          </table:table-cell>
          <table:table-cell office:value-type="string" calcext:value-type="string">
            <text:p>Aluminium XLPE Cables - Wire Armoured</text:p>
          </table:table-cell>
          <table:table-cell table:formula="of:=[.J238]" office:value-type="string" office:string-value="3x50 2XWY" calcext:value-type="string">
            <text:p>3x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8]" office:value-type="float" office:value="50" calcext:value-type="float">
            <text:p>50</text:p>
          </table:table-cell>
          <table:table-cell table:formula="of:=ROUND([.B238]/[.A23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38]*[.E238]*[.I238])" office:value-type="float" office:value="96" calcext:value-type="float">
            <text:p>9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239]&amp;&quot; 2XWY&quot;" office:value-type="string" office:string-value="3x70 2XWY" calcext:value-type="string">
            <text:p>3x7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2" calcext:value-type="float">
            <text:p>32</text:p>
          </table:table-cell>
          <table:table-cell table:formula="of:=[.G239]-[.F239]*2-[.E239]" office:value-type="float" office:value="26.88" calcext:value-type="float">
            <text:p>26.88</text:p>
          </table:table-cell>
          <table:table-cell office:value-type="float" office:value="0.785" calcext:value-type="float">
            <text:p>0.785</text:p>
          </table:table-cell>
          <table:table-cell table:formula="of:=[.C239]" office:value-type="string" office:string-value="3x70 2XWY" calcext:value-type="string">
            <text:p>3x70 2XWY</text:p>
          </table:table-cell>
          <table:table-cell office:value-type="string" calcext:value-type="string">
            <text:p>Aluminium XLPE Cables - Wire Armoured</text:p>
          </table:table-cell>
          <table:table-cell table:formula="of:=[.J239]" office:value-type="string" office:string-value="3x70 2XWY" calcext:value-type="string">
            <text:p>3x7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9]" office:value-type="float" office:value="70" calcext:value-type="float">
            <text:p>70</text:p>
          </table:table-cell>
          <table:table-cell table:formula="of:=ROUND([.B239]/[.A23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39]*[.E239]*[.I239])" office:value-type="float" office:value="133" calcext:value-type="float">
            <text:p>13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240]&amp;&quot; 2XWY&quot;" office:value-type="string" office:string-value="3x95 2XWY" calcext:value-type="string">
            <text:p>3x9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5" calcext:value-type="float">
            <text:p>35</text:p>
          </table:table-cell>
          <table:table-cell table:formula="of:=[.G240]-[.F240]*2-[.E240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240]" office:value-type="string" office:string-value="3x95 2XWY" calcext:value-type="string">
            <text:p>3x95 2XWY</text:p>
          </table:table-cell>
          <table:table-cell office:value-type="string" calcext:value-type="string">
            <text:p>Aluminium XLPE Cables - Wire Armoured</text:p>
          </table:table-cell>
          <table:table-cell table:formula="of:=[.J240]" office:value-type="string" office:string-value="3x95 2XWY" calcext:value-type="string">
            <text:p>3x9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0]" office:value-type="float" office:value="95" calcext:value-type="float">
            <text:p>95</text:p>
          </table:table-cell>
          <table:table-cell table:formula="of:=ROUND([.B240]/[.A24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0]*[.E240]*[.I240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241]&amp;&quot; 2XWY&quot;" office:value-type="string" office:string-value="3x120 2XWY" calcext:value-type="string">
            <text:p>3x12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9" calcext:value-type="float">
            <text:p>39</text:p>
          </table:table-cell>
          <table:table-cell table:formula="of:=[.G241]-[.F241]*2-[.E241]" office:value-type="float" office:value="33.56" calcext:value-type="float">
            <text:p>33.56</text:p>
          </table:table-cell>
          <table:table-cell office:value-type="float" office:value="0.785" calcext:value-type="float">
            <text:p>0.785</text:p>
          </table:table-cell>
          <table:table-cell table:formula="of:=[.C241]" office:value-type="string" office:string-value="3x120 2XWY" calcext:value-type="string">
            <text:p>3x120 2XWY</text:p>
          </table:table-cell>
          <table:table-cell office:value-type="string" calcext:value-type="string">
            <text:p>Aluminium XLPE Cables - Wire Armoured</text:p>
          </table:table-cell>
          <table:table-cell table:formula="of:=[.J241]" office:value-type="string" office:string-value="3x120 2XWY" calcext:value-type="string">
            <text:p>3x12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1]" office:value-type="float" office:value="120" calcext:value-type="float">
            <text:p>120</text:p>
          </table:table-cell>
          <table:table-cell table:formula="of:=ROUND([.B241]/[.A24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1]*[.E241]*[.I241])" office:value-type="float" office:value="165" calcext:value-type="float">
            <text:p>165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242]&amp;&quot; 2XWY&quot;" office:value-type="string" office:string-value="3x150 2XWY" calcext:value-type="string">
            <text:p>3x15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3" calcext:value-type="float">
            <text:p>43</text:p>
          </table:table-cell>
          <table:table-cell table:formula="of:=[.G242]-[.F242]*2-[.E242]" office:value-type="float" office:value="37.24" calcext:value-type="float">
            <text:p>37.24</text:p>
          </table:table-cell>
          <table:table-cell office:value-type="float" office:value="0.785" calcext:value-type="float">
            <text:p>0.785</text:p>
          </table:table-cell>
          <table:table-cell table:formula="of:=[.C242]" office:value-type="string" office:string-value="3x150 2XWY" calcext:value-type="string">
            <text:p>3x150 2XWY</text:p>
          </table:table-cell>
          <table:table-cell office:value-type="string" calcext:value-type="string">
            <text:p>Aluminium XLPE Cables - Wire Armoured</text:p>
          </table:table-cell>
          <table:table-cell table:formula="of:=[.J242]" office:value-type="string" office:string-value="3x150 2XWY" calcext:value-type="string">
            <text:p>3x1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2]" office:value-type="float" office:value="150" calcext:value-type="float">
            <text:p>150</text:p>
          </table:table-cell>
          <table:table-cell table:formula="of:=ROUND([.B242]/[.A24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2]*[.E242]*[.I242])" office:value-type="float" office:value="184" calcext:value-type="float">
            <text:p>184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243]&amp;&quot; 2XWY&quot;" office:value-type="string" office:string-value="3x185 2XWY" calcext:value-type="string">
            <text:p>3x185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8" calcext:value-type="float">
            <text:p>48</text:p>
          </table:table-cell>
          <table:table-cell table:formula="of:=[.G243]-[.F243]*2-[.E243]" office:value-type="float" office:value="41.42" calcext:value-type="float">
            <text:p>41.42</text:p>
          </table:table-cell>
          <table:table-cell office:value-type="float" office:value="0.785" calcext:value-type="float">
            <text:p>0.785</text:p>
          </table:table-cell>
          <table:table-cell table:formula="of:=[.C243]" office:value-type="string" office:string-value="3x185 2XWY" calcext:value-type="string">
            <text:p>3x185 2XWY</text:p>
          </table:table-cell>
          <table:table-cell office:value-type="string" calcext:value-type="string">
            <text:p>Aluminium XLPE Cables - Wire Armoured</text:p>
          </table:table-cell>
          <table:table-cell table:formula="of:=[.J243]" office:value-type="string" office:string-value="3x185 2XWY" calcext:value-type="string">
            <text:p>3x18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3]" office:value-type="float" office:value="185" calcext:value-type="float">
            <text:p>185</text:p>
          </table:table-cell>
          <table:table-cell table:formula="of:=ROUND([.B243]/[.A24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3]*[.E243]*[.I243])" office:value-type="float" office:value="255" calcext:value-type="float">
            <text:p>255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244]&amp;&quot; 2XWY&quot;" office:value-type="string" office:string-value="3x240 2XWY" calcext:value-type="string">
            <text:p>3x24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53" calcext:value-type="float">
            <text:p>53</text:p>
          </table:table-cell>
          <table:table-cell table:formula="of:=[.G244]-[.F244]*2-[.E244]" office:value-type="float" office:value="46.1" calcext:value-type="float">
            <text:p>46.1</text:p>
          </table:table-cell>
          <table:table-cell office:value-type="float" office:value="0.785" calcext:value-type="float">
            <text:p>0.785</text:p>
          </table:table-cell>
          <table:table-cell table:formula="of:=[.C244]" office:value-type="string" office:string-value="3x240 2XWY" calcext:value-type="string">
            <text:p>3x240 2XWY</text:p>
          </table:table-cell>
          <table:table-cell office:value-type="string" calcext:value-type="string">
            <text:p>Aluminium XLPE Cables - Wire Armoured</text:p>
          </table:table-cell>
          <table:table-cell table:formula="of:=[.J244]" office:value-type="string" office:string-value="3x240 2XWY" calcext:value-type="string">
            <text:p>3x24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4]" office:value-type="float" office:value="240" calcext:value-type="float">
            <text:p>240</text:p>
          </table:table-cell>
          <table:table-cell table:formula="of:=ROUND([.B244]/[.A24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44]*[.E244]*[.I244])" office:value-type="float" office:value="284" calcext:value-type="float">
            <text:p>284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245]&amp;&quot; 2XWY&quot;" office:value-type="string" office:string-value="3x300 2XWY" calcext:value-type="string">
            <text:p>3x30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36" calcext:value-type="float">
            <text:p>2.36</text:p>
          </table:table-cell>
          <table:table-cell office:value-type="float" office:value="58" calcext:value-type="float">
            <text:p>58</text:p>
          </table:table-cell>
          <table:table-cell table:formula="of:=[.G245]-[.F245]*2-[.E245]" office:value-type="float" office:value="50.78" calcext:value-type="float">
            <text:p>50.78</text:p>
          </table:table-cell>
          <table:table-cell office:value-type="float" office:value="0.785" calcext:value-type="float">
            <text:p>0.785</text:p>
          </table:table-cell>
          <table:table-cell table:formula="of:=[.C245]" office:value-type="string" office:string-value="3x300 2XWY" calcext:value-type="string">
            <text:p>3x300 2XWY</text:p>
          </table:table-cell>
          <table:table-cell office:value-type="string" calcext:value-type="string">
            <text:p>Aluminium XLPE Cables - Wire Armoured</text:p>
          </table:table-cell>
          <table:table-cell table:formula="of:=[.J245]" office:value-type="string" office:string-value="3x300 2XWY" calcext:value-type="string">
            <text:p>3x30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5]" office:value-type="float" office:value="300" calcext:value-type="float">
            <text:p>300</text:p>
          </table:table-cell>
          <table:table-cell table:formula="of:=ROUND([.B245]/[.A24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45]*[.E245]*[.I245])" office:value-type="float" office:value="313" calcext:value-type="float">
            <text:p>31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246]&amp;&quot; 2XWY&quot;" office:value-type="string" office:string-value="3.5x25 2XWY" calcext:value-type="string">
            <text:p>3.5x2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246]-[.F246]*2-[.E246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246]" office:value-type="string" office:string-value="3.5x25 2XWY" calcext:value-type="string">
            <text:p>3.5x25 2XWY</text:p>
          </table:table-cell>
          <table:table-cell office:value-type="string" calcext:value-type="string">
            <text:p>Aluminium XLPE Cables - Wire Armoured</text:p>
          </table:table-cell>
          <table:table-cell table:formula="of:=[.J246]" office:value-type="string" office:string-value="3.5x25 2XWY" calcext:value-type="string">
            <text:p>3.5x2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6]" office:value-type="float" office:value="25" calcext:value-type="float">
            <text:p>25</text:p>
          </table:table-cell>
          <table:table-cell table:formula="of:=ROUND([.B246]/[.A246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46]*[.E246]*[.I246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247]&amp;&quot; 2XWY&quot;" office:value-type="string" office:string-value="3.5x35 2XWY" calcext:value-type="string">
            <text:p>3.5x3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247]-[.F247]*2-[.E247]" office:value-type="float" office:value="22.6" calcext:value-type="float">
            <text:p>22.6</text:p>
          </table:table-cell>
          <table:table-cell office:value-type="float" office:value="0.785" calcext:value-type="float">
            <text:p>0.785</text:p>
          </table:table-cell>
          <table:table-cell table:formula="of:=[.C247]" office:value-type="string" office:string-value="3.5x35 2XWY" calcext:value-type="string">
            <text:p>3.5x35 2XWY</text:p>
          </table:table-cell>
          <table:table-cell office:value-type="string" calcext:value-type="string">
            <text:p>Aluminium XLPE Cables - Wire Armoured</text:p>
          </table:table-cell>
          <table:table-cell table:formula="of:=[.J247]" office:value-type="string" office:string-value="3.5x35 2XWY" calcext:value-type="string">
            <text:p>3.5x3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7]" office:value-type="float" office:value="35" calcext:value-type="float">
            <text:p>35</text:p>
          </table:table-cell>
          <table:table-cell table:formula="of:=ROUND([.B247]/[.A247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47]*[.E247]*[.I247])" office:value-type="float" office:value="89" calcext:value-type="float">
            <text:p>8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248]&amp;&quot; 2XWY&quot;" office:value-type="string" office:string-value="3.5x50 2XWY" calcext:value-type="string">
            <text:p>3.5x50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248]-[.F248]*2-[.E248]" office:value-type="float" office:value="25.28" calcext:value-type="float">
            <text:p>25.28</text:p>
          </table:table-cell>
          <table:table-cell office:value-type="float" office:value="0.785" calcext:value-type="float">
            <text:p>0.785</text:p>
          </table:table-cell>
          <table:table-cell table:formula="of:=[.C248]" office:value-type="string" office:string-value="3.5x50 2XWY" calcext:value-type="string">
            <text:p>3.5x50 2XWY</text:p>
          </table:table-cell>
          <table:table-cell office:value-type="string" calcext:value-type="string">
            <text:p>Aluminium XLPE Cables - Wire Armoured</text:p>
          </table:table-cell>
          <table:table-cell table:formula="of:=[.J248]" office:value-type="string" office:string-value="3.5x50 2XWY" calcext:value-type="string">
            <text:p>3.5x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8]" office:value-type="float" office:value="50" calcext:value-type="float">
            <text:p>50</text:p>
          </table:table-cell>
          <table:table-cell table:formula="of:=ROUND([.B248]/[.A24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48]*[.E248]*[.I248])" office:value-type="float" office:value="100" calcext:value-type="float">
            <text:p>100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249]&amp;&quot; 2XWY&quot;" office:value-type="string" office:string-value="3.5x70 2XWY" calcext:value-type="string">
            <text:p>3.5x7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49]-[.F249]*2-[.E249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249]" office:value-type="string" office:string-value="3.5x70 2XWY" calcext:value-type="string">
            <text:p>3.5x70 2XWY</text:p>
          </table:table-cell>
          <table:table-cell office:value-type="string" calcext:value-type="string">
            <text:p>Aluminium XLPE Cables - Wire Armoured</text:p>
          </table:table-cell>
          <table:table-cell table:formula="of:=[.J249]" office:value-type="string" office:string-value="3.5x70 2XWY" calcext:value-type="string">
            <text:p>3.5x7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9]" office:value-type="float" office:value="70" calcext:value-type="float">
            <text:p>70</text:p>
          </table:table-cell>
          <table:table-cell table:formula="of:=ROUND([.B249]/[.A249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49]*[.E249]*[.I249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250]&amp;&quot; 2XWY&quot;" office:value-type="string" office:string-value="3.5x95 2XWY" calcext:value-type="string">
            <text:p>3.5x95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8" calcext:value-type="float">
            <text:p>38</text:p>
          </table:table-cell>
          <table:table-cell table:formula="of:=[.G250]-[.F250]*2-[.E250]" office:value-type="float" office:value="32.88" calcext:value-type="float">
            <text:p>32.88</text:p>
          </table:table-cell>
          <table:table-cell office:value-type="float" office:value="0.785" calcext:value-type="float">
            <text:p>0.785</text:p>
          </table:table-cell>
          <table:table-cell table:formula="of:=[.C250]" office:value-type="string" office:string-value="3.5x95 2XWY" calcext:value-type="string">
            <text:p>3.5x95 2XWY</text:p>
          </table:table-cell>
          <table:table-cell office:value-type="string" calcext:value-type="string">
            <text:p>Aluminium XLPE Cables - Wire Armoured</text:p>
          </table:table-cell>
          <table:table-cell table:formula="of:=[.J250]" office:value-type="string" office:string-value="3.5x95 2XWY" calcext:value-type="string">
            <text:p>3.5x9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0]" office:value-type="float" office:value="95" calcext:value-type="float">
            <text:p>95</text:p>
          </table:table-cell>
          <table:table-cell table:formula="of:=ROUND([.B250]/[.A250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0]*[.E250]*[.I250])" office:value-type="float" office:value="162" calcext:value-type="float">
            <text:p>162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251]&amp;&quot; 2XWY&quot;" office:value-type="string" office:string-value="3.5x120 2XWY" calcext:value-type="string">
            <text:p>3.5x12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251]-[.F251]*2-[.E251]" office:value-type="float" office:value="36.56" calcext:value-type="float">
            <text:p>36.56</text:p>
          </table:table-cell>
          <table:table-cell office:value-type="float" office:value="0.785" calcext:value-type="float">
            <text:p>0.785</text:p>
          </table:table-cell>
          <table:table-cell table:formula="of:=[.C251]" office:value-type="string" office:string-value="3.5x120 2XWY" calcext:value-type="string">
            <text:p>3.5x120 2XWY</text:p>
          </table:table-cell>
          <table:table-cell office:value-type="string" calcext:value-type="string">
            <text:p>Aluminium XLPE Cables - Wire Armoured</text:p>
          </table:table-cell>
          <table:table-cell table:formula="of:=[.J251]" office:value-type="string" office:string-value="3.5x120 2XWY" calcext:value-type="string">
            <text:p>3.5x12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1]" office:value-type="float" office:value="120" calcext:value-type="float">
            <text:p>120</text:p>
          </table:table-cell>
          <table:table-cell table:formula="of:=ROUND([.B251]/[.A251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1]*[.E251]*[.I251])" office:value-type="float" office:value="180" calcext:value-type="float">
            <text:p>180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252]&amp;&quot; 2XWY&quot;" office:value-type="string" office:string-value="3.5x150 2XWY" calcext:value-type="string">
            <text:p>3.5x15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252]-[.F252]*2-[.E252]" office:value-type="float" office:value="40.24" calcext:value-type="float">
            <text:p>40.24</text:p>
          </table:table-cell>
          <table:table-cell office:value-type="float" office:value="0.785" calcext:value-type="float">
            <text:p>0.785</text:p>
          </table:table-cell>
          <table:table-cell table:formula="of:=[.C252]" office:value-type="string" office:string-value="3.5x150 2XWY" calcext:value-type="string">
            <text:p>3.5x150 2XWY</text:p>
          </table:table-cell>
          <table:table-cell office:value-type="string" calcext:value-type="string">
            <text:p>Aluminium XLPE Cables - Wire Armoured</text:p>
          </table:table-cell>
          <table:table-cell table:formula="of:=[.J252]" office:value-type="string" office:string-value="3.5x150 2XWY" calcext:value-type="string">
            <text:p>3.5x1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2]" office:value-type="float" office:value="150" calcext:value-type="float">
            <text:p>150</text:p>
          </table:table-cell>
          <table:table-cell table:formula="of:=ROUND([.B252]/[.A252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2]*[.E252]*[.I252])" office:value-type="float" office:value="198" calcext:value-type="float">
            <text:p>198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253]&amp;&quot; 2XWY&quot;" office:value-type="string" office:string-value="3.5x185 2XWY" calcext:value-type="string">
            <text:p>3.5x185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253]-[.F253]*2-[.E253]" office:value-type="float" office:value="44.42" calcext:value-type="float">
            <text:p>44.42</text:p>
          </table:table-cell>
          <table:table-cell office:value-type="float" office:value="0.785" calcext:value-type="float">
            <text:p>0.785</text:p>
          </table:table-cell>
          <table:table-cell table:formula="of:=[.C253]" office:value-type="string" office:string-value="3.5x185 2XWY" calcext:value-type="string">
            <text:p>3.5x185 2XWY</text:p>
          </table:table-cell>
          <table:table-cell office:value-type="string" calcext:value-type="string">
            <text:p>Aluminium XLPE Cables - Wire Armoured</text:p>
          </table:table-cell>
          <table:table-cell table:formula="of:=[.J253]" office:value-type="string" office:string-value="3.5x185 2XWY" calcext:value-type="string">
            <text:p>3.5x18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3]" office:value-type="float" office:value="185" calcext:value-type="float">
            <text:p>185</text:p>
          </table:table-cell>
          <table:table-cell table:formula="of:=ROUND([.B253]/[.A253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3]*[.E253]*[.I253])" office:value-type="float" office:value="274" calcext:value-type="float">
            <text:p>274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254]&amp;&quot; 2XWY&quot;" office:value-type="string" office:string-value="3.5x240 2XWY" calcext:value-type="string">
            <text:p>3.5x24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6" calcext:value-type="float">
            <text:p>56</text:p>
          </table:table-cell>
          <table:table-cell table:formula="of:=[.G254]-[.F254]*2-[.E254]" office:value-type="float" office:value="49.1" calcext:value-type="float">
            <text:p>49.1</text:p>
          </table:table-cell>
          <table:table-cell office:value-type="float" office:value="0.785" calcext:value-type="float">
            <text:p>0.785</text:p>
          </table:table-cell>
          <table:table-cell table:formula="of:=[.C254]" office:value-type="string" office:string-value="3.5x240 2XWY" calcext:value-type="string">
            <text:p>3.5x240 2XWY</text:p>
          </table:table-cell>
          <table:table-cell office:value-type="string" calcext:value-type="string">
            <text:p>Aluminium XLPE Cables - Wire Armoured</text:p>
          </table:table-cell>
          <table:table-cell table:formula="of:=[.J254]" office:value-type="string" office:string-value="3.5x240 2XWY" calcext:value-type="string">
            <text:p>3.5x24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4]" office:value-type="float" office:value="240" calcext:value-type="float">
            <text:p>240</text:p>
          </table:table-cell>
          <table:table-cell table:formula="of:=ROUND([.B254]/[.A254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54]*[.E254]*[.I254])" office:value-type="float" office:value="303" calcext:value-type="float">
            <text:p>303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255]&amp;&quot; 2XWY&quot;" office:value-type="string" office:string-value="3.5x300 2XWY" calcext:value-type="string">
            <text:p>3.5x30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0" calcext:value-type="float">
            <text:p>60</text:p>
          </table:table-cell>
          <table:table-cell table:formula="of:=[.G255]-[.F255]*2-[.E255]" office:value-type="float" office:value="52.78" calcext:value-type="float">
            <text:p>52.78</text:p>
          </table:table-cell>
          <table:table-cell office:value-type="float" office:value="0.785" calcext:value-type="float">
            <text:p>0.785</text:p>
          </table:table-cell>
          <table:table-cell table:formula="of:=[.C255]" office:value-type="string" office:string-value="3.5x300 2XWY" calcext:value-type="string">
            <text:p>3.5x300 2XWY</text:p>
          </table:table-cell>
          <table:table-cell office:value-type="string" calcext:value-type="string">
            <text:p>Aluminium XLPE Cables - Wire Armoured</text:p>
          </table:table-cell>
          <table:table-cell table:formula="of:=[.J255]" office:value-type="string" office:string-value="3.5x300 2XWY" calcext:value-type="string">
            <text:p>3.5x30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5]" office:value-type="float" office:value="300" calcext:value-type="float">
            <text:p>300</text:p>
          </table:table-cell>
          <table:table-cell table:formula="of:=ROUND([.B255]/[.A255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55]*[.E255]*[.I255])" office:value-type="float" office:value="325" calcext:value-type="float">
            <text:p>32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4x&quot;&amp;[.A256]&amp;&quot; 2XWY&quot;" office:value-type="string" office:string-value="4x6 2XWY" calcext:value-type="string">
            <text:p>4x6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1" calcext:value-type="float">
            <text:p>21</text:p>
          </table:table-cell>
          <table:table-cell table:formula="of:=[.G256]-[.F256]*2-[.E256]" office:value-type="float" office:value="17.12" calcext:value-type="float">
            <text:p>17.12</text:p>
          </table:table-cell>
          <table:table-cell office:value-type="float" office:value="0.785" calcext:value-type="float">
            <text:p>0.785</text:p>
          </table:table-cell>
          <table:table-cell table:formula="of:=[.C256]" office:value-type="string" office:string-value="4x6 2XWY" calcext:value-type="string">
            <text:p>4x6 2XWY</text:p>
          </table:table-cell>
          <table:table-cell office:value-type="string" calcext:value-type="string">
            <text:p>Aluminium XLPE Cables - Wire Armoured</text:p>
          </table:table-cell>
          <table:table-cell table:formula="of:=[.J256]" office:value-type="string" office:string-value="4x6 2XWY" calcext:value-type="string">
            <text:p>4x6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6]" office:value-type="float" office:value="6" calcext:value-type="float">
            <text:p>6</text:p>
          </table:table-cell>
          <table:table-cell table:formula="of:=ROUND([.B256]/[.A25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256]*[.E256]*[.I256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4x&quot;&amp;[.A257]&amp;&quot; 2XWY&quot;" office:value-type="string" office:string-value="4x10 2XWY" calcext:value-type="string">
            <text:p>4x10 2XWY</text:p>
          </table:table-cell>
          <table:table-cell/>
          <table:table-cell table:number-columns-repeated="2"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257]-[.F257]*2-[.E257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257]" office:value-type="string" office:string-value="4x10 2XWY" calcext:value-type="string">
            <text:p>4x10 2XWY</text:p>
          </table:table-cell>
          <table:table-cell office:value-type="string" calcext:value-type="string">
            <text:p>Aluminium XLPE Cables - Wire Armoured</text:p>
          </table:table-cell>
          <table:table-cell table:formula="of:=[.J257]" office:value-type="string" office:string-value="4x10 2XWY" calcext:value-type="string">
            <text:p>4x1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7]" office:value-type="float" office:value="10" calcext:value-type="float">
            <text:p>10</text:p>
          </table:table-cell>
          <table:table-cell table:formula="of:=ROUND([.B257]/[.A25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257]*[.E257]*[.I257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258]&amp;&quot; 2XWY&quot;" office:value-type="string" office:string-value="4x16 2XWY" calcext:value-type="string">
            <text:p>4x16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2" calcext:value-type="float">
            <text:p>22</text:p>
          </table:table-cell>
          <table:table-cell table:formula="of:=[.G258]-[.F258]*2-[.E258]" office:value-type="float" office:value="17.6" calcext:value-type="float">
            <text:p>17.6</text:p>
          </table:table-cell>
          <table:table-cell office:value-type="float" office:value="0.785" calcext:value-type="float">
            <text:p>0.785</text:p>
          </table:table-cell>
          <table:table-cell table:formula="of:=[.C258]" office:value-type="string" office:string-value="4x16 2XWY" calcext:value-type="string">
            <text:p>4x16 2XWY</text:p>
          </table:table-cell>
          <table:table-cell office:value-type="string" calcext:value-type="string">
            <text:p>Aluminium XLPE Cables - Wire Armoured</text:p>
          </table:table-cell>
          <table:table-cell table:formula="of:=[.J258]" office:value-type="string" office:string-value="4x16 2XWY" calcext:value-type="string">
            <text:p>4x16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8]" office:value-type="float" office:value="16" calcext:value-type="float">
            <text:p>16</text:p>
          </table:table-cell>
          <table:table-cell table:formula="of:=ROUND([.B258]/[.A25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58]*[.E258]*[.I258])" office:value-type="float" office:value="69" calcext:value-type="float">
            <text:p>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259]&amp;&quot; 2XWY&quot;" office:value-type="string" office:string-value="4x25 2XWY" calcext:value-type="string">
            <text:p>4x2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259]-[.F259]*2-[.E259]" office:value-type="float" office:value="21.6" calcext:value-type="float">
            <text:p>21.6</text:p>
          </table:table-cell>
          <table:table-cell office:value-type="float" office:value="0.785" calcext:value-type="float">
            <text:p>0.785</text:p>
          </table:table-cell>
          <table:table-cell table:formula="of:=[.C259]" office:value-type="string" office:string-value="4x25 2XWY" calcext:value-type="string">
            <text:p>4x25 2XWY</text:p>
          </table:table-cell>
          <table:table-cell office:value-type="string" calcext:value-type="string">
            <text:p>Aluminium XLPE Cables - Wire Armoured</text:p>
          </table:table-cell>
          <table:table-cell table:formula="of:=[.J259]" office:value-type="string" office:string-value="4x25 2XWY" calcext:value-type="string">
            <text:p>4x2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9]" office:value-type="float" office:value="25" calcext:value-type="float">
            <text:p>25</text:p>
          </table:table-cell>
          <table:table-cell table:formula="of:=ROUND([.B259]/[.A25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59]*[.E259]*[.I259])" office:value-type="float" office:value="85" calcext:value-type="float">
            <text:p>8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260]&amp;&quot; 2XWY&quot;" office:value-type="string" office:string-value="4x35 2XWY" calcext:value-type="string">
            <text:p>4x3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260]-[.F260]*2-[.E260]" office:value-type="float" office:value="23.6" calcext:value-type="float">
            <text:p>23.6</text:p>
          </table:table-cell>
          <table:table-cell office:value-type="float" office:value="0.785" calcext:value-type="float">
            <text:p>0.785</text:p>
          </table:table-cell>
          <table:table-cell table:formula="of:=[.C260]" office:value-type="string" office:string-value="4x35 2XWY" calcext:value-type="string">
            <text:p>4x35 2XWY</text:p>
          </table:table-cell>
          <table:table-cell office:value-type="string" calcext:value-type="string">
            <text:p>Aluminium XLPE Cables - Wire Armoured</text:p>
          </table:table-cell>
          <table:table-cell table:formula="of:=[.J260]" office:value-type="string" office:string-value="4x35 2XWY" calcext:value-type="string">
            <text:p>4x3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0]" office:value-type="float" office:value="35" calcext:value-type="float">
            <text:p>35</text:p>
          </table:table-cell>
          <table:table-cell table:formula="of:=ROUND([.B260]/[.A26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60]*[.E260]*[.I260])" office:value-type="float" office:value="93" calcext:value-type="float">
            <text:p>9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261]&amp;&quot; 2XWY&quot;" office:value-type="string" office:string-value="4x50 2XWY" calcext:value-type="string">
            <text:p>4x50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61]-[.F261]*2-[.E261]" office:value-type="float" office:value="27.28" calcext:value-type="float">
            <text:p>27.28</text:p>
          </table:table-cell>
          <table:table-cell office:value-type="float" office:value="0.785" calcext:value-type="float">
            <text:p>0.785</text:p>
          </table:table-cell>
          <table:table-cell table:formula="of:=[.C261]" office:value-type="string" office:string-value="4x50 2XWY" calcext:value-type="string">
            <text:p>4x50 2XWY</text:p>
          </table:table-cell>
          <table:table-cell office:value-type="string" calcext:value-type="string">
            <text:p>Aluminium XLPE Cables - Wire Armoured</text:p>
          </table:table-cell>
          <table:table-cell table:formula="of:=[.J261]" office:value-type="string" office:string-value="4x50 2XWY" calcext:value-type="string">
            <text:p>4x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1]" office:value-type="float" office:value="50" calcext:value-type="float">
            <text:p>50</text:p>
          </table:table-cell>
          <table:table-cell table:formula="of:=ROUND([.B261]/[.A26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61]*[.E261]*[.I261])" office:value-type="float" office:value="108" calcext:value-type="float">
            <text:p>10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262]&amp;&quot; 2XWY&quot;" office:value-type="string" office:string-value="4x70 2XWY" calcext:value-type="string">
            <text:p>4x7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262]-[.F262]*2-[.E262]" office:value-type="float" office:value="31.88" calcext:value-type="float">
            <text:p>31.88</text:p>
          </table:table-cell>
          <table:table-cell office:value-type="float" office:value="0.785" calcext:value-type="float">
            <text:p>0.785</text:p>
          </table:table-cell>
          <table:table-cell table:formula="of:=[.C262]" office:value-type="string" office:string-value="4x70 2XWY" calcext:value-type="string">
            <text:p>4x70 2XWY</text:p>
          </table:table-cell>
          <table:table-cell office:value-type="string" calcext:value-type="string">
            <text:p>Aluminium XLPE Cables - Wire Armoured</text:p>
          </table:table-cell>
          <table:table-cell table:formula="of:=[.J262]" office:value-type="string" office:string-value="4x70 2XWY" calcext:value-type="string">
            <text:p>4x7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2]" office:value-type="float" office:value="70" calcext:value-type="float">
            <text:p>70</text:p>
          </table:table-cell>
          <table:table-cell table:formula="of:=ROUND([.B262]/[.A26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62]*[.E262]*[.I262])" office:value-type="float" office:value="157" calcext:value-type="float">
            <text:p>15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263]&amp;&quot; 2XWY&quot;" office:value-type="string" office:string-value="4x95 2XWY" calcext:value-type="string">
            <text:p>4x95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0" calcext:value-type="float">
            <text:p>40</text:p>
          </table:table-cell>
          <table:table-cell table:formula="of:=[.G263]-[.F263]*2-[.E263]" office:value-type="float" office:value="34.56" calcext:value-type="float">
            <text:p>34.56</text:p>
          </table:table-cell>
          <table:table-cell office:value-type="float" office:value="0.785" calcext:value-type="float">
            <text:p>0.785</text:p>
          </table:table-cell>
          <table:table-cell table:formula="of:=[.C263]" office:value-type="string" office:string-value="4x95 2XWY" calcext:value-type="string">
            <text:p>4x95 2XWY</text:p>
          </table:table-cell>
          <table:table-cell office:value-type="string" calcext:value-type="string">
            <text:p>Aluminium XLPE Cables - Wire Armoured</text:p>
          </table:table-cell>
          <table:table-cell table:formula="of:=[.J263]" office:value-type="string" office:string-value="4x95 2XWY" calcext:value-type="string">
            <text:p>4x9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3]" office:value-type="float" office:value="95" calcext:value-type="float">
            <text:p>95</text:p>
          </table:table-cell>
          <table:table-cell table:formula="of:=ROUND([.B263]/[.A26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3]*[.E263]*[.I263])" office:value-type="float" office:value="170" calcext:value-type="float">
            <text:p>17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264]&amp;&quot; 2XWY&quot;" office:value-type="string" office:string-value="4x120 2XWY" calcext:value-type="string">
            <text:p>4x12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264]-[.F264]*2-[.E264]" office:value-type="float" office:value="38.24" calcext:value-type="float">
            <text:p>38.24</text:p>
          </table:table-cell>
          <table:table-cell office:value-type="float" office:value="0.785" calcext:value-type="float">
            <text:p>0.785</text:p>
          </table:table-cell>
          <table:table-cell table:formula="of:=[.C264]" office:value-type="string" office:string-value="4x120 2XWY" calcext:value-type="string">
            <text:p>4x120 2XWY</text:p>
          </table:table-cell>
          <table:table-cell office:value-type="string" calcext:value-type="string">
            <text:p>Aluminium XLPE Cables - Wire Armoured</text:p>
          </table:table-cell>
          <table:table-cell table:formula="of:=[.J264]" office:value-type="string" office:string-value="4x120 2XWY" calcext:value-type="string">
            <text:p>4x12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4]" office:value-type="float" office:value="120" calcext:value-type="float">
            <text:p>120</text:p>
          </table:table-cell>
          <table:table-cell table:formula="of:=ROUND([.B264]/[.A26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4]*[.E264]*[.I264])" office:value-type="float" office:value="189" calcext:value-type="float">
            <text:p>18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265]&amp;&quot; 2XWY&quot;" office:value-type="string" office:string-value="4x150 2XWY" calcext:value-type="string">
            <text:p>4x15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265]-[.F265]*2-[.E265]" office:value-type="float" office:value="42.42" calcext:value-type="float">
            <text:p>42.42</text:p>
          </table:table-cell>
          <table:table-cell office:value-type="float" office:value="0.785" calcext:value-type="float">
            <text:p>0.785</text:p>
          </table:table-cell>
          <table:table-cell table:formula="of:=[.C265]" office:value-type="string" office:string-value="4x150 2XWY" calcext:value-type="string">
            <text:p>4x150 2XWY</text:p>
          </table:table-cell>
          <table:table-cell office:value-type="string" calcext:value-type="string">
            <text:p>Aluminium XLPE Cables - Wire Armoured</text:p>
          </table:table-cell>
          <table:table-cell table:formula="of:=[.J265]" office:value-type="string" office:string-value="4x150 2XWY" calcext:value-type="string">
            <text:p>4x1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5]" office:value-type="float" office:value="150" calcext:value-type="float">
            <text:p>150</text:p>
          </table:table-cell>
          <table:table-cell table:formula="of:=ROUND([.B265]/[.A26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5]*[.E265]*[.I265])" office:value-type="float" office:value="261" calcext:value-type="float">
            <text:p>26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266]&amp;&quot; 2XWY&quot;" office:value-type="string" office:string-value="4x185 2XWY" calcext:value-type="string">
            <text:p>4x185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266]-[.F266]*2-[.E266]" office:value-type="float" office:value="47.1" calcext:value-type="float">
            <text:p>47.1</text:p>
          </table:table-cell>
          <table:table-cell office:value-type="float" office:value="0.785" calcext:value-type="float">
            <text:p>0.785</text:p>
          </table:table-cell>
          <table:table-cell table:formula="of:=[.C266]" office:value-type="string" office:string-value="4x185 2XWY" calcext:value-type="string">
            <text:p>4x185 2XWY</text:p>
          </table:table-cell>
          <table:table-cell office:value-type="string" calcext:value-type="string">
            <text:p>Aluminium XLPE Cables - Wire Armoured</text:p>
          </table:table-cell>
          <table:table-cell table:formula="of:=[.J266]" office:value-type="string" office:string-value="4x185 2XWY" calcext:value-type="string">
            <text:p>4x18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6]" office:value-type="float" office:value="185" calcext:value-type="float">
            <text:p>185</text:p>
          </table:table-cell>
          <table:table-cell table:formula="of:=ROUND([.B266]/[.A26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6]*[.E266]*[.I266])" office:value-type="float" office:value="290" calcext:value-type="float">
            <text:p>29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267]&amp;&quot; 2XWY&quot;" office:value-type="string" office:string-value="4x240 2XWY" calcext:value-type="string">
            <text:p>4x24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5" calcext:value-type="float">
            <text:p>65</text:p>
          </table:table-cell>
          <table:table-cell table:formula="of:=[.G267]-[.F267]*2-[.E267]" office:value-type="float" office:value="57.78" calcext:value-type="float">
            <text:p>57.78</text:p>
          </table:table-cell>
          <table:table-cell office:value-type="float" office:value="0.785" calcext:value-type="float">
            <text:p>0.785</text:p>
          </table:table-cell>
          <table:table-cell table:formula="of:=[.C267]" office:value-type="string" office:string-value="4x240 2XWY" calcext:value-type="string">
            <text:p>4x240 2XWY</text:p>
          </table:table-cell>
          <table:table-cell office:value-type="string" calcext:value-type="string">
            <text:p>Aluminium XLPE Cables - Wire Armoured</text:p>
          </table:table-cell>
          <table:table-cell table:formula="of:=[.J267]" office:value-type="string" office:string-value="4x240 2XWY" calcext:value-type="string">
            <text:p>4x24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7]" office:value-type="float" office:value="240" calcext:value-type="float">
            <text:p>240</text:p>
          </table:table-cell>
          <table:table-cell table:formula="of:=ROUND([.B267]/[.A26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67]*[.E267]*[.I267])" office:value-type="float" office:value="356" calcext:value-type="float">
            <text:p>3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268]&amp;&quot; 2XWY&quot;" office:value-type="string" office:string-value="4x300 2XWY" calcext:value-type="string">
            <text:p>4x300 2XWY</text:p>
          </table:table-cell>
          <table:table-cell/>
          <table:table-cell table:style-name="ce4" office:value-type="float" office:value="3.15" calcext:value-type="float">
            <text:p>3.15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68" calcext:value-type="float">
            <text:p>68</text:p>
          </table:table-cell>
          <table:table-cell table:formula="of:=[.G268]-[.F268]*2-[.E268]" office:value-type="float" office:value="59.81" calcext:value-type="float">
            <text:p>59.81</text:p>
          </table:table-cell>
          <table:table-cell office:value-type="float" office:value="0.785" calcext:value-type="float">
            <text:p>0.785</text:p>
          </table:table-cell>
          <table:table-cell table:formula="of:=[.C268]" office:value-type="string" office:string-value="4x300 2XWY" calcext:value-type="string">
            <text:p>4x300 2XWY</text:p>
          </table:table-cell>
          <table:table-cell office:value-type="string" calcext:value-type="string">
            <text:p>Aluminium XLPE Cables - Wire Armoured</text:p>
          </table:table-cell>
          <table:table-cell table:formula="of:=[.J268]" office:value-type="string" office:string-value="4x300 2XWY" calcext:value-type="string">
            <text:p>4x30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8]" office:value-type="float" office:value="300" calcext:value-type="float">
            <text:p>300</text:p>
          </table:table-cell>
          <table:table-cell table:formula="of:=ROUND([.B268]/[.A26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68]*[.E268]*[.I268])" office:value-type="float" office:value="464" calcext:value-type="float">
            <text:p>46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269]&amp;&quot; 2XFY&quot;" office:value-type="string" office:string-value="2x25 2XFY" calcext:value-type="string">
            <text:p>2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269]-[.F269]*2-[.E269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269]" office:value-type="string" office:string-value="2x25 2XFY" calcext:value-type="string">
            <text:p>2x2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69]" office:value-type="string" office:string-value="2x25 2XFY" calcext:value-type="string">
            <text:p>2x2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9]" office:value-type="float" office:value="25" calcext:value-type="float">
            <text:p>25</text:p>
          </table:table-cell>
          <table:table-cell table:formula="of:=ROUND([.B269]/[.A26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69]*[.E269]*[.I269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270]&amp;&quot; 2XFY&quot;" office:value-type="string" office:string-value="2x35 2XFY" calcext:value-type="string">
            <text:p>2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270]-[.F270]*2-[.E270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270]" office:value-type="string" office:string-value="2x35 2XFY" calcext:value-type="string">
            <text:p>2x3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0]" office:value-type="string" office:string-value="2x35 2XFY" calcext:value-type="string">
            <text:p>2x3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0]" office:value-type="float" office:value="35" calcext:value-type="float">
            <text:p>35</text:p>
          </table:table-cell>
          <table:table-cell table:formula="of:=ROUND([.B270]/[.A27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70]*[.E270]*[.I270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271]&amp;&quot; 2XFY&quot;" office:value-type="string" office:string-value="2x50 2XFY" calcext:value-type="string">
            <text:p>2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271]-[.F271]*2-[.E271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271]" office:value-type="string" office:string-value="2x50 2XFY" calcext:value-type="string">
            <text:p>2x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1]" office:value-type="string" office:string-value="2x50 2XFY" calcext:value-type="string">
            <text:p>2x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1]" office:value-type="float" office:value="50" calcext:value-type="float">
            <text:p>50</text:p>
          </table:table-cell>
          <table:table-cell table:formula="of:=ROUND([.B271]/[.A27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71]*[.E271]*[.I271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272]&amp;&quot; 2XFY&quot;" office:value-type="string" office:string-value="2x70 2XFY" calcext:value-type="string">
            <text:p>2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6" calcext:value-type="float">
            <text:p>26</text:p>
          </table:table-cell>
          <table:table-cell table:formula="of:=[.G272]-[.F272]*2-[.E272]" office:value-type="float" office:value="22.08" calcext:value-type="float">
            <text:p>22.08</text:p>
          </table:table-cell>
          <table:table-cell office:value-type="float" office:value="1" calcext:value-type="float">
            <text:p>1</text:p>
          </table:table-cell>
          <table:table-cell table:formula="of:=[.C272]" office:value-type="string" office:string-value="2x70 2XFY" calcext:value-type="string">
            <text:p>2x7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2]" office:value-type="string" office:string-value="2x70 2XFY" calcext:value-type="string">
            <text:p>2x7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2]" office:value-type="float" office:value="70" calcext:value-type="float">
            <text:p>70</text:p>
          </table:table-cell>
          <table:table-cell table:formula="of:=ROUND([.B272]/[.A27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72]*[.E272]*[.I272])" office:value-type="float" office:value="55" calcext:value-type="float">
            <text:p>5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273]&amp;&quot; 2XFY&quot;" office:value-type="string" office:string-value="2x95 2XFY" calcext:value-type="string">
            <text:p>2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273]-[.F273]*2-[.E273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273]" office:value-type="string" office:string-value="2x95 2XFY" calcext:value-type="string">
            <text:p>2x9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3]" office:value-type="string" office:string-value="2x95 2XFY" calcext:value-type="string">
            <text:p>2x9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3]" office:value-type="float" office:value="95" calcext:value-type="float">
            <text:p>95</text:p>
          </table:table-cell>
          <table:table-cell table:formula="of:=ROUND([.B273]/[.A27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3]*[.E273]*[.I273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274]&amp;&quot; 2XFY&quot;" office:value-type="string" office:string-value="2x120 2XFY" calcext:value-type="string">
            <text:p>2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1" calcext:value-type="float">
            <text:p>31</text:p>
          </table:table-cell>
          <table:table-cell table:formula="of:=[.G274]-[.F274]*2-[.E274]" office:value-type="float" office:value="27.08" calcext:value-type="float">
            <text:p>27.08</text:p>
          </table:table-cell>
          <table:table-cell office:value-type="float" office:value="1" calcext:value-type="float">
            <text:p>1</text:p>
          </table:table-cell>
          <table:table-cell table:formula="of:=[.C274]" office:value-type="string" office:string-value="2x120 2XFY" calcext:value-type="string">
            <text:p>2x12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4]" office:value-type="string" office:string-value="2x120 2XFY" calcext:value-type="string">
            <text:p>2x12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4]" office:value-type="float" office:value="120" calcext:value-type="float">
            <text:p>120</text:p>
          </table:table-cell>
          <table:table-cell table:formula="of:=ROUND([.B274]/[.A27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4]*[.E274]*[.I274])" office:value-type="float" office:value="68" calcext:value-type="float">
            <text:p>6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275]&amp;&quot; 2XFY&quot;" office:value-type="string" office:string-value="2x150 2XFY" calcext:value-type="string">
            <text:p>2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4" calcext:value-type="float">
            <text:p>34</text:p>
          </table:table-cell>
          <table:table-cell table:formula="of:=[.G275]-[.F275]*2-[.E275]" office:value-type="float" office:value="29.76" calcext:value-type="float">
            <text:p>29.76</text:p>
          </table:table-cell>
          <table:table-cell office:value-type="float" office:value="1" calcext:value-type="float">
            <text:p>1</text:p>
          </table:table-cell>
          <table:table-cell table:formula="of:=[.C275]" office:value-type="string" office:string-value="2x150 2XFY" calcext:value-type="string">
            <text:p>2x1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5]" office:value-type="string" office:string-value="2x150 2XFY" calcext:value-type="string">
            <text:p>2x1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5]" office:value-type="float" office:value="150" calcext:value-type="float">
            <text:p>150</text:p>
          </table:table-cell>
          <table:table-cell table:formula="of:=ROUND([.B275]/[.A27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5]*[.E275]*[.I275])" office:value-type="float" office:value="75" calcext:value-type="float">
            <text:p>7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276]&amp;&quot; 2XFY&quot;" office:value-type="string" office:string-value="2x185 2XFY" calcext:value-type="string">
            <text:p>2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7" calcext:value-type="float">
            <text:p>37</text:p>
          </table:table-cell>
          <table:table-cell table:formula="of:=[.G276]-[.F276]*2-[.E276]" office:value-type="float" office:value="32.76" calcext:value-type="float">
            <text:p>32.76</text:p>
          </table:table-cell>
          <table:table-cell office:value-type="float" office:value="1" calcext:value-type="float">
            <text:p>1</text:p>
          </table:table-cell>
          <table:table-cell table:formula="of:=[.C276]" office:value-type="string" office:string-value="2x185 2XFY" calcext:value-type="string">
            <text:p>2x18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6]" office:value-type="string" office:string-value="2x185 2XFY" calcext:value-type="string">
            <text:p>2x18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6]" office:value-type="float" office:value="185" calcext:value-type="float">
            <text:p>185</text:p>
          </table:table-cell>
          <table:table-cell table:formula="of:=ROUND([.B276]/[.A27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6]*[.E276]*[.I276])" office:value-type="float" office:value="82" calcext:value-type="float">
            <text:p>8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277]&amp;&quot; 2XFY&quot;" office:value-type="string" office:string-value="2x240 2XFY" calcext:value-type="string">
            <text:p>2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2" calcext:value-type="float">
            <text:p>42</text:p>
          </table:table-cell>
          <table:table-cell table:formula="of:=[.G277]-[.F277]*2-[.E277]" office:value-type="float" office:value="37.44" calcext:value-type="float">
            <text:p>37.44</text:p>
          </table:table-cell>
          <table:table-cell office:value-type="float" office:value="1" calcext:value-type="float">
            <text:p>1</text:p>
          </table:table-cell>
          <table:table-cell table:formula="of:=[.C277]" office:value-type="string" office:string-value="2x240 2XFY" calcext:value-type="string">
            <text:p>2x24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7]" office:value-type="string" office:string-value="2x240 2XFY" calcext:value-type="string">
            <text:p>2x24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7]" office:value-type="float" office:value="240" calcext:value-type="float">
            <text:p>240</text:p>
          </table:table-cell>
          <table:table-cell table:formula="of:=ROUND([.B277]/[.A27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77]*[.E277]*[.I277])" office:value-type="float" office:value="94" calcext:value-type="float">
            <text:p>9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278]&amp;&quot; 2XFY&quot;" office:value-type="string" office:string-value="2x300 2XFY" calcext:value-type="string">
            <text:p>2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5" calcext:value-type="float">
            <text:p>45</text:p>
          </table:table-cell>
          <table:table-cell table:formula="of:=[.G278]-[.F278]*2-[.E278]" office:value-type="float" office:value="40.12" calcext:value-type="float">
            <text:p>40.12</text:p>
          </table:table-cell>
          <table:table-cell office:value-type="float" office:value="1" calcext:value-type="float">
            <text:p>1</text:p>
          </table:table-cell>
          <table:table-cell table:formula="of:=[.C278]" office:value-type="string" office:string-value="2x300 2XFY" calcext:value-type="string">
            <text:p>2x30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8]" office:value-type="string" office:string-value="2x300 2XFY" calcext:value-type="string">
            <text:p>2x30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8]" office:value-type="float" office:value="300" calcext:value-type="float">
            <text:p>300</text:p>
          </table:table-cell>
          <table:table-cell table:formula="of:=ROUND([.B278]/[.A27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78]*[.E278]*[.I278])" office:value-type="float" office:value="101" calcext:value-type="float">
            <text:p>101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279]&amp;&quot; 2XFY&quot;" office:value-type="string" office:string-value="3x16 2XFY" calcext:value-type="string">
            <text:p>3x16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19" calcext:value-type="float">
            <text:p>19</text:p>
          </table:table-cell>
          <table:table-cell table:formula="of:=[.G279]-[.F279]*2-[.E279]" office:value-type="float" office:value="15.72" calcext:value-type="float">
            <text:p>15.72</text:p>
          </table:table-cell>
          <table:table-cell office:value-type="float" office:value="1" calcext:value-type="float">
            <text:p>1</text:p>
          </table:table-cell>
          <table:table-cell table:formula="of:=[.C279]" office:value-type="string" office:string-value="3x16 2XFY" calcext:value-type="string">
            <text:p>3x16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9]" office:value-type="string" office:string-value="3x16 2XFY" calcext:value-type="string">
            <text:p>3x16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9]" office:value-type="float" office:value="16" calcext:value-type="float">
            <text:p>16</text:p>
          </table:table-cell>
          <table:table-cell table:formula="of:=ROUND([.B279]/[.A27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79]*[.E279]*[.I279])" office:value-type="float" office:value="39" calcext:value-type="float">
            <text:p>39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280]&amp;&quot; 2XFY&quot;" office:value-type="string" office:string-value="3x25 2XFY" calcext:value-type="string">
            <text:p>3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280]-[.F280]*2-[.E280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280]" office:value-type="string" office:string-value="3x25 2XFY" calcext:value-type="string">
            <text:p>3x2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0]" office:value-type="string" office:string-value="3x25 2XFY" calcext:value-type="string">
            <text:p>3x2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0]" office:value-type="float" office:value="25" calcext:value-type="float">
            <text:p>25</text:p>
          </table:table-cell>
          <table:table-cell table:formula="of:=ROUND([.B280]/[.A28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80]*[.E280]*[.I280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281]&amp;&quot; 2XFY&quot;" office:value-type="string" office:string-value="3x35 2XFY" calcext:value-type="string">
            <text:p>3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281]-[.F281]*2-[.E281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281]" office:value-type="string" office:string-value="3x35 2XFY" calcext:value-type="string">
            <text:p>3x3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1]" office:value-type="string" office:string-value="3x35 2XFY" calcext:value-type="string">
            <text:p>3x3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1]" office:value-type="float" office:value="35" calcext:value-type="float">
            <text:p>35</text:p>
          </table:table-cell>
          <table:table-cell table:formula="of:=ROUND([.B281]/[.A28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81]*[.E281]*[.I281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282]&amp;&quot; 2XFY&quot;" office:value-type="string" office:string-value="3x50 2XFY" calcext:value-type="string">
            <text:p>3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282]-[.F282]*2-[.E282]"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table:formula="of:=[.C282]" office:value-type="string" office:string-value="3x50 2XFY" calcext:value-type="string">
            <text:p>3x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2]" office:value-type="string" office:string-value="3x50 2XFY" calcext:value-type="string">
            <text:p>3x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2]" office:value-type="float" office:value="50" calcext:value-type="float">
            <text:p>50</text:p>
          </table:table-cell>
          <table:table-cell table:formula="of:=ROUND([.B282]/[.A28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82]*[.E282]*[.I282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283]&amp;&quot; 2XFY&quot;" office:value-type="string" office:string-value="3x70 2XFY" calcext:value-type="string">
            <text:p>3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283]-[.F283]*2-[.E283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283]" office:value-type="string" office:string-value="3x70 2XFY" calcext:value-type="string">
            <text:p>3x7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3]" office:value-type="string" office:string-value="3x70 2XFY" calcext:value-type="string">
            <text:p>3x7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3]" office:value-type="float" office:value="70" calcext:value-type="float">
            <text:p>70</text:p>
          </table:table-cell>
          <table:table-cell table:formula="of:=ROUND([.B283]/[.A28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83]*[.E283]*[.I283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284]&amp;&quot; 2XFY&quot;" office:value-type="string" office:string-value="3x95 2XFY" calcext:value-type="string">
            <text:p>3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84]-[.F284]*2-[.E284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284]" office:value-type="string" office:string-value="3x95 2XFY" calcext:value-type="string">
            <text:p>3x9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4]" office:value-type="string" office:string-value="3x95 2XFY" calcext:value-type="string">
            <text:p>3x9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4]" office:value-type="float" office:value="95" calcext:value-type="float">
            <text:p>95</text:p>
          </table:table-cell>
          <table:table-cell table:formula="of:=ROUND([.B284]/[.A28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4]*[.E284]*[.I284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285]&amp;&quot; 2XFY&quot;" office:value-type="string" office:string-value="3x120 2XFY" calcext:value-type="string">
            <text:p>3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85]-[.F285]*2-[.E285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285]" office:value-type="string" office:string-value="3x120 2XFY" calcext:value-type="string">
            <text:p>3x12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5]" office:value-type="string" office:string-value="3x120 2XFY" calcext:value-type="string">
            <text:p>3x12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5]" office:value-type="float" office:value="120" calcext:value-type="float">
            <text:p>120</text:p>
          </table:table-cell>
          <table:table-cell table:formula="of:=ROUND([.B285]/[.A28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5]*[.E285]*[.I285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286]&amp;&quot; 2XFY&quot;" office:value-type="string" office:string-value="3x150 2XFY" calcext:value-type="string">
            <text:p>3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286]-[.F286]*2-[.E286]" office:value-type="float" office:value="37.76" calcext:value-type="float">
            <text:p>37.76</text:p>
          </table:table-cell>
          <table:table-cell office:value-type="float" office:value="1" calcext:value-type="float">
            <text:p>1</text:p>
          </table:table-cell>
          <table:table-cell table:formula="of:=[.C286]" office:value-type="string" office:string-value="3x150 2XFY" calcext:value-type="string">
            <text:p>3x1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6]" office:value-type="string" office:string-value="3x150 2XFY" calcext:value-type="string">
            <text:p>3x1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6]" office:value-type="float" office:value="150" calcext:value-type="float">
            <text:p>150</text:p>
          </table:table-cell>
          <table:table-cell table:formula="of:=ROUND([.B286]/[.A28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6]*[.E286]*[.I286])" office:value-type="float" office:value="95" calcext:value-type="float">
            <text:p>95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287]&amp;&quot; 2XFY&quot;" office:value-type="string" office:string-value="3x185 2XFY" calcext:value-type="string">
            <text:p>3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287]-[.F287]*2-[.E287]" office:value-type="float" office:value="39.44" calcext:value-type="float">
            <text:p>39.44</text:p>
          </table:table-cell>
          <table:table-cell office:value-type="float" office:value="1" calcext:value-type="float">
            <text:p>1</text:p>
          </table:table-cell>
          <table:table-cell table:formula="of:=[.C287]" office:value-type="string" office:string-value="3x185 2XFY" calcext:value-type="string">
            <text:p>3x18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7]" office:value-type="string" office:string-value="3x185 2XFY" calcext:value-type="string">
            <text:p>3x18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7]" office:value-type="float" office:value="185" calcext:value-type="float">
            <text:p>185</text:p>
          </table:table-cell>
          <table:table-cell table:formula="of:=ROUND([.B287]/[.A28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7]*[.E287]*[.I287])" office:value-type="float" office:value="99" calcext:value-type="float">
            <text:p>99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288]&amp;&quot; 2XFY&quot;" office:value-type="string" office:string-value="3x240 2XFY" calcext:value-type="string">
            <text:p>3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288]-[.F288]*2-[.E288]" office:value-type="float" office:value="44.12" calcext:value-type="float">
            <text:p>44.12</text:p>
          </table:table-cell>
          <table:table-cell office:value-type="float" office:value="1" calcext:value-type="float">
            <text:p>1</text:p>
          </table:table-cell>
          <table:table-cell table:formula="of:=[.C288]" office:value-type="string" office:string-value="3x240 2XFY" calcext:value-type="string">
            <text:p>3x24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8]" office:value-type="string" office:string-value="3x240 2XFY" calcext:value-type="string">
            <text:p>3x24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8]" office:value-type="float" office:value="240" calcext:value-type="float">
            <text:p>240</text:p>
          </table:table-cell>
          <table:table-cell table:formula="of:=ROUND([.B288]/[.A28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88]*[.E288]*[.I288])" office:value-type="float" office:value="111" calcext:value-type="float">
            <text:p>11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289]&amp;&quot; 2XFY&quot;" office:value-type="string" office:string-value="3x300 2XFY" calcext:value-type="string">
            <text:p>3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289]-[.F289]*2-[.E289]" office:value-type="float" office:value="48.8" calcext:value-type="float">
            <text:p>48.8</text:p>
          </table:table-cell>
          <table:table-cell office:value-type="float" office:value="1" calcext:value-type="float">
            <text:p>1</text:p>
          </table:table-cell>
          <table:table-cell table:formula="of:=[.C289]" office:value-type="string" office:string-value="3x300 2XFY" calcext:value-type="string">
            <text:p>3x30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9]" office:value-type="string" office:string-value="3x300 2XFY" calcext:value-type="string">
            <text:p>3x30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9]" office:value-type="float" office:value="300" calcext:value-type="float">
            <text:p>300</text:p>
          </table:table-cell>
          <table:table-cell table:formula="of:=ROUND([.B289]/[.A28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89]*[.E289]*[.I289])" office:value-type="float" office:value="123" calcext:value-type="float">
            <text:p>12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290]&amp;&quot; 2XFY&quot;" office:value-type="string" office:string-value="3.5x25 2XFY" calcext:value-type="string">
            <text:p>3.5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290]-[.F290]*2-[.E290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290]" office:value-type="string" office:string-value="3.5x25 2XFY" calcext:value-type="string">
            <text:p>3.5x2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0]" office:value-type="string" office:string-value="3.5x25 2XFY" calcext:value-type="string">
            <text:p>3.5x2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0]" office:value-type="float" office:value="25" calcext:value-type="float">
            <text:p>25</text:p>
          </table:table-cell>
          <table:table-cell table:formula="of:=ROUND([.B290]/[.A290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90]*[.E290]*[.I290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291]&amp;&quot; 2XFY&quot;" office:value-type="string" office:string-value="3.5x35 2XFY" calcext:value-type="string">
            <text:p>3.5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291]-[.F291]*2-[.E291]"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table:formula="of:=[.C291]" office:value-type="string" office:string-value="3.5x35 2XFY" calcext:value-type="string">
            <text:p>3.5x3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1]" office:value-type="string" office:string-value="3.5x35 2XFY" calcext:value-type="string">
            <text:p>3.5x3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1]" office:value-type="float" office:value="35" calcext:value-type="float">
            <text:p>35</text:p>
          </table:table-cell>
          <table:table-cell table:formula="of:=ROUND([.B291]/[.A291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91]*[.E291]*[.I291])" office:value-type="float" office:value="54" calcext:value-type="float">
            <text:p>54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292]&amp;&quot; 2XFY&quot;" office:value-type="string" office:string-value="3.5x50 2XFY" calcext:value-type="string">
            <text:p>3.5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292]-[.F292]*2-[.E292]"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  <table:table-cell table:formula="of:=[.C292]" office:value-type="string" office:string-value="3.5x50 2XFY" calcext:value-type="string">
            <text:p>3.5x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2]" office:value-type="string" office:string-value="3.5x50 2XFY" calcext:value-type="string">
            <text:p>3.5x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2]" office:value-type="float" office:value="50" calcext:value-type="float">
            <text:p>50</text:p>
          </table:table-cell>
          <table:table-cell table:formula="of:=ROUND([.B292]/[.A292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92]*[.E292]*[.I292])" office:value-type="float" office:value="61" calcext:value-type="float">
            <text:p>61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293]&amp;&quot; 2XFY&quot;" office:value-type="string" office:string-value="3.5x70 2XFY" calcext:value-type="string">
            <text:p>3.5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93]-[.F293]*2-[.E293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293]" office:value-type="string" office:string-value="3.5x70 2XFY" calcext:value-type="string">
            <text:p>3.5x7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3]" office:value-type="string" office:string-value="3.5x70 2XFY" calcext:value-type="string">
            <text:p>3.5x7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3]" office:value-type="float" office:value="70" calcext:value-type="float">
            <text:p>70</text:p>
          </table:table-cell>
          <table:table-cell table:formula="of:=ROUND([.B293]/[.A293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93]*[.E293]*[.I293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294]&amp;&quot; 2XFY&quot;" office:value-type="string" office:string-value="3.5x95 2XFY" calcext:value-type="string">
            <text:p>3.5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94]-[.F294]*2-[.E294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294]" office:value-type="string" office:string-value="3.5x95 2XFY" calcext:value-type="string">
            <text:p>3.5x9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4]" office:value-type="string" office:string-value="3.5x95 2XFY" calcext:value-type="string">
            <text:p>3.5x9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4]" office:value-type="float" office:value="95" calcext:value-type="float">
            <text:p>95</text:p>
          </table:table-cell>
          <table:table-cell table:formula="of:=ROUND([.B294]/[.A294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4]*[.E294]*[.I294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295]&amp;&quot; 2XFY&quot;" office:value-type="string" office:string-value="3.5x120 2XFY" calcext:value-type="string">
            <text:p>3.5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9" calcext:value-type="float">
            <text:p>39</text:p>
          </table:table-cell>
          <table:table-cell table:formula="of:=[.G295]-[.F295]*2-[.E295]" office:value-type="float" office:value="34.76" calcext:value-type="float">
            <text:p>34.76</text:p>
          </table:table-cell>
          <table:table-cell office:value-type="float" office:value="1" calcext:value-type="float">
            <text:p>1</text:p>
          </table:table-cell>
          <table:table-cell table:formula="of:=[.C295]" office:value-type="string" office:string-value="3.5x120 2XFY" calcext:value-type="string">
            <text:p>3.5x12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5]" office:value-type="string" office:string-value="3.5x120 2XFY" calcext:value-type="string">
            <text:p>3.5x12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5]" office:value-type="float" office:value="120" calcext:value-type="float">
            <text:p>120</text:p>
          </table:table-cell>
          <table:table-cell table:formula="of:=ROUND([.B295]/[.A295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5]*[.E295]*[.I295])" office:value-type="float" office:value="87" calcext:value-type="float">
            <text:p>87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296]&amp;&quot; 2XFY&quot;" office:value-type="string" office:string-value="3.5x150 2XFY" calcext:value-type="string">
            <text:p>3.5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3" calcext:value-type="float">
            <text:p>43</text:p>
          </table:table-cell>
          <table:table-cell table:formula="of:=[.G296]-[.F296]*2-[.E296]" office:value-type="float" office:value="38.76" calcext:value-type="float">
            <text:p>38.76</text:p>
          </table:table-cell>
          <table:table-cell office:value-type="float" office:value="1" calcext:value-type="float">
            <text:p>1</text:p>
          </table:table-cell>
          <table:table-cell table:formula="of:=[.C296]" office:value-type="string" office:string-value="3.5x150 2XFY" calcext:value-type="string">
            <text:p>3.5x1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6]" office:value-type="string" office:string-value="3.5x150 2XFY" calcext:value-type="string">
            <text:p>3.5x1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6]" office:value-type="float" office:value="150" calcext:value-type="float">
            <text:p>150</text:p>
          </table:table-cell>
          <table:table-cell table:formula="of:=ROUND([.B296]/[.A296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6]*[.E296]*[.I296])" office:value-type="float" office:value="97" calcext:value-type="float">
            <text:p>97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297]&amp;&quot; 2XFY&quot;" office:value-type="string" office:string-value="3.5x185 2XFY" calcext:value-type="string">
            <text:p>3.5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7" calcext:value-type="float">
            <text:p>47</text:p>
          </table:table-cell>
          <table:table-cell table:formula="of:=[.G297]-[.F297]*2-[.E297]" office:value-type="float" office:value="42.44" calcext:value-type="float">
            <text:p>42.44</text:p>
          </table:table-cell>
          <table:table-cell office:value-type="float" office:value="1" calcext:value-type="float">
            <text:p>1</text:p>
          </table:table-cell>
          <table:table-cell table:formula="of:=[.C297]" office:value-type="string" office:string-value="3.5x185 2XFY" calcext:value-type="string">
            <text:p>3.5x18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7]" office:value-type="string" office:string-value="3.5x185 2XFY" calcext:value-type="string">
            <text:p>3.5x18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7]" office:value-type="float" office:value="185" calcext:value-type="float">
            <text:p>185</text:p>
          </table:table-cell>
          <table:table-cell table:formula="of:=ROUND([.B297]/[.A297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7]*[.E297]*[.I297])" office:value-type="float" office:value="107" calcext:value-type="float">
            <text:p>107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298]&amp;&quot; 2XFY&quot;" office:value-type="string" office:string-value="3.5x240 2XFY" calcext:value-type="string">
            <text:p>3.5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3" calcext:value-type="float">
            <text:p>53</text:p>
          </table:table-cell>
          <table:table-cell table:formula="of:=[.G298]-[.F298]*2-[.E298]" office:value-type="float" office:value="48.12" calcext:value-type="float">
            <text:p>48.12</text:p>
          </table:table-cell>
          <table:table-cell office:value-type="float" office:value="1" calcext:value-type="float">
            <text:p>1</text:p>
          </table:table-cell>
          <table:table-cell table:formula="of:=[.C298]" office:value-type="string" office:string-value="3.5x240 2XFY" calcext:value-type="string">
            <text:p>3.5x24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8]" office:value-type="string" office:string-value="3.5x240 2XFY" calcext:value-type="string">
            <text:p>3.5x24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8]" office:value-type="float" office:value="240" calcext:value-type="float">
            <text:p>240</text:p>
          </table:table-cell>
          <table:table-cell table:formula="of:=ROUND([.B298]/[.A29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98]*[.E298]*[.I298])" office:value-type="float" office:value="121" calcext:value-type="float">
            <text:p>12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299]&amp;&quot; 2XFY&quot;" office:value-type="string" office:string-value="3.5x300 2XFY" calcext:value-type="string">
            <text:p>3.5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299]-[.F299]*2-[.E299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299]" office:value-type="string" office:string-value="3.5x300 2XFY" calcext:value-type="string">
            <text:p>3.5x30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9]" office:value-type="string" office:string-value="3.5x300 2XFY" calcext:value-type="string">
            <text:p>3.5x30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9]" office:value-type="float" office:value="300" calcext:value-type="float">
            <text:p>300</text:p>
          </table:table-cell>
          <table:table-cell table:formula="of:=ROUND([.B299]/[.A299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99]*[.E299]*[.I299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300]&amp;&quot; 2XFY&quot;" office:value-type="string" office:string-value="4x16 2XFY" calcext:value-type="string">
            <text:p>4x16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300]-[.F300]*2-[.E300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300]" office:value-type="string" office:string-value="4x16 2XFY" calcext:value-type="string">
            <text:p>4x16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0]" office:value-type="string" office:string-value="4x16 2XFY" calcext:value-type="string">
            <text:p>4x16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0]" office:value-type="float" office:value="16" calcext:value-type="float">
            <text:p>16</text:p>
          </table:table-cell>
          <table:table-cell table:formula="of:=ROUND([.B300]/[.A30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300]*[.E300]*[.I300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301]&amp;&quot; 2XFY&quot;" office:value-type="string" office:string-value="4x25 2XFY" calcext:value-type="string">
            <text:p>4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4" calcext:value-type="float">
            <text:p>24</text:p>
          </table:table-cell>
          <table:table-cell table:formula="of:=[.G301]-[.F301]*2-[.E301]"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table:formula="of:=[.C301]" office:value-type="string" office:string-value="4x25 2XFY" calcext:value-type="string">
            <text:p>4x2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1]" office:value-type="string" office:string-value="4x25 2XFY" calcext:value-type="string">
            <text:p>4x2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1]" office:value-type="float" office:value="25" calcext:value-type="float">
            <text:p>25</text:p>
          </table:table-cell>
          <table:table-cell table:formula="of:=ROUND([.B301]/[.A30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301]*[.E301]*[.I301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302]&amp;&quot; 2XFY&quot;" office:value-type="string" office:string-value="4x35 2XFY" calcext:value-type="string">
            <text:p>4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302]-[.F302]*2-[.E302]"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table:formula="of:=[.C302]" office:value-type="string" office:string-value="4x35 2XFY" calcext:value-type="string">
            <text:p>4x3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2]" office:value-type="string" office:string-value="4x35 2XFY" calcext:value-type="string">
            <text:p>4x3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2]" office:value-type="float" office:value="35" calcext:value-type="float">
            <text:p>35</text:p>
          </table:table-cell>
          <table:table-cell table:formula="of:=ROUND([.B302]/[.A30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302]*[.E302]*[.I302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303]&amp;&quot; 2XFY&quot;" office:value-type="string" office:string-value="4x50 2XFY" calcext:value-type="string">
            <text:p>4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303]-[.F303]*2-[.E303]" office:value-type="float" office:value="26.08" calcext:value-type="float">
            <text:p>26.08</text:p>
          </table:table-cell>
          <table:table-cell office:value-type="float" office:value="1" calcext:value-type="float">
            <text:p>1</text:p>
          </table:table-cell>
          <table:table-cell table:formula="of:=[.C303]" office:value-type="string" office:string-value="4x50 2XFY" calcext:value-type="string">
            <text:p>4x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3]" office:value-type="string" office:string-value="4x50 2XFY" calcext:value-type="string">
            <text:p>4x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3]" office:value-type="float" office:value="50" calcext:value-type="float">
            <text:p>50</text:p>
          </table:table-cell>
          <table:table-cell table:formula="of:=ROUND([.B303]/[.A30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303]*[.E303]*[.I303])" office:value-type="float" office:value="66" calcext:value-type="float">
            <text:p>6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304]&amp;&quot; 2XFY&quot;" office:value-type="string" office:string-value="4x70 2XFY" calcext:value-type="string">
            <text:p>4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4" calcext:value-type="float">
            <text:p>34</text:p>
          </table:table-cell>
          <table:table-cell table:formula="of:=[.G304]-[.F304]*2-[.E304]" office:value-type="float" office:value="30.08" calcext:value-type="float">
            <text:p>30.08</text:p>
          </table:table-cell>
          <table:table-cell office:value-type="float" office:value="1" calcext:value-type="float">
            <text:p>1</text:p>
          </table:table-cell>
          <table:table-cell table:formula="of:=[.C304]" office:value-type="string" office:string-value="4x70 2XFY" calcext:value-type="string">
            <text:p>4x7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4]" office:value-type="string" office:string-value="4x70 2XFY" calcext:value-type="string">
            <text:p>4x7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4]" office:value-type="float" office:value="70" calcext:value-type="float">
            <text:p>70</text:p>
          </table:table-cell>
          <table:table-cell table:formula="of:=ROUND([.B304]/[.A30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304]*[.E304]*[.I304])" office:value-type="float" office:value="76" calcext:value-type="float">
            <text:p>7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305]&amp;&quot; 2XFY&quot;" office:value-type="string" office:string-value="4x95 2XFY" calcext:value-type="string">
            <text:p>4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305]-[.F305]*2-[.E305]" office:value-type="float" office:value="33.08" calcext:value-type="float">
            <text:p>33.08</text:p>
          </table:table-cell>
          <table:table-cell office:value-type="float" office:value="1" calcext:value-type="float">
            <text:p>1</text:p>
          </table:table-cell>
          <table:table-cell table:formula="of:=[.C305]" office:value-type="string" office:string-value="4x95 2XFY" calcext:value-type="string">
            <text:p>4x9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5]" office:value-type="string" office:string-value="4x95 2XFY" calcext:value-type="string">
            <text:p>4x9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5]" office:value-type="float" office:value="95" calcext:value-type="float">
            <text:p>95</text:p>
          </table:table-cell>
          <table:table-cell table:formula="of:=ROUND([.B305]/[.A30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5]*[.E305]*[.I305])" office:value-type="float" office:value="83" calcext:value-type="float">
            <text:p>8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306]&amp;&quot; 2XFY&quot;" office:value-type="string" office:string-value="4x120 2XFY" calcext:value-type="string">
            <text:p>4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1" calcext:value-type="float">
            <text:p>41</text:p>
          </table:table-cell>
          <table:table-cell table:formula="of:=[.G306]-[.F306]*2-[.E306]" office:value-type="float" office:value="36.76" calcext:value-type="float">
            <text:p>36.76</text:p>
          </table:table-cell>
          <table:table-cell office:value-type="float" office:value="1" calcext:value-type="float">
            <text:p>1</text:p>
          </table:table-cell>
          <table:table-cell table:formula="of:=[.C306]" office:value-type="string" office:string-value="4x120 2XFY" calcext:value-type="string">
            <text:p>4x12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6]" office:value-type="string" office:string-value="4x120 2XFY" calcext:value-type="string">
            <text:p>4x12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6]" office:value-type="float" office:value="120" calcext:value-type="float">
            <text:p>120</text:p>
          </table:table-cell>
          <table:table-cell table:formula="of:=ROUND([.B306]/[.A30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6]*[.E306]*[.I306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307]&amp;&quot; 2XFY&quot;" office:value-type="string" office:string-value="4x150 2XFY" calcext:value-type="string">
            <text:p>4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307]-[.F307]*2-[.E307]" office:value-type="float" office:value="41.44" calcext:value-type="float">
            <text:p>41.44</text:p>
          </table:table-cell>
          <table:table-cell office:value-type="float" office:value="1" calcext:value-type="float">
            <text:p>1</text:p>
          </table:table-cell>
          <table:table-cell table:formula="of:=[.C307]" office:value-type="string" office:string-value="4x150 2XFY" calcext:value-type="string">
            <text:p>4x1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7]" office:value-type="string" office:string-value="4x150 2XFY" calcext:value-type="string">
            <text:p>4x1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7]" office:value-type="float" office:value="150" calcext:value-type="float">
            <text:p>150</text:p>
          </table:table-cell>
          <table:table-cell table:formula="of:=ROUND([.B307]/[.A30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7]*[.E307]*[.I307])" office:value-type="float" office:value="104" calcext:value-type="float">
            <text:p>10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308]&amp;&quot; 2XFY&quot;" office:value-type="string" office:string-value="4x185 2XFY" calcext:value-type="string">
            <text:p>4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308]-[.F308]*2-[.E308]" office:value-type="float" office:value="46.12" calcext:value-type="float">
            <text:p>46.12</text:p>
          </table:table-cell>
          <table:table-cell office:value-type="float" office:value="1" calcext:value-type="float">
            <text:p>1</text:p>
          </table:table-cell>
          <table:table-cell table:formula="of:=[.C308]" office:value-type="string" office:string-value="4x185 2XFY" calcext:value-type="string">
            <text:p>4x18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8]" office:value-type="string" office:string-value="4x185 2XFY" calcext:value-type="string">
            <text:p>4x18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8]" office:value-type="float" office:value="185" calcext:value-type="float">
            <text:p>185</text:p>
          </table:table-cell>
          <table:table-cell table:formula="of:=ROUND([.B308]/[.A30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8]*[.E308]*[.I308])" office:value-type="float" office:value="116" calcext:value-type="float">
            <text:p>11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309]&amp;&quot; 2XFY&quot;" office:value-type="string" office:string-value="4x240 2XFY" calcext:value-type="string">
            <text:p>4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309]-[.F309]*2-[.E309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309]" office:value-type="string" office:string-value="4x240 2XFY" calcext:value-type="string">
            <text:p>4x24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9]" office:value-type="string" office:string-value="4x240 2XFY" calcext:value-type="string">
            <text:p>4x24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9]" office:value-type="float" office:value="240" calcext:value-type="float">
            <text:p>240</text:p>
          </table:table-cell>
          <table:table-cell table:formula="of:=ROUND([.B309]/[.A30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309]*[.E309]*[.I309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310]&amp;&quot; 2XFY&quot;" office:value-type="string" office:string-value="4x300 2XFY" calcext:value-type="string">
            <text:p>4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3" calcext:value-type="float">
            <text:p>63</text:p>
          </table:table-cell>
          <table:table-cell table:formula="of:=[.G310]-[.F310]*2-[.E310]" office:value-type="float" office:value="57.48" calcext:value-type="float">
            <text:p>57.48</text:p>
          </table:table-cell>
          <table:table-cell office:value-type="float" office:value="1" calcext:value-type="float">
            <text:p>1</text:p>
          </table:table-cell>
          <table:table-cell table:formula="of:=[.C310]" office:value-type="string" office:string-value="4x300 2XFY" calcext:value-type="string">
            <text:p>4x30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10]" office:value-type="string" office:string-value="4x300 2XFY" calcext:value-type="string">
            <text:p>4x30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10]" office:value-type="float" office:value="300" calcext:value-type="float">
            <text:p>300</text:p>
          </table:table-cell>
          <table:table-cell table:formula="of:=ROUND([.B310]/[.A3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310]*[.E310]*[.I310])" office:value-type="float" office:value="144" calcext:value-type="float">
            <text:p>144</text:p>
          </table:table-cell>
          <table:table-cell table:number-columns-repeated="43"/>
        </table:table-row>
        <table:table-row table:style-name="ro3" table:number-rows-repeated="10482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4T13:46:17.335098801</dc:date>
    <meta:editing-duration>PT7H24M23S</meta:editing-duration>
    <meta:editing-cycles>191</meta:editing-cycles>
    <meta:generator>LibreOffice/7.3.7.2$Linux_X86_64 LibreOffice_project/30$Build-2</meta:generator>
    <dc:creator>Manu Varkey</dc:creator>
    <meta:document-statistic meta:table-count="1" meta:cell-count="5384" meta:object-count="0"/>
  </office:meta>
</office:document-meta>
</file>